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639in" fo:margin-left="-0.1569in" fo:margin-top="0in" fo:margin-bottom="0in" table:align="left"/>
    </style:style>
    <style:style style:name="Table1.A" style:family="table-column">
      <style:table-column-properties style:column-width="6.3243in"/>
    </style:style>
    <style:style style:name="Table1.B" style:family="table-column">
      <style:table-column-properties style:column-width="0.339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1" fo:border-right="none" fo:border-top="0.5pt solid #000001" fo:border-bottom="0.5pt solid #000001"/>
    </style:style>
    <style:style style:name="Table1.B1" style:family="table-cell">
      <style:table-cell-properties fo:padding-left="0.075in" fo:padding-right="0.075in" fo:padding-top="0in" fo:padding-bottom="0in" fo:border="0.5pt solid #000001"/>
    </style:style>
    <style:style style:name="Table1.2" style:family="table-row">
      <style:table-row-properties style:min-row-height="0.9028in" fo:keep-together="auto"/>
    </style:style>
    <style:style style:name="Table1.3" style:family="table-row">
      <style:table-row-properties style:min-row-height="0.8056in" fo:keep-together="auto"/>
    </style:style>
    <style:style style:name="Table1.5" style:family="table-row">
      <style:table-row-properties style:min-row-height="0.9306in" fo:keep-together="auto"/>
    </style:style>
    <style:style style:name="Table1.A9" style:family="table-cell">
      <style:table-cell-properties fo:padding-left="0.075in" fo:padding-right="0.075in" fo:padding-top="0in" fo:padding-bottom="0in" fo:border-left="0.5pt solid #000001" fo:border-right="none" fo:border-top="none" fo:border-bottom="0.5pt solid #000001"/>
    </style:style>
    <style:style style:name="Table1.B9" style:family="table-cell">
      <style:table-cell-properties fo:padding-left="0.075in" fo:padding-right="0.075in" fo:padding-top="0in" fo:padding-bottom="0in" fo:border-left="0.5pt solid #000001" fo:border-right="0.5pt solid #000001" fo:border-top="none" fo:border-bottom="0.5pt solid #000001"/>
    </style:style>
    <style:style style:name="Table2" style:family="table">
      <style:table-properties style:width="6.5521in" fo:margin-left="-0.1722in" fo:margin-top="0in" fo:margin-bottom="0in" table:align="left"/>
    </style:style>
    <style:style style:name="Table2.A" style:family="table-column">
      <style:table-column-properties style:column-width="1.1979in"/>
    </style:style>
    <style:style style:name="Table2.B" style:family="table-column">
      <style:table-column-properties style:column-width="3.1875in"/>
    </style:style>
    <style:style style:name="Table2.C" style:family="table-column">
      <style:table-column-properties style:column-width="0.6979in"/>
    </style:style>
    <style:style style:name="Table2.D" style:family="table-column">
      <style:table-column-properties style:column-width="0.5729in"/>
    </style:style>
    <style:style style:name="Table2.E" style:family="table-column">
      <style:table-column-properties style:column-width="0.8958in"/>
    </style:style>
    <style:style style:name="Table2.1" style:family="table-row">
      <style:table-row-properties style:min-row-height="0.1667in" fo:keep-together="auto"/>
    </style:style>
    <style:style style:name="Table2.A1" style:family="table-cell">
      <style:table-cell-properties fo:padding-left="0.075in" fo:padding-right="0.075in" fo:padding-top="0in" fo:padding-bottom="0in" fo:border-left="0.5pt solid #000001" fo:border-right="none" fo:border-top="0.5pt solid #000001" fo:border-bottom="0.5pt solid #000001"/>
    </style:style>
    <style:style style:name="Table2.E1" style:family="table-cell">
      <style:table-cell-properties fo:padding-left="0.075in" fo:padding-right="0.075in" fo:padding-top="0in" fo:padding-bottom="0in" fo:border="0.5pt solid #000001"/>
    </style:style>
    <style:style style:name="Table2.4" style:family="table-row">
      <style:table-row-properties style:min-row-height="0.25in" fo:keep-together="auto"/>
    </style:style>
    <style:style style:name="Table2.5" style:family="table-row">
      <style:table-row-properties style:min-row-height="0.0833in" fo:keep-together="auto"/>
    </style:style>
    <style:style style:name="Table2.A18" style:family="table-cell">
      <style:table-cell-properties fo:padding-left="0.075in" fo:padding-right="0.075in" fo:padding-top="0in" fo:padding-bottom="0in" fo:border-left="0.5pt solid #000001" fo:border-right="none" fo:border-top="none" fo:border-bottom="0.5pt solid #000001"/>
    </style:style>
    <style:style style:name="Table2.E18" style:family="table-cell">
      <style:table-cell-properties fo:padding-left="0.075in" fo:padding-right="0.075in" fo:padding-top="0in" fo:padding-bottom="0in" fo:border-left="0.5pt solid #000001" fo:border-right="0.5pt solid #000001" fo:border-top="none" fo:border-bottom="0.5pt solid #000001"/>
    </style:style>
    <style:style style:name="Table2.32" style:family="table-row">
      <style:table-row-properties style:min-row-height="0.3889in" fo:keep-together="auto"/>
    </style:style>
    <style:style style:name="Table3" style:family="table">
      <style:table-properties style:width="6.4375in" fo:margin-left="-0.1722in" fo:margin-top="0in" fo:margin-bottom="0in" table:align="left"/>
    </style:style>
    <style:style style:name="Table3.A" style:family="table-column">
      <style:table-column-properties style:column-width="1.3431in"/>
    </style:style>
    <style:style style:name="Table3.B" style:family="table-column">
      <style:table-column-properties style:column-width="3.2188in"/>
    </style:style>
    <style:style style:name="Table3.C" style:family="table-column">
      <style:table-column-properties style:column-width="0.6771in"/>
    </style:style>
    <style:style style:name="Table3.D" style:family="table-column">
      <style:table-column-properties style:column-width="0.5417in"/>
    </style:style>
    <style:style style:name="Table3.E" style:family="table-column">
      <style:table-column-properties style:column-width="0.6569in"/>
    </style:style>
    <style:style style:name="Table3.1" style:family="table-row">
      <style:table-row-properties style:min-row-height="0.1667in" fo:keep-together="auto"/>
    </style:style>
    <style:style style:name="Table3.A1" style:family="table-cell">
      <style:table-cell-properties fo:padding-left="0.075in" fo:padding-right="0.075in" fo:padding-top="0in" fo:padding-bottom="0in" fo:border-left="0.5pt solid #000001" fo:border-right="none" fo:border-top="0.5pt solid #000001" fo:border-bottom="0.5pt solid #000001"/>
    </style:style>
    <style:style style:name="Table3.E1" style:family="table-cell">
      <style:table-cell-properties fo:padding-left="0.075in" fo:padding-right="0.075in" fo:padding-top="0in" fo:padding-bottom="0in" fo:border="0.5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1.3118in"/>
    </style:style>
    <style:style style:name="Table4.B" style:family="table-column">
      <style:table-column-properties style:column-width="1.6667in"/>
    </style:style>
    <style:style style:name="Table4.C" style:family="table-column">
      <style:table-column-properties style:column-width="3.5215in"/>
    </style:style>
    <style:style style:name="Table4.1" style:family="table-row">
      <style:table-row-properties style:min-row-height="0.3194in" fo:keep-together="auto"/>
    </style:style>
    <style:style style:name="Table4.A1" style:family="table-cell">
      <style:table-cell-properties fo:padding="0.0694in" fo:border="1pt solid #000001"/>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fo:keep-together="auto"/>
    </style:style>
    <style:style style:name="Table4.12" style:family="table-row">
      <style:table-row-properties fo:keep-together="auto"/>
    </style:style>
    <style:style style:name="Table4.13" style:family="table-row">
      <style:table-row-properties fo:keep-together="auto"/>
    </style:style>
    <style:style style:name="Table4.14" style:family="table-row">
      <style:table-row-properties fo:keep-together="auto"/>
    </style:style>
    <style:style style:name="Table4.15" style:family="table-row">
      <style:table-row-properties fo:keep-together="auto"/>
    </style:style>
    <style:style style:name="Table4.16" style:family="table-row">
      <style:table-row-properties fo:keep-together="auto"/>
    </style:style>
    <style:style style:name="Table4.17" style:family="table-row">
      <style:table-row-properties fo:keep-together="auto"/>
    </style:style>
    <style:style style:name="Table4.18" style:family="table-row">
      <style:table-row-properties fo:keep-together="auto"/>
    </style:style>
    <style:style style:name="Table4.19" style:family="table-row">
      <style:table-row-properties fo:keep-together="auto"/>
    </style:style>
    <style:style style:name="Table5" style:family="table">
      <style:table-properties style:width="6.5in" fo:margin-left="-0.0813in" fo:margin-top="0in" fo:margin-bottom="0in" table:align="left"/>
    </style:style>
    <style:style style:name="Table5.A" style:family="table-column">
      <style:table-column-properties style:column-width="1.3118in"/>
    </style:style>
    <style:style style:name="Table5.B" style:family="table-column">
      <style:table-column-properties style:column-width="1.6667in"/>
    </style:style>
    <style:style style:name="Table5.C" style:family="table-column">
      <style:table-column-properties style:column-width="3.5215in"/>
    </style:style>
    <style:style style:name="Table5.1" style:family="table-row">
      <style:table-row-properties style:min-row-height="0.3194in" fo:keep-together="auto"/>
    </style:style>
    <style:style style:name="Table5.A1" style:family="table-cell">
      <style:table-cell-properties fo:padding="0.0694in" fo:border="1pt solid #000001"/>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5.11" style:family="table-row">
      <style:table-row-properties fo:keep-together="auto"/>
    </style:style>
    <style:style style:name="Table6" style:family="table">
      <style:table-properties style:width="6.5in" fo:margin-left="-0.0813in" fo:margin-top="0in" fo:margin-bottom="0in" table:align="left"/>
    </style:style>
    <style:style style:name="Table6.A" style:family="table-column">
      <style:table-column-properties style:column-width="1.3118in"/>
    </style:style>
    <style:style style:name="Table6.B" style:family="table-column">
      <style:table-column-properties style:column-width="1.6667in"/>
    </style:style>
    <style:style style:name="Table6.C" style:family="table-column">
      <style:table-column-properties style:column-width="3.5215in"/>
    </style:style>
    <style:style style:name="Table6.1" style:family="table-row">
      <style:table-row-properties style:min-row-height="0.3194in" fo:keep-together="auto"/>
    </style:style>
    <style:style style:name="Table6.A1" style:family="table-cell">
      <style:table-cell-properties fo:padding="0.0694in" fo:border="1pt solid #000001"/>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6.10" style:family="table-row">
      <style:table-row-properties fo:keep-together="auto"/>
    </style:style>
    <style:style style:name="Table6.11" style:family="table-row">
      <style:table-row-properties fo:keep-together="auto"/>
    </style:style>
    <style:style style:name="Table6.12" style:family="table-row">
      <style:table-row-properties fo:keep-together="auto"/>
    </style:style>
    <style:style style:name="Table6.13" style:family="table-row">
      <style:table-row-properties fo:keep-together="auto"/>
    </style:style>
    <style:style style:name="Table6.14" style:family="table-row">
      <style:table-row-properties fo:keep-together="auto"/>
    </style:style>
    <style:style style:name="Table6.15" style:family="table-row">
      <style:table-row-properties fo:keep-together="auto"/>
    </style:style>
    <style:style style:name="Table6.16" style:family="table-row">
      <style:table-row-properties fo:keep-together="auto"/>
    </style:style>
    <style:style style:name="Table6.17" style:family="table-row">
      <style:table-row-properties fo:keep-together="auto"/>
    </style:style>
    <style:style style:name="Table6.18" style:family="table-row">
      <style:table-row-properties fo:keep-together="auto"/>
    </style:style>
    <style:style style:name="Table6.19" style:family="table-row">
      <style:table-row-properties fo:keep-together="auto"/>
    </style:style>
    <style:style style:name="Table7" style:family="table">
      <style:table-properties style:width="6.5in" fo:margin-left="-0.0813in" fo:margin-top="0in" fo:margin-bottom="0in" table:align="left"/>
    </style:style>
    <style:style style:name="Table7.A" style:family="table-column">
      <style:table-column-properties style:column-width="1.4063in"/>
    </style:style>
    <style:style style:name="Table7.B" style:family="table-column">
      <style:table-column-properties style:column-width="5.0938in"/>
    </style:style>
    <style:style style:name="Table7.1" style:family="table-row">
      <style:table-row-properties fo:keep-together="auto"/>
    </style:style>
    <style:style style:name="Table7.A1" style:family="table-cell">
      <style:table-cell-properties fo:padding="0.0694in" fo:border="1pt solid #000001"/>
    </style:style>
    <style:style style:name="Table8" style:family="table">
      <style:table-properties style:width="6.2917in" fo:margin-left="-0.1569in" fo:margin-top="0in" fo:margin-bottom="0in" table:align="left"/>
    </style:style>
    <style:style style:name="Table8.A" style:family="table-column">
      <style:table-column-properties style:column-width="2.9896in"/>
    </style:style>
    <style:style style:name="Table8.B" style:family="table-column">
      <style:table-column-properties style:column-width="3.3021in"/>
    </style:style>
    <style:style style:name="Table8.1" style:family="table-row">
      <style:table-row-properties fo:keep-together="auto"/>
    </style:style>
    <style:style style:name="Table8.A1" style:family="table-cell">
      <style:table-cell-properties fo:padding-left="0.075in" fo:padding-right="0.075in" fo:padding-top="0in" fo:padding-bottom="0in" fo:border-left="0.5pt solid #000001" fo:border-right="none" fo:border-top="0.5pt solid #000001" fo:border-bottom="0.5pt solid #000001"/>
    </style:style>
    <style:style style:name="Table8.B1" style:family="table-cell">
      <style:table-cell-properties fo:padding-left="0.0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fo:text-align="justify" style:justify-single-word="false">
        <style:tab-stops>
          <style:tab-stop style:position="0.5583in"/>
        </style:tab-stops>
      </style:paragraph-properties>
    </style:style>
    <style:style style:name="P5" style:family="paragraph" style:parent-style-name="Standard">
      <style:paragraph-properties fo:margin-top="0in" fo:margin-bottom="0in" loext:contextual-spacing="false" fo:line-height="100%" fo:text-align="justify" style:justify-single-word="false">
        <style:tab-stops>
          <style:tab-stop style:position="1.25in"/>
          <style:tab-stop style:position="3in"/>
          <style:tab-stop style:position="4.5in"/>
        </style:tab-stops>
      </style:paragraph-properties>
    </style:style>
    <style:style style:name="P6" style:family="paragraph" style:parent-style-name="Standard">
      <style:paragraph-properties fo:margin-top="0in" fo:margin-bottom="0in" loext:contextual-spacing="false" fo:line-height="100%" fo:text-align="justify" style:justify-single-word="false">
        <style:tab-stops>
          <style:tab-stop style:position="1in"/>
        </style:tab-stops>
      </style:paragraph-properties>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fo:text-align="center" style:justify-single-word="false">
        <style:tab-stops>
          <style:tab-stop style:position="1in"/>
        </style:tab-stops>
      </style:paragraph-properties>
    </style:style>
    <style:style style:name="P9" style:family="paragraph" style:parent-style-name="Standard">
      <style:paragraph-properties fo:margin-top="0in" fo:margin-bottom="0in" loext:contextual-spacing="false" fo:line-height="100%" fo:text-align="end" style:justify-single-word="false"/>
    </style:style>
    <style:style style:name="P10" style:family="paragraph" style:parent-style-name="Standard">
      <style:paragraph-properties fo:margin-top="0in" fo:margin-bottom="0in" loext:contextual-spacing="false" fo:line-height="100%">
        <style:tab-stops>
          <style:tab-stop style:position="1in"/>
        </style:tab-stops>
      </style:paragraph-properties>
    </style:style>
    <style:style style:name="P11" style:family="paragraph" style:parent-style-name="Standard">
      <style:paragraph-properties fo:margin-top="0in" fo:margin-bottom="0in" loext:contextual-spacing="false" fo:line-height="100%">
        <style:tab-stops>
          <style:tab-stop style:position="1.25in"/>
          <style:tab-stop style:position="3in"/>
          <style:tab-stop style:position="4.5in"/>
        </style:tab-stops>
      </style:paragraph-properties>
    </style:style>
    <style:style style:name="P12" style:family="paragraph" style:parent-style-name="Standard">
      <style:paragraph-properties fo:margin-top="0in" fo:margin-bottom="0in" loext:contextual-spacing="false" fo:line-height="100%" fo:orphans="0" fo:widows="0"/>
    </style:style>
    <style:style style:name="P13" style:family="paragraph" style:parent-style-name="Standard">
      <style:paragraph-properties fo:margin-top="0in" fo:margin-bottom="0in" loext:contextual-spacing="false" fo:line-height="115%"/>
    </style:style>
    <style:style style:name="P14" style:family="paragraph" style:parent-style-name="Standard">
      <style:paragraph-properties fo:margin-top="0in" fo:margin-bottom="0in" loext:contextual-spacing="false" fo:line-height="115%" fo:orphans="0" fo:widows="0"/>
    </style:style>
    <style:style style:name="P15" style:family="paragraph" style:parent-style-name="Standard">
      <style:paragraph-properties fo:margin-top="0in" fo:margin-bottom="0in" loext:contextual-spacing="false" fo:line-height="115%" fo:text-align="justify" style:justify-single-word="false"/>
    </style:style>
    <style:style style:name="P16" style:family="paragraph" style:parent-style-name="Standard">
      <style:paragraph-properties fo:margin-top="0in" fo:margin-bottom="0in" loext:contextual-spacing="false" fo:text-align="start" style:justify-single-word="false"/>
    </style:style>
    <style:style style:name="P17" style:family="paragraph" style:parent-style-name="Standard">
      <style:paragraph-properties fo:margin-top="0in" fo:margin-bottom="0in" loext:contextual-spacing="false">
        <style:tab-stops>
          <style:tab-stop style:position="1in"/>
        </style:tab-stops>
      </style:paragraph-properties>
    </style:style>
    <style:style style:name="P18" style:family="paragraph" style:parent-style-name="Standard">
      <style:paragraph-properties fo:margin-top="0in" fo:margin-bottom="0in" loext:contextual-spacing="false" fo:text-align="justify" style:justify-single-word="false"/>
    </style:style>
    <style:style style:name="P19" style:family="paragraph" style:parent-style-name="Standard">
      <style:paragraph-properties fo:margin-top="0in" fo:margin-bottom="0in" loext:contextual-spacing="false">
        <style:tab-stops>
          <style:tab-stop style:position="0.5583in"/>
        </style:tab-stops>
      </style:paragraph-properties>
    </style:style>
    <style:style style:name="P20" style:family="paragraph" style:parent-style-name="Standard">
      <style:paragraph-properties fo:margin-top="0in" fo:margin-bottom="0in" loext:contextual-spacing="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21" style:family="paragraph" style:parent-style-name="Standard">
      <style:paragraph-properties fo:margin-top="0in" fo:margin-bottom="0in" loext:contextual-spacing="false">
        <style:tab-stops>
          <style:tab-stop style:position="0in"/>
          <style:tab-stop style:position="0.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22" style:family="paragraph" style:parent-style-name="Standard">
      <style:paragraph-properties fo:margin-top="0in" fo:margin-bottom="0in" loext:contextual-spacing="false">
        <style:tab-stops>
          <style:tab-stop style:position="1.25in"/>
          <style:tab-stop style:position="3in"/>
          <style:tab-stop style:position="4.5in"/>
        </style:tab-stops>
      </style:paragraph-properties>
    </style:style>
    <style:style style:name="P23" style:family="paragraph" style:parent-style-name="Standard">
      <style:paragraph-properties fo:margin-top="0in" fo:margin-bottom="0in" loext:contextual-spacing="false"/>
      <style:text-properties style:text-position="0% 100%"/>
    </style:style>
    <style:style style:name="P24" style:family="paragraph" style:parent-style-name="Standard">
      <style:paragraph-properties fo:margin-top="0in" fo:margin-bottom="0in" loext:contextual-spacing="false" fo:line-height="100%" fo:text-align="center" style:justify-single-word="false"/>
      <style:text-properties style:text-position="0% 100%" style:font-name="Arial" fo:font-size="12pt" fo:font-weight="bold" style:font-name-asian="Arial2" style:font-size-asian="12pt" style:font-weight-asian="bold" style:font-name-complex="Arial2" style:font-size-complex="12pt"/>
    </style:style>
    <style:style style:name="P25" style:family="paragraph" style:parent-style-name="Standard">
      <style:paragraph-properties fo:margin-top="0in" fo:margin-bottom="0in" loext:contextual-spacing="false" fo:line-height="100%" fo:text-align="center" style:justify-single-word="false">
        <style:tab-stops>
          <style:tab-stop style:position="1in"/>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26" style:family="paragraph" style:parent-style-name="Standard">
      <style:paragraph-properties fo:margin-top="0in" fo:margin-bottom="0in" loext:contextual-spacing="false" fo:line-height="115%" fo:text-align="center" style:justify-single-word="false"/>
      <style:text-properties style:text-position="0% 100%" style:font-name="Arial" fo:font-size="12pt" fo:font-weight="bold" style:font-name-asian="Arial2" style:font-size-asian="12pt" style:font-weight-asian="bold" style:font-name-complex="Arial2" style:font-size-complex="12pt"/>
    </style:style>
    <style:style style:name="P27" style:family="paragraph" style:parent-style-name="Standard">
      <style:paragraph-properties fo:margin-top="0in" fo:margin-bottom="0in" loext:contextual-spacing="false" fo:line-height="100%"/>
      <style:text-properties style:text-position="0% 100%" style:font-name="Arial" fo:font-size="12pt" style:font-name-asian="Arial2" style:font-size-asian="12pt" style:font-name-complex="Arial2" style:font-size-complex="12pt"/>
    </style:style>
    <style:style style:name="P28" style:family="paragraph" style:parent-style-name="Standard">
      <style:paragraph-properties fo:margin-top="0in" fo:margin-bottom="0in" loext:contextual-spacing="false" fo:line-height="100%" fo:text-align="center" style:justify-single-word="false"/>
      <style:text-properties style:text-position="0% 100%" style:font-name="Arial" fo:font-size="12pt" style:font-name-asian="Arial2" style:font-size-asian="12pt" style:font-name-complex="Arial2" style:font-size-complex="12pt"/>
    </style:style>
    <style:style style:name="P29" style:family="paragraph" style:parent-style-name="Standard">
      <style:paragraph-properties fo:margin-top="0in" fo:margin-bottom="0in" loext:contextual-spacing="false"/>
      <style:text-properties style:text-position="0% 100%" style:font-name="Arial" style:font-name-asian="Arial2" style:font-name-complex="Arial2"/>
    </style:style>
    <style:style style:name="P30" style:family="paragraph" style:parent-style-name="Standard">
      <style:paragraph-properties fo:margin-top="0in" fo:margin-bottom="0in" loext:contextual-spacing="false" fo:text-align="justify" style:justify-single-word="false"/>
      <style:text-properties style:text-position="0% 100%" style:font-name="Arial" style:font-name-asian="Arial2" style:font-name-complex="Arial2"/>
    </style:style>
    <style:style style:name="P31" style:family="paragraph" style:parent-style-name="Standard">
      <style:paragraph-properties fo:margin-top="0in" fo:margin-bottom="0in" loext:contextual-spacing="false"/>
      <style:text-properties style:text-position="0% 100%" style:font-name="Arial" fo:font-weight="bold" style:font-name-asian="Arial2" style:font-weight-asian="bold" style:font-name-complex="Arial2"/>
    </style:style>
    <style:style style:name="P32" style:family="paragraph" style:parent-style-name="Standard">
      <style:paragraph-properties fo:margin-top="0in" fo:margin-bottom="0in" loext:contextual-spacing="false" fo:line-height="100%"/>
      <style:text-properties style:text-position="0% 100%" style:font-name="Arial" fo:font-weight="bold" style:font-name-asian="Arial2" style:font-weight-asian="bold" style:font-name-complex="Arial2"/>
    </style:style>
    <style:style style:name="P33" style:family="paragraph" style:parent-style-name="Standard">
      <style:paragraph-properties fo:margin-top="0in" fo:margin-bottom="0in" loext:contextual-spacing="false" fo:line-height="100%"/>
      <style:text-properties style:text-position="0% 100%" style:font-name="Arial" fo:font-size="10pt" style:font-name-asian="Arial2" style:font-size-asian="10pt" style:font-name-complex="Arial2" style:font-size-complex="10pt"/>
    </style:style>
    <style:style style:name="P34" style:family="paragraph" style:parent-style-name="Standard">
      <style:paragraph-properties fo:margin-top="0in" fo:margin-bottom="0in" loext:contextual-spacing="false">
        <style:tab-stops>
          <style:tab-stop style:position="0.5583in"/>
        </style:tab-stops>
      </style:paragraph-properties>
      <style:text-properties style:text-position="0% 100%"/>
    </style:style>
    <style:style style:name="P35" style:family="paragraph" style:parent-style-name="Standard">
      <style:paragraph-properties fo:margin-top="0in" fo:margin-bottom="0in" loext:contextual-spacing="false">
        <style:tab-stops>
          <style:tab-stop style:position="1in"/>
        </style:tab-stops>
      </style:paragraph-properties>
      <style:text-properties style:text-position="0% 100%"/>
    </style:style>
    <style:style style:name="P36" style:family="paragraph" style:parent-style-name="Standard">
      <style:paragraph-properties fo:margin-top="0in" fo:margin-bottom="0in" loext:contextual-spacing="false">
        <style:tab-stops>
          <style:tab-stop style:position="0in"/>
          <style:tab-stop style:position="0.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text-position="0% 100%"/>
    </style:style>
    <style:style style:name="P37" style:family="paragraph" style:parent-style-name="Standard">
      <style:paragraph-properties fo:margin-top="0in" fo:margin-bottom="0in" loext:contextual-spacing="false">
        <style:tab-stops>
          <style:tab-stop style:position="1.25in"/>
          <style:tab-stop style:position="3in"/>
          <style:tab-stop style:position="4.5in"/>
        </style:tab-stops>
      </style:paragraph-properties>
      <style:text-properties style:text-position="0% 100%"/>
    </style:style>
    <style:style style:name="P38" style:family="paragraph" style:parent-style-name="Standard">
      <style:paragraph-properties fo:margin-top="0in" fo:margin-bottom="0in" loext:contextual-spacing="false">
        <style:tab-stops>
          <style:tab-stop style:position="1in"/>
        </style:tab-stops>
      </style:paragraph-properties>
      <style:text-properties style:text-position="0% 100%" fo:font-weight="bold" style:font-weight-asian="bold"/>
    </style:style>
    <style:style style:name="P39" style:family="paragraph" style:parent-style-name="Standard">
      <style:paragraph-properties fo:margin-top="0in" fo:margin-bottom="0in" loext:contextual-spacing="false"/>
      <style:text-properties fo:font-size="10pt" style:font-size-asian="10pt" style:font-size-complex="10pt"/>
    </style:style>
    <style:style style:name="P40" style:family="paragraph" style:parent-style-name="Standard">
      <style:paragraph-properties fo:margin-top="0in" fo:margin-bottom="0in" loext:contextual-spacing="false" fo:line-height="100%"/>
      <style:text-properties fo:font-size="10pt" style:font-size-asian="10pt" style:font-size-complex="10pt"/>
    </style:style>
    <style:style style:name="P41" style:family="paragraph" style:parent-style-name="Standard">
      <style:paragraph-properties fo:margin-top="0in" fo:margin-bottom="0in" loext:contextual-spacing="false"/>
      <style:text-properties fo:font-weight="bold" style:font-weight-asian="bold"/>
    </style:style>
    <style:style style:name="P42" style:family="paragraph" style:parent-style-name="Standard">
      <style:paragraph-properties fo:margin-top="0in" fo:margin-bottom="0in" loext:contextual-spacing="false" fo:line-height="100%" fo:orphans="0" fo:widows="0"/>
      <style:text-properties fo:font-weight="bold" style:font-weight-asian="bold"/>
    </style:style>
    <style:style style:name="P43" style:family="paragraph" style:parent-style-name="Standard">
      <style:paragraph-properties fo:margin-top="0in" fo:margin-bottom="0in" loext:contextual-spacing="false" fo:line-height="100%" fo:text-align="end" style:justify-single-word="false"/>
      <style:text-properties officeooo:rsid="001a6cda" officeooo:paragraph-rsid="001a6cda"/>
    </style:style>
    <style:style style:name="P44" style:family="paragraph" style:parent-style-name="Standard">
      <style:paragraph-properties fo:margin-top="0in" fo:margin-bottom="0in" loext:contextual-spacing="false" fo:line-height="100%" fo:text-align="center" style:justify-single-word="false" fo:break-before="page"/>
    </style:style>
    <style:style style:name="P45" style:family="paragraph" style:parent-style-name="Standard">
      <style:paragraph-properties fo:margin-top="0in" fo:margin-bottom="0in" loext:contextual-spacing="false" fo:line-height="100%" fo:text-align="center" style:justify-single-word="false" fo:break-before="page">
        <style:tab-stops>
          <style:tab-stop style:position="1in"/>
        </style:tab-stops>
      </style:paragraph-properties>
    </style:style>
    <style:style style:name="P46" style:family="paragraph" style:parent-style-name="Standard">
      <style:paragraph-properties fo:margin-top="0in" fo:margin-bottom="0in" loext:contextual-spacing="false" fo:line-height="115%" fo:break-before="page"/>
    </style:style>
    <style:style style:name="P47" style:family="paragraph" style:parent-style-name="Heading_20_3">
      <style:paragraph-properties fo:margin-top="0in" fo:margin-bottom="0in" loext:contextual-spacing="false" fo:break-before="page">
        <style:tab-stops>
          <style:tab-stop style:position="1in"/>
        </style:tab-stops>
      </style:paragraph-properties>
    </style:style>
    <style:style style:name="P48" style:family="paragraph" style:parent-style-name="Heading_20_3">
      <style:paragraph-properties fo:margin-top="0in" fo:margin-bottom="0in" loext:contextual-spacing="false"/>
    </style:style>
    <style:style style:name="P49" style:family="paragraph" style:parent-style-name="Heading_20_3">
      <style:paragraph-properties fo:margin-top="0in" fo:margin-bottom="0in" loext:contextual-spacing="false" fo:line-height="100%" fo:orphans="0" fo:widows="0"/>
    </style:style>
    <style:style style:name="P50" style:family="paragraph" style:parent-style-name="Heading_20_3">
      <style:paragraph-properties fo:margin-top="0in" fo:margin-bottom="0in" loext:contextual-spacing="false" fo:text-align="justify" style:justify-single-word="false"/>
    </style:style>
    <style:style style:name="P51" style:family="paragraph" style:parent-style-name="Heading_20_3">
      <style:paragraph-properties fo:margin-top="0in" fo:margin-bottom="0in" loext:contextual-spacing="false">
        <style:tab-stops>
          <style:tab-stop style:position="1in"/>
        </style:tab-stops>
      </style:paragraph-properties>
    </style:style>
    <style:style style:name="P52" style:family="paragraph" style:parent-style-name="Heading_20_3">
      <style:paragraph-properties fo:margin-top="0in" fo:margin-bottom="0in" loext:contextual-spacing="false">
        <style:tab-stops>
          <style:tab-stop style:position="0.1252in"/>
        </style:tab-stops>
      </style:paragraph-properties>
    </style:style>
    <style:style style:name="P53" style:family="paragraph" style:parent-style-name="Heading_20_3">
      <style:paragraph-properties fo:margin-top="0in" fo:margin-bottom="0in" loext:contextual-spacing="false"/>
      <style:text-properties style:text-position="0% 100%"/>
    </style:style>
    <style:style style:name="P54" style:family="paragraph" style:parent-style-name="Heading_20_3">
      <style:paragraph-properties fo:margin-top="0in" fo:margin-bottom="0in" loext:contextual-spacing="false" fo:line-height="100%" fo:text-align="justify" style:justify-single-word="false"/>
      <style:text-properties style:text-position="0% 100%"/>
    </style:style>
    <style:style style:name="P55" style:family="paragraph" style:parent-style-name="Heading_20_3">
      <style:paragraph-properties fo:margin-top="0in" fo:margin-bottom="0in" loext:contextual-spacing="false" fo:line-height="100%" fo:orphans="0" fo:widows="0"/>
      <style:text-properties style:text-position="0% 100%"/>
    </style:style>
    <style:style style:name="P56" style:family="paragraph" style:parent-style-name="Heading_20_3">
      <style:paragraph-properties fo:margin-top="0in" fo:margin-bottom="0in" loext:contextual-spacing="false" fo:text-align="justify" style:justify-single-word="false"/>
      <style:text-properties style:text-position="0% 100%"/>
    </style:style>
    <style:style style:name="P57" style:family="paragraph" style:parent-style-name="Heading_20_3">
      <style:paragraph-properties fo:margin-top="0in" fo:margin-bottom="0in" loext:contextual-spacing="false" fo:text-align="justify" style:justify-single-word="false">
        <style:tab-stops>
          <style:tab-stop style:position="0.5583in"/>
        </style:tab-stops>
      </style:paragraph-properties>
      <style:text-properties style:text-position="0% 100%"/>
    </style:style>
    <style:style style:name="P58" style:family="paragraph" style:parent-style-name="Heading_20_3">
      <style:paragraph-properties fo:margin-top="0in" fo:margin-bottom="0in" loext:contextual-spacing="false" fo:text-align="justify" style:justify-single-word="false" fo:orphans="0" fo:widows="0">
        <style:tab-stops>
          <style:tab-stop style:position="0in"/>
          <style:tab-stop style:position="0.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text-position="0% 100%"/>
    </style:style>
    <style:style style:name="P59" style:family="paragraph" style:parent-style-name="Heading_20_3">
      <style:paragraph-properties fo:margin-top="0in" fo:margin-bottom="0in" loext:contextual-spacing="false" fo:text-align="justify" style:justify-single-word="false">
        <style:tab-stops>
          <style:tab-stop style:position="1.25in"/>
          <style:tab-stop style:position="3in"/>
          <style:tab-stop style:position="4.5in"/>
        </style:tab-stops>
      </style:paragraph-properties>
      <style:text-properties style:text-position="0% 100%"/>
    </style:style>
    <style:style style:name="P60" style:family="paragraph" style:parent-style-name="Heading_20_3">
      <style:paragraph-properties fo:margin-top="0in" fo:margin-bottom="0in" loext:contextual-spacing="false" fo:text-align="justify" style:justify-single-word="false">
        <style:tab-stops>
          <style:tab-stop style:position="1in"/>
        </style:tab-stops>
      </style:paragraph-properties>
      <style:text-properties style:text-position="0% 100%"/>
    </style:style>
    <style:style style:name="P61" style:family="paragraph" style:parent-style-name="Heading_20_3">
      <style:paragraph-properties fo:margin-top="0in" fo:margin-bottom="0in" loext:contextual-spacing="false">
        <style:tab-stops>
          <style:tab-stop style:position="1in"/>
        </style:tab-stops>
      </style:paragraph-properties>
      <style:text-properties style:text-position="0% 100%"/>
    </style:style>
    <style:style style:name="P62" style:family="paragraph" style:parent-style-name="Heading_20_3">
      <style:paragraph-properties fo:margin-top="0in" fo:margin-bottom="0in" loext:contextual-spacing="false" fo:orphans="0" fo:widows="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text-position="0% 100%"/>
    </style:style>
    <style:style style:name="P63" style:family="paragraph" style:parent-style-name="Heading_20_3">
      <style:paragraph-properties fo:margin-top="0in" fo:margin-bottom="0in" loext:contextual-spacing="false">
        <style:tab-stops>
          <style:tab-stop style:position="1.25in"/>
          <style:tab-stop style:position="3in"/>
          <style:tab-stop style:position="4.5in"/>
        </style:tab-stops>
      </style:paragraph-properties>
      <style:text-properties style:text-position="0% 100%"/>
    </style:style>
    <style:style style:name="P64" style:family="paragraph" style:parent-style-name="Heading_20_3">
      <style:paragraph-properties fo:margin-top="0in" fo:margin-bottom="0in" loext:contextual-spacing="false"/>
      <style:text-properties fo:font-size="11pt" fo:font-weight="normal" style:font-size-asian="11pt" style:font-weight-asian="normal" style:font-size-complex="11pt"/>
    </style:style>
    <style:style style:name="P65" style:family="paragraph" style:parent-style-name="Heading_20_3">
      <style:paragraph-properties fo:margin-top="0in" fo:margin-bottom="0in" loext:contextual-spacing="false" fo:text-align="justify" style:justify-single-word="false" fo:keep-with-next="always"/>
      <style:text-properties style:text-position="0% 100%"/>
    </style:style>
    <style:style style:name="P66" style:family="paragraph" style:parent-style-name="Heading_20_3">
      <style:paragraph-properties fo:margin-top="0in" fo:margin-bottom="0in" loext:contextual-spacing="false" fo:line-height="100%" fo:orphans="0" fo:widows="0" fo:keep-with-next="always"/>
      <style:text-properties style:text-position="0% 100%"/>
    </style:style>
    <style:style style:name="P67" style:family="paragraph" style:parent-style-name="Standard">
      <style:paragraph-properties fo:margin-top="0in" fo:margin-bottom="0.5in" loext:contextual-spacing="false" fo:line-height="100%"/>
    </style:style>
    <style:style style:name="P68" style:family="paragraph" style:parent-style-name="Standard">
      <style:paragraph-properties fo:margin-left="0.0035in" fo:margin-right="0in" fo:margin-top="0in" fo:margin-bottom="0in" loext:contextual-spacing="false" fo:text-indent="0in" style:auto-text-indent="false"/>
    </style:style>
    <style:style style:name="P69" style:family="paragraph" style:parent-style-name="Standard">
      <style:paragraph-properties fo:margin-left="0.0035in" fo:margin-right="0in" fo:margin-top="0in" fo:margin-bottom="0in" loext:contextual-spacing="false" fo:text-indent="0in" style:auto-text-indent="false"/>
      <style:text-properties style:text-position="0% 100%" style:font-name="Arial" fo:font-weight="bold" style:font-name-asian="Arial2" style:font-weight-asian="bold" style:font-name-complex="Arial2"/>
    </style:style>
    <style:style style:name="P70" style:family="paragraph" style:parent-style-name="Standard">
      <style:paragraph-properties fo:margin-left="0.0035in" fo:margin-right="0in" fo:margin-top="0in" fo:margin-bottom="0in" loext:contextual-spacing="false" fo:text-indent="0in" style:auto-text-indent="false"/>
      <style:text-properties style:text-position="0% 100%" style:font-name="Arial" style:font-name-asian="Arial2" style:font-name-complex="Arial2"/>
    </style:style>
    <style:style style:name="P71" style:family="paragraph" style:parent-style-name="Standard">
      <style:paragraph-properties fo:margin-left="0.0035in" fo:margin-right="0in" fo:margin-top="0in" fo:margin-bottom="0in" loext:contextual-spacing="false" fo:text-indent="0in" style:auto-text-indent="false"/>
      <style:text-properties fo:color="#0070c0" style:text-position="0% 100%" style:font-name="Arial" fo:font-style="italic" style:font-name-asian="Arial2" style:font-style-asian="italic" style:font-name-complex="Arial2"/>
    </style:style>
    <style:style style:name="P72" style:family="paragraph" style:parent-style-name="Standard">
      <style:paragraph-properties fo:margin-left="0.0035in" fo:margin-right="0in" fo:margin-top="0in" fo:margin-bottom="0in" loext:contextual-spacing="false" fo:text-indent="0in" style:auto-text-indent="false"/>
      <style:text-properties fo:font-weight="bold" style:font-weight-asian="bold"/>
    </style:style>
    <style:style style:name="P73" style:family="paragraph" style:parent-style-name="Standard">
      <style:paragraph-properties fo:margin-left="0in" fo:margin-right="0.0354in" fo:margin-top="0in" fo:margin-bottom="0in" loext:contextual-spacing="false" fo:text-align="end" style:justify-single-word="false" fo:text-indent="0in" style:auto-text-indent="false"/>
    </style:style>
    <style:style style:name="P74" style:family="paragraph" style:parent-style-name="Standard">
      <style:paragraph-properties fo:margin-left="0in" fo:margin-right="0.0354in" fo:margin-top="0in" fo:margin-bottom="0in" loext:contextual-spacing="false" fo:text-align="end" style:justify-single-word="false" fo:text-indent="0in" style:auto-text-indent="false"/>
      <style:text-properties style:text-position="0% 100%" style:font-name="Arial" style:font-name-asian="Arial2" style:font-name-complex="Arial2"/>
    </style:style>
    <style:style style:name="P75" style:family="paragraph" style:parent-style-name="Standard">
      <style:paragraph-properties fo:margin-left="3in" fo:margin-right="0in" fo:margin-top="0in" fo:margin-bottom="0in" loext:contextual-spacing="false" fo:line-height="115%" fo:text-align="justify" style:justify-single-word="false" fo:text-indent="0in" style:auto-text-indent="false" fo:keep-with-next="always"/>
    </style:style>
    <style:style style:name="P76" style:family="paragraph" style:parent-style-name="Standard">
      <style:paragraph-properties fo:margin-left="0in" fo:margin-right="0in" fo:margin-top="0in" fo:margin-bottom="0in" loext:contextual-spacing="false" fo:text-indent="0in" style:auto-text-indent="false"/>
    </style:style>
    <style:style style:name="P77" style:family="paragraph" style:parent-style-name="Standard">
      <style:paragraph-properties fo:margin-left="0in" fo:margin-right="0in" fo:margin-top="0in" fo:margin-bottom="0in" loext:contextual-spacing="false" fo:line-height="100%" fo:text-indent="0in" style:auto-text-indent="false"/>
    </style:style>
    <style:style style:name="P78" style:family="paragraph" style:parent-style-name="Standard">
      <style:paragraph-properties fo:margin-left="0in" fo:margin-right="0in" fo:margin-top="0in" fo:margin-bottom="0in" loext:contextual-spacing="false" fo:line-height="100%" fo:text-indent="0in" style:auto-text-indent="false">
        <style:tab-stops>
          <style:tab-stop style:position="0.1252in"/>
        </style:tab-stops>
      </style:paragraph-properties>
    </style:style>
    <style:style style:name="P79" style:family="paragraph" style:parent-style-name="Heading_20_3">
      <style:paragraph-properties fo:margin-left="0in" fo:margin-right="0in" fo:margin-top="0in" fo:margin-bottom="0in" loext:contextual-spacing="false" fo:line-height="100%" fo:text-indent="0in" style:auto-text-indent="false"/>
    </style:style>
    <style:style style:name="P80" style:family="paragraph" style:parent-style-name="Heading_20_2">
      <style:paragraph-properties fo:margin-top="0.25in" fo:margin-bottom="0in" loext:contextual-spacing="false" fo:text-align="center" style:justify-single-word="false" fo:break-before="page"/>
    </style:style>
    <style:style style:name="P81" style:family="paragraph" style:parent-style-name="Heading_20_2">
      <style:paragraph-properties fo:margin-top="0.25in" fo:margin-bottom="0in" loext:contextual-spacing="false" fo:line-height="115%" fo:break-before="page"/>
    </style:style>
    <style:style style:name="P82" style:family="paragraph" style:parent-style-name="Heading_20_2">
      <style:paragraph-properties fo:margin-top="0.25in" fo:margin-bottom="0in" loext:contextual-spacing="false" fo:break-before="page"/>
      <style:text-properties style:text-position="0% 100%"/>
    </style:style>
    <style:style style:name="P83" style:family="paragraph" style:parent-style-name="Heading_20_2">
      <style:paragraph-properties fo:margin-top="0.25in" fo:margin-bottom="0in" loext:contextual-spacing="false" fo:line-height="100%" fo:text-align="center" style:justify-single-word="false" fo:break-before="page"/>
      <style:text-properties style:text-position="0% 100%" style:font-name="Arial" fo:font-weight="bold" style:font-name-asian="Arial2" style:font-weight-asian="bold" style:font-name-complex="Arial2"/>
    </style:style>
    <style:style style:name="P84" style:family="paragraph" style:parent-style-name="Heading_20_2">
      <style:paragraph-properties fo:margin-top="0.25in" fo:margin-bottom="0in" loext:contextual-spacing="false" fo:text-align="center" style:justify-single-word="false" fo:break-before="page">
        <style:tab-stops>
          <style:tab-stop style:position="1in"/>
        </style:tab-stops>
      </style:paragraph-properties>
      <style:text-properties style:text-position="0% 100%" fo:font-weight="bold" style:font-weight-asian="bold"/>
    </style:style>
    <style:style style:name="P85" style:family="paragraph" style:parent-style-name="Heading_20_2">
      <style:paragraph-properties fo:margin-top="0.25in" fo:margin-bottom="0in" loext:contextual-spacing="false"/>
    </style:style>
    <style:style style:name="P86" style:family="paragraph" style:parent-style-name="Heading_20_2">
      <style:paragraph-properties fo:margin-top="0.25in" fo:margin-bottom="0in" loext:contextual-spacing="false" fo:text-align="center" style:justify-single-word="false"/>
    </style:style>
    <style:style style:name="P87" style:family="paragraph" style:parent-style-name="Heading_20_2">
      <style:paragraph-properties fo:margin-top="0.25in" fo:margin-bottom="0in" loext:contextual-spacing="false" fo:line-height="115%"/>
    </style:style>
    <style:style style:name="P88" style:family="paragraph" style:parent-style-name="Heading_20_2">
      <style:paragraph-properties fo:margin-top="0.25in" fo:margin-bottom="0in" loext:contextual-spacing="false" fo:line-height="115%" fo:text-align="start" style:justify-single-word="false"/>
    </style:style>
    <style:style style:name="P89" style:family="paragraph" style:parent-style-name="Heading_20_2">
      <style:paragraph-properties fo:margin-top="0.25in" fo:margin-bottom="0in" loext:contextual-spacing="false">
        <style:tab-stops>
          <style:tab-stop style:position="1in"/>
        </style:tab-stops>
      </style:paragraph-properties>
    </style:style>
    <style:style style:name="P90" style:family="paragraph" style:parent-style-name="Heading_20_2">
      <style:paragraph-properties fo:margin-top="0.25in" fo:margin-bottom="0in" loext:contextual-spacing="false" fo:text-align="center" style:justify-single-word="false"/>
      <style:text-properties style:text-position="0% 100%"/>
    </style:style>
    <style:style style:name="P91" style:family="paragraph" style:parent-style-name="Heading_20_1">
      <style:paragraph-properties fo:margin-top="0.3335in" fo:margin-bottom="0in" loext:contextual-spacing="false" fo:line-height="100%" fo:text-align="center" style:justify-single-word="false"/>
      <style:text-properties style:text-position="0% 100%"/>
    </style:style>
    <style:style style:name="P92" style:family="paragraph" style:parent-style-name="Standard">
      <style:paragraph-properties fo:margin-top="0in" fo:margin-bottom="0in" loext:contextual-spacing="false" fo:line-height="100%" fo:text-align="end" style:justify-single-word="false"/>
      <style:text-properties officeooo:rsid="001b5894" officeooo:paragraph-rsid="001b5894"/>
    </style:style>
    <style:style style:name="P93" style:family="paragraph" style:parent-style-name="Standard" style:master-page-name="Standard">
      <style:paragraph-properties fo:margin-top="0in" fo:margin-bottom="0in" loext:contextual-spacing="false" fo:line-height="100%" fo:text-align="justify" style:justify-single-word="false" style:page-number="1"/>
    </style:style>
    <style:style style:name="P94" style:family="paragraph" style:parent-style-name="Standard" style:list-style-name="WWNum17">
      <style:paragraph-properties fo:margin-left="0.5in" fo:margin-right="0in" fo:margin-top="0in" fo:margin-bottom="0in" loext:contextual-spacing="true" fo:text-indent="-0.25in" style:auto-text-indent="false"/>
    </style:style>
    <style:style style:name="P95" style:family="paragraph" style:parent-style-name="Standard" style:list-style-name="WWNum11">
      <style:paragraph-properties fo:margin-left="0.5in" fo:margin-right="0in" fo:margin-top="0in" fo:margin-bottom="0in" loext:contextual-spacing="true" fo:text-indent="-0.25in" style:auto-text-indent="false"/>
      <style:text-properties style:text-position="0% 100%"/>
    </style:style>
    <style:style style:name="P96" style:family="paragraph" style:parent-style-name="Standard" style:list-style-name="WWNum3">
      <style:paragraph-properties fo:margin-left="0.5in" fo:margin-right="0in" fo:margin-top="0in" fo:margin-bottom="0in" loext:contextual-spacing="true" fo:text-indent="-0.25in" style:auto-text-indent="false"/>
      <style:text-properties style:text-position="0% 100%"/>
    </style:style>
    <style:style style:name="P97" style:family="paragraph" style:parent-style-name="Standard" style:list-style-name="WWNum2">
      <style:paragraph-properties fo:margin-left="0.5in" fo:margin-right="0in" fo:margin-top="0in" fo:margin-bottom="0in" loext:contextual-spacing="true" fo:text-indent="-0.25in" style:auto-text-indent="false"/>
      <style:text-properties style:text-position="0% 100%"/>
    </style:style>
    <style:style style:name="P98" style:family="paragraph" style:parent-style-name="Standard" style:list-style-name="WWNum5">
      <style:paragraph-properties fo:margin-left="0.5in" fo:margin-right="0in" fo:margin-top="0in" fo:margin-bottom="0in" loext:contextual-spacing="true" fo:text-indent="-0.25in" style:auto-text-indent="false"/>
      <style:text-properties style:text-position="0% 100%"/>
    </style:style>
    <style:style style:name="P99" style:family="paragraph" style:parent-style-name="Standard" style:list-style-name="WWNum6">
      <style:paragraph-properties fo:margin-left="0.5in" fo:margin-right="0in" fo:margin-top="0in" fo:margin-bottom="0in" loext:contextual-spacing="true" fo:text-indent="-0.25in" style:auto-text-indent="false"/>
      <style:text-properties style:text-position="0% 100%"/>
    </style:style>
    <style:style style:name="P100" style:family="paragraph" style:parent-style-name="Standard" style:list-style-name="WWNum1">
      <style:paragraph-properties fo:margin-left="0.5in" fo:margin-right="0in" fo:margin-top="0in" fo:margin-bottom="0in" loext:contextual-spacing="true" fo:text-indent="-0.25in" style:auto-text-indent="false"/>
      <style:text-properties style:text-position="0% 100%"/>
    </style:style>
    <style:style style:name="P101" style:family="paragraph" style:parent-style-name="Standard" style:list-style-name="WWNum7">
      <style:paragraph-properties fo:margin-left="0.5in" fo:margin-right="0in" fo:margin-top="0in" fo:margin-bottom="0in" loext:contextual-spacing="true" fo:text-indent="-0.25in" style:auto-text-indent="false"/>
      <style:text-properties style:text-position="0% 100%"/>
    </style:style>
    <style:style style:name="P102" style:family="paragraph" style:parent-style-name="Standard" style:list-style-name="WWNum21">
      <style:paragraph-properties fo:margin-left="0.5in" fo:margin-right="0in" fo:margin-top="0in" fo:margin-bottom="0in" loext:contextual-spacing="true" fo:text-indent="-0.25in" style:auto-text-indent="false">
        <style:tab-stops>
          <style:tab-stop style:position="1.25in"/>
          <style:tab-stop style:position="3in"/>
          <style:tab-stop style:position="4.5in"/>
        </style:tab-stops>
      </style:paragraph-properties>
      <style:text-properties style:text-position="0% 100%"/>
    </style:style>
    <style:style style:name="P103" style:family="paragraph" style:parent-style-name="Standard" style:list-style-name="WWNum13">
      <style:paragraph-properties fo:margin-left="0.5in" fo:margin-right="0in" fo:margin-top="0in" fo:margin-bottom="0in" loext:contextual-spacing="true" fo:text-indent="-0.25in" style:auto-text-indent="false">
        <style:tab-stops>
          <style:tab-stop style:position="1.25in"/>
          <style:tab-stop style:position="3in"/>
          <style:tab-stop style:position="4.5in"/>
        </style:tab-stops>
      </style:paragraph-properties>
      <style:text-properties style:text-position="0% 100%"/>
    </style:style>
    <style:style style:name="P104" style:family="paragraph" style:parent-style-name="Standard" style:list-style-name="WWNum20">
      <style:paragraph-properties fo:margin-left="0.5in" fo:margin-right="0in" fo:margin-top="0in" fo:margin-bottom="0in" loext:contextual-spacing="true" fo:text-indent="-0.25in" style:auto-text-indent="false"/>
      <style:text-properties style:text-position="0% 100%"/>
    </style:style>
    <style:style style:name="P105" style:family="paragraph" style:parent-style-name="Standard" style:list-style-name="WWNum9">
      <style:paragraph-properties fo:margin-left="0.5in" fo:margin-right="0in" fo:margin-top="0in" fo:margin-bottom="0in" loext:contextual-spacing="true" fo:text-indent="-0.25in" style:auto-text-indent="false"/>
      <style:text-properties style:text-position="0% 100%"/>
    </style:style>
    <style:style style:name="P106" style:family="paragraph" style:parent-style-name="Standard" style:list-style-name="WWNum19">
      <style:paragraph-properties fo:margin-left="0.5in" fo:margin-right="0in" fo:margin-top="0in" fo:margin-bottom="0in" loext:contextual-spacing="true" fo:text-indent="-0.25in" style:auto-text-indent="false"/>
      <style:text-properties style:text-position="0% 100%"/>
    </style:style>
    <style:style style:name="P107" style:family="paragraph" style:parent-style-name="Standard" style:list-style-name="WWNum11">
      <style:paragraph-properties fo:margin-left="0.5in" fo:margin-right="0in" fo:margin-top="0in" fo:margin-bottom="0in" loext:contextual-spacing="true" fo:text-indent="-0.25in" style:auto-text-indent="false"/>
    </style:style>
    <style:style style:name="P108" style:family="paragraph" style:parent-style-name="Standard" style:list-style-name="WWNum16">
      <style:paragraph-properties fo:margin-left="0.5in" fo:margin-right="0in" fo:margin-top="0in" fo:margin-bottom="0in" loext:contextual-spacing="true" fo:text-indent="-0.25in" style:auto-text-indent="false">
        <style:tab-stops>
          <style:tab-stop style:position="1in"/>
        </style:tab-stops>
      </style:paragraph-properties>
    </style:style>
    <style:style style:name="P109" style:family="paragraph" style:parent-style-name="Standard" style:list-style-name="WWNum8">
      <style:paragraph-properties fo:margin-left="0.5in" fo:margin-right="0in" fo:margin-top="0in" fo:margin-bottom="0in" loext:contextual-spacing="true" fo:text-indent="-0.25in" style:auto-text-indent="false"/>
    </style:style>
    <style:style style:name="P110" style:family="paragraph" style:parent-style-name="Standard" style:list-style-name="WWNum4">
      <style:paragraph-properties fo:margin-left="0.5in" fo:margin-right="0in" fo:margin-top="0in" fo:margin-bottom="0in" loext:contextual-spacing="true" fo:text-indent="-0.25in" style:auto-text-indent="false"/>
    </style:style>
    <style:style style:name="P111" style:family="paragraph" style:parent-style-name="Standard" style:list-style-name="WWNum3">
      <style:paragraph-properties fo:margin-left="0.5in" fo:margin-right="0in" fo:margin-top="0in" fo:margin-bottom="0in" loext:contextual-spacing="true" fo:text-indent="-0.25in" style:auto-text-indent="false"/>
    </style:style>
    <style:style style:name="P112" style:family="paragraph" style:parent-style-name="Standard" style:list-style-name="WWNum2">
      <style:paragraph-properties fo:margin-left="0.5in" fo:margin-right="0in" fo:margin-top="0in" fo:margin-bottom="0in" loext:contextual-spacing="true" fo:text-indent="-0.25in" style:auto-text-indent="false"/>
    </style:style>
    <style:style style:name="P113" style:family="paragraph" style:parent-style-name="Standard" style:list-style-name="WWNum5">
      <style:paragraph-properties fo:margin-left="0.5in" fo:margin-right="0in" fo:margin-top="0in" fo:margin-bottom="0in" loext:contextual-spacing="true" fo:text-indent="-0.25in" style:auto-text-indent="false"/>
    </style:style>
    <style:style style:name="P114" style:family="paragraph" style:parent-style-name="Standard" style:list-style-name="WWNum1">
      <style:paragraph-properties fo:margin-left="0.5in" fo:margin-right="0in" fo:margin-top="0in" fo:margin-bottom="0in" loext:contextual-spacing="true" fo:text-indent="-0.25in" style:auto-text-indent="false"/>
    </style:style>
    <style:style style:name="P115" style:family="paragraph" style:parent-style-name="Standard" style:list-style-name="WWNum7">
      <style:paragraph-properties fo:margin-left="0.5in" fo:margin-right="0in" fo:margin-top="0in" fo:margin-bottom="0in" loext:contextual-spacing="true" fo:text-indent="-0.25in" style:auto-text-indent="false"/>
    </style:style>
    <style:style style:name="P116" style:family="paragraph" style:parent-style-name="Standard" style:list-style-name="WWNum21">
      <style:paragraph-properties fo:margin-left="0.5in" fo:margin-right="0in" fo:margin-top="0in" fo:margin-bottom="0in" loext:contextual-spacing="true" fo:text-indent="-0.25in" style:auto-text-indent="false">
        <style:tab-stops>
          <style:tab-stop style:position="1.25in"/>
          <style:tab-stop style:position="3in"/>
          <style:tab-stop style:position="4.5in"/>
        </style:tab-stops>
      </style:paragraph-properties>
    </style:style>
    <style:style style:name="P117" style:family="paragraph" style:parent-style-name="Standard" style:list-style-name="WWNum13">
      <style:paragraph-properties fo:margin-left="0.5in" fo:margin-right="0in" fo:margin-top="0in" fo:margin-bottom="0in" loext:contextual-spacing="true" fo:text-indent="-0.25in" style:auto-text-indent="false">
        <style:tab-stops>
          <style:tab-stop style:position="1.25in"/>
          <style:tab-stop style:position="3in"/>
          <style:tab-stop style:position="4.5in"/>
        </style:tab-stops>
      </style:paragraph-properties>
    </style:style>
    <style:style style:name="P118" style:family="paragraph" style:parent-style-name="Standard" style:list-style-name="WWNum20">
      <style:paragraph-properties fo:margin-left="0.5in" fo:margin-right="0in" fo:margin-top="0in" fo:margin-bottom="0in" loext:contextual-spacing="true" fo:text-indent="-0.25in" style:auto-text-indent="false"/>
    </style:style>
    <style:style style:name="P119" style:family="paragraph" style:parent-style-name="Standard" style:list-style-name="WWNum14">
      <style:paragraph-properties fo:margin-left="0.5in" fo:margin-right="0in" fo:margin-top="0in" fo:margin-bottom="0in" loext:contextual-spacing="true" fo:text-indent="-0.25in" style:auto-text-indent="false"/>
    </style:style>
    <style:style style:name="P120" style:family="paragraph" style:parent-style-name="Standard" style:list-style-name="WWNum15">
      <style:paragraph-properties fo:margin-left="0.5in" fo:margin-right="0in" fo:margin-top="0in" fo:margin-bottom="0in" loext:contextual-spacing="true" fo:text-indent="-0.25in" style:auto-text-indent="false"/>
    </style:style>
    <style:style style:name="P121" style:family="paragraph" style:parent-style-name="Standard" style:list-style-name="WWNum18">
      <style:paragraph-properties fo:margin-left="0.2917in" fo:margin-right="0in" fo:margin-top="0in" fo:margin-bottom="0in" loext:contextual-spacing="true" fo:text-indent="-0.25in" style:auto-text-indent="false"/>
      <style:text-properties style:text-position="0% 100%"/>
    </style:style>
    <style:style style:name="P122" style:family="paragraph" style:parent-style-name="Standard" style:list-style-name="WWNum18">
      <style:paragraph-properties fo:margin-left="0.2917in" fo:margin-right="0in" fo:margin-top="0in" fo:margin-bottom="0in" loext:contextual-spacing="true" fo:text-indent="-0.25in" style:auto-text-indent="false"/>
    </style:style>
    <style:style style:name="P123" style:family="paragraph" style:parent-style-name="Standard" style:list-style-name="WWNum12">
      <style:paragraph-properties fo:margin-top="0in" fo:margin-bottom="0in" loext:contextual-spacing="true"/>
    </style:style>
    <style:style style:name="P124" style:family="paragraph" style:parent-style-name="Standard" style:list-style-name="WWNum10">
      <style:paragraph-properties fo:margin-left="0.25in" fo:margin-right="0in" fo:margin-top="0in" fo:margin-bottom="0in" loext:contextual-spacing="true" fo:text-indent="-0.25in" style:auto-text-indent="false"/>
    </style:style>
    <style:style style:name="P125" style:family="paragraph" style:parent-style-name="Standard" style:list-style-name="WWNum10">
      <style:paragraph-properties fo:margin-left="0.25in" fo:margin-right="0in" fo:margin-top="0in" fo:margin-bottom="0in" loext:contextual-spacing="true" fo:text-indent="-0.25in" style:auto-text-indent="false"/>
      <style:text-properties style:text-position="0% 100%"/>
    </style:style>
    <style:style style:name="P126" style:family="paragraph" style:parent-style-name="Heading_20_3" style:list-style-name="WWNum12">
      <style:paragraph-properties fo:margin-top="0in" fo:margin-bottom="0in" loext:contextual-spacing="true" fo:line-height="100%"/>
      <style:text-properties style:text-position="0% 100%"/>
    </style:style>
    <style:style style:name="P127" style:family="paragraph" style:parent-style-name="Heading_20_3" style:list-style-name="WWNum12" style:master-page-name="">
      <loext:graphic-properties draw:fill="none"/>
      <style:paragraph-properties fo:margin-left="-0.3752in" fo:margin-right="0in" fo:margin-top="0in" fo:margin-bottom="0in" loext:contextual-spacing="true" fo:line-height="100%" fo:text-align="justify" style:justify-single-word="false" fo:keep-together="always" fo:orphans="2" fo:widows="2" fo:text-indent="0in" style:auto-text-indent="false" style:page-number="auto" fo:background-color="transparent" fo:keep-with-next="always" style:writing-mode="lr-tb"/>
    </style:style>
    <style:style style:name="P128" style:family="paragraph" style:parent-style-name="Heading_20_2" style:list-style-name="">
      <style:paragraph-properties fo:margin-top="0in" fo:margin-bottom="0in" loext:contextual-spacing="true" fo:line-height="100%" fo:text-align="center" style:justify-single-word="false" fo:keep-together="always" fo:orphans="2" fo:widows="2"/>
      <style:text-properties style:text-position="0% 100%"/>
    </style:style>
    <style:style style:name="P129" style:family="paragraph" style:parent-style-name="Heading_20_2" style:list-style-name="WWNum12">
      <style:paragraph-properties fo:margin-top="0in" fo:margin-bottom="0in" loext:contextual-spacing="true" fo:line-height="100%" fo:text-align="center" style:justify-single-word="false" fo:break-before="page"/>
      <style:text-properties style:text-position="0% 100%"/>
    </style:style>
    <style:style style:name="P130" style:family="paragraph" style:parent-style-name="Heading_20_2">
      <style:paragraph-properties fo:margin-top="0.25in" fo:margin-bottom="0in" loext:contextual-spacing="false" fo:text-align="center" style:justify-single-word="false"/>
    </style:style>
    <style:style style:name="P131" style:family="paragraph" style:parent-style-name="Heading_20_2">
      <style:paragraph-properties fo:margin-top="0.25in" fo:margin-bottom="0in" loext:contextual-spacing="false" fo:text-align="center" style:justify-single-word="false"/>
      <style:text-properties style:text-position="0% 100%"/>
    </style:style>
    <style:style style:name="P132" style:family="paragraph" style:parent-style-name="Heading_20_2">
      <style:paragraph-properties fo:margin-top="0.25in" fo:margin-bottom="0in" loext:contextual-spacing="false" fo:text-align="center" style:justify-single-word="false" fo:break-before="page"/>
      <style:text-properties style:text-position="0% 100%"/>
    </style:style>
    <style:style style:name="P133" style:family="paragraph" style:parent-style-name="Heading_20_2">
      <style:paragraph-properties fo:margin-top="0.25in" fo:margin-bottom="0in" loext:contextual-spacing="false" fo:text-align="center" style:justify-single-word="false" fo:break-before="page"/>
    </style:style>
    <style:style style:name="T1" style:family="text">
      <style:text-properties fo:font-size="9pt" style:font-size-asian="9pt" style:font-size-complex="9pt"/>
    </style:style>
    <style:style style:name="T2" style:family="text">
      <style:text-properties style:text-position="0% 100%"/>
    </style:style>
    <style:style style:name="T3" style:family="text">
      <style:text-properties style:text-position="0% 100%" fo:font-size="9pt" fo:font-weight="normal" style:font-size-asian="9pt" style:font-weight-asian="normal" style:font-size-complex="9pt"/>
    </style:style>
    <style:style style:name="T4" style:family="text">
      <style:text-properties style:text-position="0% 100%" style:font-name="Arial" fo:font-size="12pt" fo:font-weight="bold" style:font-name-asian="Arial2" style:font-size-asian="12pt" style:font-weight-asian="bold" style:font-name-complex="Arial2" style:font-size-complex="12pt"/>
    </style:style>
    <style:style style:name="T5" style:family="text">
      <style:text-properties style:text-position="0% 100%" style:font-name="Arial" fo:font-size="12pt" style:font-name-asian="Arial2" style:font-size-asian="12pt" style:font-name-complex="Arial2" style:font-size-complex="12pt"/>
    </style:style>
    <style:style style:name="T6" style:family="text">
      <style:text-properties style:text-position="0% 100%" style:font-name="Arial" style:font-name-asian="Arial2" style:font-name-complex="Arial2"/>
    </style:style>
    <style:style style:name="T7" style:family="text">
      <style:text-properties style:text-position="0% 100%" style:font-name="Arial" fo:font-size="10pt" style:font-name-asian="Arial2" style:font-size-asian="10pt" style:font-name-complex="Arial2" style:font-size-complex="10pt"/>
    </style:style>
    <style:style style:name="T8" style:family="text">
      <style:text-properties style:text-position="0% 100%" style:font-name="Arial" fo:font-weight="normal" style:font-name-asian="Arial2" style:font-weight-asian="normal" style:font-name-complex="Arial2"/>
    </style:style>
    <style:style style:name="T9" style:family="text">
      <style:text-properties style:text-position="0% 100%" fo:font-weight="bold" style:font-weight-asian="bold"/>
    </style:style>
    <style:style style:name="T10" style:family="text">
      <style:text-properties fo:font-size="12pt" fo:font-weight="bold" style:font-size-asian="12pt" style:font-weight-asian="bold" style:font-size-complex="12pt"/>
    </style:style>
    <style:style style:name="T11" style:family="text">
      <style:text-properties fo:font-size="12pt" style:font-size-asian="12pt" style:font-size-complex="12pt"/>
    </style:style>
    <style:style style:name="T12" style:family="text">
      <style:text-properties style:font-name="Arial" fo:font-size="12pt" style:font-name-asian="Arial2" style:font-size-asian="12pt" style:font-name-complex="Arial2" style:font-size-complex="12pt"/>
    </style:style>
    <style:style style:name="T13" style:family="text">
      <style:text-properties fo:font-size="10pt" style:font-size-asian="10pt" style:font-size-complex="10pt"/>
    </style:style>
    <style:style style:name="T14" style:family="text">
      <style:text-properties fo:font-size="10pt" fo:background-color="#ffffff" loext:char-shading-value="0" style:font-size-asian="10pt" style:font-size-complex="10pt"/>
    </style:style>
    <style:style style:name="T15" style:family="text">
      <style:text-properties fo:font-size="10pt" fo:font-style="italic" style:font-size-asian="10pt" style:font-style-asian="italic" style:font-size-complex="10pt"/>
    </style:style>
    <style:style style:name="T16" style:family="text">
      <style:text-properties fo:font-weight="bold" style:font-weight-asian="bold"/>
    </style:style>
    <style:style style:name="T17" style:family="text">
      <style:text-properties fo:color="#0070c0" style:text-position="0% 100%" style:font-name="Arial" fo:font-style="italic" style:font-name-asian="Arial2" style:font-style-asian="italic" style:font-name-complex="Arial2"/>
    </style:style>
    <style:style style:name="T18" style:family="text">
      <style:text-properties fo:color="#0070c0" fo:font-style="italic" style:font-style-asian="italic"/>
    </style:style>
    <style:style style:name="T19" style:family="text">
      <style:text-properties fo:font-style="italic" style:font-style-asian="italic"/>
    </style:style>
    <style:style style:name="T20" style:family="text">
      <style:text-properties fo:background-color="#ffffff" loext:char-shading-value="0"/>
    </style:style>
    <style:style style:name="T21" style:family="text">
      <style:text-properties style:text-position="super 58%"/>
    </style:style>
    <style:style style:name="T22" style:family="text">
      <style:text-properties officeooo:rsid="001a6cda"/>
    </style:style>
    <style:style style:name="T23" style:family="text">
      <style:text-properties officeooo:rsid="001b58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3"/>
      <text:p text:style-name="P3"/>
      <text:p text:style-name="P7"/>
      <text:p text:style-name="P7"/>
      <text:p text:style-name="P91"><text:bookmark text:name="_s0p0ixo2n6ix"/>Miami College of Design, LLC</text:p>
      <text:p text:style-name="P2"/>
      <text:p text:style-name="P24">CATALOG</text:p>
      <text:p text:style-name="P7"/>
      <text:p text:style-name="P24">Volume 1</text:p>
      <text:p text:style-name="P7"/>
      <text:p text:style-name="P7"><text:span text:style-name="T4">201</text:span><text:span text:style-name="T10">7</text:span></text:p>
      <text:p text:style-name="P7"/>
      <text:p text:style-name="P7"/>
      <text:p text:style-name="P7"/>
      <text:p text:style-name="P7"/>
      <text:p text:style-name="P7"/>
      <text:p text:style-name="P7"/>
      <text:p text:style-name="P7"/>
      <text:p text:style-name="P28">26 Northeast 25th Street</text:p>
      <text:p text:style-name="P28">Miami, FL 33137</text:p>
      <text:p text:style-name="P7"><text:span text:style-name="T5">Phone: </text:span><text:span text:style-name="T11">800.848.0398</text:span></text:p>
      <text:p text:style-name="P7"><text:span text:style-name="T12">m</text:span><text:span text:style-name="T5">iamicollegeofdesign.com</text:span></text:p>
      <text:p text:style-name="P28">admissions@miamicollegeofdesign.com</text:p>
      <text:p text:style-name="Standard"/>
      <text:p text:style-name="P83"><text:bookmark text:name="_icuks08c1jlm"/>Licensure</text:p>
      <text:p text:style-name="P1">Miami College of Design, LLC is licensed by the Commission for Independent Education, Florida Department of Education. Additional information regarding this institution may be obtained by contacting the Commission at 325 West Gaines Street, Suite 1414, Tallahassee FL 32399-0400. (850) 245-3200, toll-free telephone number: (888) 224-6684.</text:p>
      <text:p text:style-name="P1">License # 5611</text:p>
      <text:p text:style-name="P1"/>
      <text:p text:style-name="P54"><text:bookmark text:name="_v6z4aty94utg"/>Ownership and Governing Body</text:p>
      <text:p text:style-name="P1">Innovation Design School of Miami, LLC<text:line-break/><text:span text:style-name="T2">Franco Lodato, Antonio Malavé, </text:span>Nicolás Mangieri Cauterucce</text:p>
      <text:p text:style-name="P1"/>
      <text:p text:style-name="P53"><text:bookmark text:name="_t8wbturxhvwv"/>Program Advisory Board</text:p>
      <text:p text:style-name="P1">Danilo De Rossi, Director, Centro Piaggio, University of Pisa, Italy</text:p>
      <text:p text:style-name="P2">Marc Desmulliez, Director, Nature Inspired Manufacturing Centre, UK</text:p>
      <text:p text:style-name="P2">Howard Nuk, VP Industrial Design, Samsung Consumer Electronics, San Francisco </text:p>
      <text:p text:style-name="P2">Hartmut Esslenger, Founder, Frog Design, San Francisco</text:p>
      <text:p text:style-name="P2">Brian K. Smith, Professor, Drexel University, Philadelphia</text:p>
      <text:p text:style-name="P2">Jon Craine, Principal, Jon Craine Graphic Design, Boston</text:p>
      <text:p text:style-name="P2">Jaime Borras, CTO, Mobile Technology Consortium, Florida International University</text:p>
      <text:p text:style-name="P2">Vassoula Vasiliou, President, AIGA Miami</text:p>
      <text:p text:style-name="P2">Myorr Janha, Chief Marketing Officer, Rush Communications/ Simmons Design Group</text:p>
      <text:p text:style-name="P1"/>
      <text:p text:style-name="P48"><text:bookmark text:name="_izkez1vn1kkz"/>Board of Overseers</text:p>
      <text:p text:style-name="P1">Larry Rifkin, Rifkin and Fox ‑ Isicoff, P.A.</text:p>
      <text:p text:style-name="P1">Omar Camero Zamora, President, Televen</text:p>
      <text:p text:style-name="P1">Rene Brillembourg, President, Emida Technologies</text:p>
      <text:p text:style-name="P1">Javier Elguea Solís, Director, Educational Programs, Carlos Slim Foundation</text:p>
      <text:p text:style-name="P1">Martín Camero Alvarez, Televen International Corporation</text:p>
      <text:p text:style-name="P1"/>
      <text:p text:style-name="P53"><text:bookmark text:name="_jerfk8rwv7ac"/>Disclosure</text:p>
      <text:p text:style-name="P29">Miami College of Design, LLC, reserves the right to change programs, start dates, tuition, or to cancel programs. Any changes will be made in accordance with the Florida Commission for Independent Education rules and regulations and will be stapled to this catalog and students will be notified of changes. Students will abide by the rules and regulations of the catalog published at the time of their enrollment.</text:p>
      <text:p text:style-name="P1"/>
      <text:p text:style-name="P1"><text:span text:style-name="T2">Date of Printing:</text:span> January 2017</text:p>
      <text:p text:style-name="Standard"/>
      <text:p text:style-name="P80"><text:bookmark text:name="_innclct5qliw"/></text:p>
      <text:p text:style-name="P90"><text:bookmark text:name="_2lpj0k9fjt9p"/>Table of Contents</text:p>
      <text:p text:style-name="P14"/>
      <table:table table:name="Table1" table:style-name="Table1">
        <table:table-column table:style-name="Table1.A"/>
        <table:table-column table:style-name="Table1.B"/>
        <table:table-row table:style-name="Table1.1">
          <table:table-cell table:style-name="Table1.A1" office:value-type="string">
            <text:p text:style-name="P32">About Miami College of Design</text:p>
            <text:p text:style-name="P33">History, Mission, Vision and Purpose, Outcomes for Students, Equal Opportunity Statement,</text:p>
            <text:p text:style-name="P33">American with Disabilities Act</text:p>
          </table:table-cell>
          <table:table-cell table:style-name="Table1.B1" office:value-type="string">
            <text:p text:style-name="P9">4</text:p>
          </table:table-cell>
        </table:table-row>
        <table:table-row table:style-name="Table1.2">
          <table:table-cell table:style-name="Table1.A1" office:value-type="string">
            <text:p text:style-name="P32">Degree Programs</text:p>
            <text:p text:style-name="P2"><text:span text:style-name="T7">Industrial Design, Bachelor of Science: Occupational Information and Program Objectives,</text:span><text:span text:style-name="T13"> </text:span><text:span text:style-name="T7">Program Description, Courses</text:span></text:p>
            <text:p text:style-name="P2"><text:span text:style-name="T7">Industrial Design Associates of Science:</text:span><text:span text:style-name="T13"> </text:span><text:span text:style-name="T7">Occupational Information and Program Objectives, Program Description, Courses</text:span></text:p>
          </table:table-cell>
          <table:table-cell table:style-name="Table1.B1" office:value-type="string">
            <text:p text:style-name="P43">6</text:p>
          </table:table-cell>
        </table:table-row>
        <table:table-row table:style-name="Table1.3">
          <table:table-cell table:style-name="Table1.A1" office:value-type="string">
            <text:p text:style-name="P32">Admissions Procedures and Requirements</text:p>
            <text:p text:style-name="P2"><text:span text:style-name="T7">Determine if Miami College of Design is for you, Admissions Requirements, The Application Process, Interview and Performance Assessment,</text:span><text:span text:style-name="T13"> </text:span><text:span text:style-name="T7">Acceptance for Institution, Language, Transfer of Credit Hours, Life Experience Credit</text:span></text:p>
          </table:table-cell>
          <table:table-cell table:style-name="Table1.B1" office:value-type="string">
            <text:p text:style-name="P9">1<text:span text:style-name="T22">2</text:span></text:p>
          </table:table-cell>
        </table:table-row>
        <table:table-row table:style-name="Table1.1">
          <table:table-cell table:style-name="Table1.A1" office:value-type="string">
            <text:p text:style-name="P32">Description of Facility and Equipment</text:p>
            <text:p text:style-name="P2"><text:span text:style-name="T7">About the campus, Labs, classrooms, and other space,</text:span><text:span text:style-name="T13"> </text:span><text:span text:style-name="T7">Parking, Approval and Licenses, Equipment, Software Resources, Resources Center and On-line Library</text:span></text:p>
          </table:table-cell>
          <table:table-cell table:style-name="Table1.B1" office:value-type="string">
            <text:p text:style-name="P9">1<text:span text:style-name="T23">5</text:span></text:p>
          </table:table-cell>
        </table:table-row>
        <table:table-row table:style-name="Table1.5">
          <table:table-cell table:style-name="Table1.A1" office:value-type="string">
            <text:p text:style-name="P32">Student Services</text:p>
            <text:p text:style-name="P2"><text:span text:style-name="T7">Mentors</text:span><text:span text:style-name="T13">,</text:span><text:span text:style-name="T7"> Housing, Family Educational </text:span><text:span text:style-name="T13">R</text:span><text:span text:style-name="T7">ights and Privacy Act (FERPA) Orientation</text:span><text:span text:style-name="T13">,</text:span><text:span text:style-name="T7"> Advising Seminars,</text:span><text:span text:style-name="T13"> </text:span><text:span text:style-name="T7">Academic Advisement, Financial Aid Advisement,</text:span><text:span text:style-name="T13"> </text:span><text:span text:style-name="T7">Career Services/Job Placement Assistance, First Aid, Design Internships, Personal Advisement/Counseling,</text:span><text:span text:style-name="T13"> </text:span><text:span text:style-name="T7">Alumni Community, Class Size, Schedule Changes, Syllabi</text:span></text:p>
          </table:table-cell>
          <table:table-cell table:style-name="Table1.B1" office:value-type="string">
            <text:p text:style-name="P9">1<text:span text:style-name="T23">7</text:span></text:p>
          </table:table-cell>
        </table:table-row>
        <table:table-row table:style-name="Table1.1">
          <table:table-cell table:style-name="Table1.A1" office:value-type="string">
            <text:p text:style-name="P32">Attendance</text:p>
            <text:p text:style-name="P33">Make-up Work, Tardiness, Leave of Absence, Disciplinary Probation, Disciplinary Re-Admittance Policy, Academic re-Admittance Policy</text:p>
          </table:table-cell>
          <table:table-cell table:style-name="Table1.B1" office:value-type="string">
            <text:p text:style-name="P92">19</text:p>
          </table:table-cell>
        </table:table-row>
        <table:table-row table:style-name="Table1.1">
          <table:table-cell table:style-name="Table1.A1" office:value-type="string">
            <text:p text:style-name="P32">Academic Policies</text:p>
            <text:p text:style-name="P2"><text:span text:style-name="T7">Course Assessment, Grading, Repeating Courses, Plagiarism, Satisfactory Academic Progress, Graduation Requirements, Privacy of Student Records, Transcripts, Changes Made by the Institution, Fire Precautions, Campus Safety,</text:span><text:span text:style-name="T13"> </text:span><text:span text:style-name="T7">Weapons on Campus, Parking</text:span></text:p>
          </table:table-cell>
          <table:table-cell table:style-name="Table1.B1" office:value-type="string">
            <text:p text:style-name="P9">2<text:span text:style-name="T23">1</text:span></text:p>
          </table:table-cell>
        </table:table-row>
        <table:table-row table:style-name="Table1.1">
          <table:table-cell table:style-name="Table1.A1" office:value-type="string">
            <text:p text:style-name="P32">Standards of Conduct</text:p>
            <text:p text:style-name="P2"><text:span text:style-name="T7">Sexual Harassment and</text:span><text:span text:style-name="T13"> </text:span><text:span text:style-name="T7">Anti-hazing Policy,</text:span><text:span text:style-name="T13"> </text:span><text:span text:style-name="T7">Drug Policy, No Smoking Institution and Workplace, Honor Code,</text:span><text:span text:style-name="T13"> </text:span><text:span text:style-name="T7">Standards of Appearance,</text:span><text:span text:style-name="T13"> </text:span><text:span text:style-name="T7">Student Disciplinary Procedures, Grievance Policy.</text:span></text:p>
          </table:table-cell>
          <table:table-cell table:style-name="Table1.B1" office:value-type="string">
            <text:p text:style-name="P9">2<text:span text:style-name="T23">5</text:span></text:p>
          </table:table-cell>
        </table:table-row>
        <table:table-row table:style-name="Table1.1">
          <table:table-cell table:style-name="Table1.A9" office:value-type="string">
            <text:p text:style-name="P32">Administrative Policies and Procedures</text:p>
            <text:p text:style-name="P40">Hours of Operation, Academic Calendar</text:p>
          </table:table-cell>
          <table:table-cell table:style-name="Table1.B9" office:value-type="string">
            <text:p text:style-name="P92">28</text:p>
          </table:table-cell>
        </table:table-row>
        <table:table-row table:style-name="Table1.1">
          <table:table-cell table:style-name="Table1.A9" office:value-type="string">
            <text:p text:style-name="P32">Tuition, Fees, and Other Costs</text:p>
            <text:p text:style-name="P2"><text:span text:style-name="T13">Tuition, Application Fee, Cost of Books, Equipment, and Supplies, </text:span><text:span text:style-name="T7">Industrial Arts &amp; Method Scholars Program</text:span></text:p>
          </table:table-cell>
          <table:table-cell table:style-name="Table1.B9" office:value-type="string">
            <text:p text:style-name="P9">3<text:span text:style-name="T23">3</text:span></text:p>
          </table:table-cell>
        </table:table-row>
        <table:table-row table:style-name="Table1.1">
          <table:table-cell table:style-name="Table1.A9" office:value-type="string">
            <text:p text:style-name="P32">Refund and Cancellation Policy</text:p>
            <text:p text:style-name="P33">Course Cancellation and Refund Policy</text:p>
          </table:table-cell>
          <table:table-cell table:style-name="Table1.B9" office:value-type="string">
            <text:p text:style-name="P9">3<text:span text:style-name="T23">6</text:span></text:p>
            <text:p text:style-name="P9"/>
          </table:table-cell>
        </table:table-row>
        <table:table-row table:style-name="Table1.1">
          <table:table-cell table:style-name="Table1.A9" office:value-type="string">
            <text:p text:style-name="P32">Administration, Faculty and Staff</text:p>
          </table:table-cell>
          <table:table-cell table:style-name="Table1.B9" office:value-type="string">
            <text:p text:style-name="P43">3<text:span text:style-name="T23">7</text:span></text:p>
          </table:table-cell>
        </table:table-row>
        <table:table-row table:style-name="Table1.1">
          <table:table-cell table:style-name="Table1.A9" office:value-type="string">
            <text:p text:style-name="P32">Course Descriptions</text:p>
          </table:table-cell>
          <table:table-cell table:style-name="Table1.B9" office:value-type="string">
            <text:p text:style-name="P92">38</text:p>
          </table:table-cell>
        </table:table-row>
      </table:table>
      <text:p text:style-name="P2"/>
      <text:p text:style-name="P85"><text:bookmark text:name="_xj2jj0x1l3xp"/><text:soft-page-break/>A<text:span text:style-name="T2">BOUT MIAMI COLLEGE OF DESIGN</text:span></text:p>
      <text:p text:style-name="P53"><text:bookmark text:name="_czo51q5c02w0"/>History</text:p>
      <text:p text:style-name="P1"><text:span text:style-name="T2">The Miami College of Design is the culmination of the dreams of two leaders in industrial design and design education, Franco Lodato and Walter Bender.<text:line-break/><text:line-break/>Franco Lodato is a renowned industrial designer for Motorola, Herman Miller, </text:span>Ferrari-Maserati, <text:span text:style-name="T2">Pininfarina and other global enterprises. He is also the founder and principal </text:span>of<text:span text:style-name="T2"> iBionics and chief product Innovation </text:span>of<text:span text:style-name="T2"> Skylabs.</text:span></text:p>
      <text:p text:style-name="P1"/>
      <text:p text:style-name="P1"><text:span text:style-name="T2">Walter Bender is a founding member and former Executive Director of the MIT Media Lab, co-founder of One Laptop per Child, and founder of Sugar Labs, a</text:span>n organization <text:span text:style-name="T2">that provides educational software to children around the world.<text:line-break/><text:line-break/></text:span>Lodato and Bender as collaborators at MIT in the 1990s observed that<text:span text:style-name="T2"> design and technology were closely integrated in the development of new products. Consequently, the ability to deliver interdisciplinary education has bec</text:span>o<text:span text:style-name="T2">me more essential than ever before.</text:span></text:p>
      <text:p text:style-name="P1"/>
      <text:p text:style-name="P1"><text:span text:style-name="T2">Lodato and Bender realized they could create an innovative college where students could interact with design principles and also with the natural sciences, material sciences, computing, communications, and structural engineering.<text:line-break/><text:line-break/>This innovative education concept got the attention of Antonio Malavé. Mr. Malavé is a serial entrepreneur in the Miami area where he focuses on real estate project development. He is an expert in organizational and operational management and therefore assumed the role of Chief Operating Officer and part owner. He is responsible for daily operations, resource management, and strategic planning.<text:line-break/><text:line-break/>During the thinking stages Nicol</text:span>á<text:span text:style-name="T2">s Mangieri Cauterucce became interested because of his background and involvement in several universities in Venezuela and his interest in US higher education. He is participating in the college development as a silent investor.</text:span></text:p>
      <text:p text:style-name="P13"/>
      <text:p text:style-name="P48"><text:bookmark text:name="_wzz3mcidhzwd"/><text:span text:style-name="T9">Mission</text:span> </text:p>
      <text:p text:style-name="P1">Miami College of Design was created to support the future leaders in design and innovation. Our students interact with design principles in concert with the natural sciences, material sciences, computing, communications, and structural engineering.</text:p>
      <text:p text:style-name="P1"/>
      <text:p text:style-name="P1">Our mission is to prepare students to assume positions of influence and global leadership in industry and to be instrumental in the creation of the next generation of strategic, innovative, and entrepreneurial businesses.</text:p>
      <text:p text:style-name="P1"/>
      <text:p text:style-name="P1">Our objective is to create a learning environment in which students work side-by-side with leading-edge designers, immersed in professional practice, to create disruptions and, consequently, opportunities for innovation.</text:p>
      <text:p text:style-name="P1"/>
      <text:p text:style-name="P1"><text:soft-page-break/>We seek to advance the integration of design, science, and engineering, exploring new approaches and solutions through experience design. We value active learning, exploration, creativity, breakthrough innovation, and the use of technology and applied design, all of which serve to advance the quality of the human experience.</text:p>
      <text:p text:style-name="P13"/>
      <text:p text:style-name="P53"><text:bookmark text:name="_5b1ss58dyubb"/>Vision and Purpose</text:p>
      <text:p text:style-name="P16">In today's competitive landscape, where high-technology businesses are becoming the common</text:p>
      <text:p text:style-name="P16">paradigm, innovation is crucial. To nurture talent, we must create learning environments in</text:p>
      <text:p text:style-name="P16">which there is creative tension between a shared vision (stability) and open-ended risk taking</text:p>
      <text:p text:style-name="P16">(instability). From these environments, top students will emerge who can innovate from chaos.</text:p>
      <text:p text:style-name="P16"/>
      <text:p text:style-name="P16">These students will generate long-term value through the development of distinctive products;</text:p>
      <text:p text:style-name="P16">they will be instrumental in the creation of the next generation of strategic businesses as they</text:p>
      <text:p text:style-name="P16">contribute with disruptive, breakthrough innovation leadership.</text:p>
      <text:p text:style-name="P16"/>
      <text:p text:style-name="P48"><text:bookmark text:name="_p662cvjqkaqh"/>Outcomes for Students</text:p>
      <text:p text:style-name="P16">Graduates of the college will have strong skills in applying theory to the creation of new product</text:p>
      <text:p text:style-name="P16">development. Hands-on courses focused on industrial design provide many opportunities. The</text:p>
      <text:p text:style-name="P16">program combines expertise in the foundations of design and technical expertise. This is central</text:p>
      <text:p text:style-name="P16">to best practices of the application, development, and use of technologies throughout an</text:p>
      <text:p text:style-name="P16">industrial designer’s lifetime. Graduates will generate long-term value through the development</text:p>
      <text:p text:style-name="P16">of distinctive products; they will be instrumental in the creation of the next generation of</text:p>
      <text:p text:style-name="P16">strategic businesses as they contribute with disruptive, breakthrough innovative leadership.</text:p>
      <text:p text:style-name="P16">Graduates will be prepared to seek entry-level employment in careers as industrial designers,</text:p>
      <text:p text:style-name="P16">product designers, creative directors, and user-interface, and user-experience designers. These positions are typically found in the Industrial Design industry as well as in the product-development divisions of the manufacturing and services industries.</text:p>
      <text:p text:style-name="P1"/>
      <text:p text:style-name="P53"><text:bookmark text:name="_1ox65st3kqzf"/>Equal Opportunity Statement</text:p>
      <text:p text:style-name="P16">The policy of Miami College of Design of equal opportunity employment, consistent with all</text:p>
      <text:p text:style-name="P16">applicable federal and state laws, is that no person shall, on the grounds of race, creed, color,</text:p>
      <text:p text:style-name="P16">handicap, national origin, sex, sexual orientation, marital status, age, political affiliation, or</text:p>
      <text:p text:style-name="P16">belief, be excluded from any training, be denied the benefit of training, or be subjected to</text:p>
      <text:p text:style-name="P16">discrimination in any hiring practice or activity at the campus.</text:p>
      <text:p text:style-name="P3"/>
      <text:p text:style-name="P48"><text:bookmark text:name="_9yegpch1x3w"/><text:span text:style-name="T2">Americans with Disabilities Act</text:span> </text:p>
      <text:p text:style-name="P3">Miami College of Design complies with the Rehabilitation Act of 1973 (Section 504) requiring</text:p>
      <text:p text:style-name="P3">that no qualified handicapped person will be excluded by reason of the handicap from enrolling</text:p>
      <text:p text:style-name="P3">in a course of instruction. Students wishing to avail themselves of accommodations under the</text:p>
      <text:p text:style-name="P3">Americans with Disabilities Act must disclose special needs at the time of enrollment.</text:p>
      <text:p text:style-name="P3">Accordingly, every effort is made to make reasonable adjustments/accommodations.</text:p>
      <text:p text:style-name="P3"/>
      <text:p text:style-name="P3">Please consult the college Admissions Office for further information.</text:p>
      <text:p text:style-name="P3"/>
      <text:p text:style-name="P3">Students with disabilities may qualify for additional services/assistance. Students may call our</text:p>
      <text:p text:style-name="P3">main office and contact the Admissions Director of Miami College of Design.</text:p>
      <text:p text:style-name="P86"><text:bookmark text:name="_up0df0q2g1pm"/><text:soft-page-break/><text:span text:style-name="T16">D</text:span><text:span text:style-name="T9">EGREE</text:span><text:span text:style-name="T2"> </text:span><text:span text:style-name="T9">PROGRAMS</text:span></text:p>
      <text:p text:style-name="P26">Industrial Design</text:p>
      <text:p text:style-name="P26">Bachelor of Science (B.S.)</text:p>
      <text:p text:style-name="P13"/>
      <text:p text:style-name="P1">Degree Awarded: Bachelor of Science</text:p>
      <text:p text:style-name="P23">Calendar Type: Semester</text:p>
      <text:p text:style-name="P23">Total Credit Hours: 145 </text:p>
      <text:p text:style-name="P13"/>
      <text:p text:style-name="P57"><text:bookmark text:name="_5i68droing49"/>Occupational Information and Program Objectives</text:p>
      <text:p text:style-name="P1"><text:span text:style-name="T2">The Bachelor of Science major in Industrial Design and Technology (IDT) prepares students in the knowledge and skills needed to advance the integration of design, science, and engineering, exploring new approaches and solutions through experience design. Students learn</text:span> <text:span text:style-name="T2">interdisciplinary skills and theory necessary to design, develop, and implement technology- enhanced products for a variety of fields and settings while working side-by-side with leading-edge practitioners.</text:span></text:p>
      <text:p text:style-name="P1"/>
      <text:p text:style-name="P23">Graduates of the program will have strong skills in applying theory to the creation of new product development. With hands-on courses focused on industrial design, the program combines expertise in the foundations of design and technical expertise that is central for best practices of the application, development, and use of technologies throughout their lifetimes.</text:p>
      <text:p text:style-name="P1"/>
      <text:p text:style-name="P23">Graduates will generate long-term value through the development of distinctive products; they will be instrumental in the creation of the next generation of strategic businesses as they contribute with disruptive, breakthrough innovation leadership.</text:p>
      <text:p text:style-name="P13"/>
      <text:p text:style-name="P1">Graduates will be able to:</text:p>
      <text:list xml:id="list3418105056223819749" text:style-name="WWNum17">
        <text:list-item>
          <text:p text:style-name="P94">Design user experiences (i.e., an interactive website, technology tools, and consumer products and services);</text:p>
        </text:list-item>
        <text:list-item>
          <text:p text:style-name="P94">Conduct research, product design, and rapid prototyping;</text:p>
        </text:list-item>
        <text:list-item>
          <text:p text:style-name="P94">Demonstrate skills in critiquing and collaborating in studio settings;</text:p>
        </text:list-item>
        <text:list-item>
          <text:p text:style-name="P94">Communicate effectively orally and in writing in groups and in presentation;</text:p>
        </text:list-item>
        <text:list-item>
          <text:p text:style-name="P94">Apply academic and practical skills training to professional settings of employment.</text:p>
        </text:list-item>
      </text:list>
      <text:p text:style-name="P1"/>
      <text:p text:style-name="P1"><text:span text:style-name="T2">Upon graduation students will have amassed a portfolio that documents and demonstrates the</text:span>se<text:span text:style-name="T2"> abilities.</text:span></text:p>
      <text:p text:style-name="P1"/>
      <text:p text:style-name="P1"><text:span text:style-name="T2">Graduates will be prepared to seek entry-level employment in careers as industrial designers, product designers, creative directors, and user-interface, and user-experience designers. These positions are typically found in the Industrial Design industry as well as in the product</text:span>-<text:span text:style-name="T2">development divisions of the manufacturing and services industries.</text:span></text:p>
      <text:p text:style-name="P4"/>
      <text:p text:style-name="P57"><text:bookmark text:name="_1kqqav2g0uet"/><text:soft-page-break/>Program Description </text:p>
      <text:p text:style-name="P23">The curriculum combines visual and computational thinking to push the boundaries of design, while exploring new approaches and solutions. Internship experiences include work with local and international corporate partners.</text:p>
      <text:p text:style-name="P1"/>
      <text:p text:style-name="P1"><text:span text:style-name="T2">Students experience learning in various ways such as:</text:span> </text:p>
      <text:list xml:id="list3021150580654814626" text:style-name="WWNum11">
        <text:list-item>
          <text:p text:style-name="P95">Classroom theory focused on Design and Technology: Design methodology and evaluation techniques to enable the development of new and emerging products;</text:p>
        </text:list-item>
        <text:list-item>
          <text:p text:style-name="P95">Studio and Internship experiences: Project-based experience in the conceptual, formal, spatial and material aspects of industrial design typically held at local companies.</text:p>
        </text:list-item>
        <text:list-item>
          <text:p text:style-name="P107"><text:span text:style-name="T2">Technical and Cultural:</text:span> <text:span text:style-name="T2">Experience supporting technical, social, cultural, and organizational aspects of design in specific topical areas such as health and well-being, transportation, and education.</text:span></text:p>
        </text:list-item>
      </text:list>
      <text:p text:style-name="P13"/>
      <text:p text:style-name="P17">At the Miami College of Design, student learning crosses boundaries of research and practice emphasizing originality and creativity based on 21st Century Learning Skills including:</text:p>
      <text:list xml:id="list7321046044639032673" text:style-name="WWNum16">
        <text:list-item>
          <text:p text:style-name="P108">Problem solving;</text:p>
        </text:list-item>
        <text:list-item>
          <text:p text:style-name="P108">Problem finding;</text:p>
        </text:list-item>
        <text:list-item>
          <text:p text:style-name="P108">Inquiry-based learning;</text:p>
        </text:list-item>
        <text:list-item>
          <text:p text:style-name="P108">Team work and collaboration;</text:p>
        </text:list-item>
        <text:list-item>
          <text:p text:style-name="P108">Real world applications in projects; and</text:p>
        </text:list-item>
        <text:list-item>
          <text:p text:style-name="P108">Ongoing documentation of growth in portfolios.</text:p>
        </text:list-item>
      </text:list>
      <text:p text:style-name="P17"/>
      <text:p text:style-name="P17">Work across these themes is coordinated to facilitate the development of expertise linking theory and practice in the design process. Students have the opportunity to select areas of emphasis or concentration in the field of industrial design. These include: Entrepreneurship. Aging. Health, Industrial Design, Marine Sciences, Robotics, Sports Technology, Transportation, and “Wearables.”</text:p>
      <text:p text:style-name="P10"/>
      <text:p text:style-name="P51"><text:bookmark text:name="_pcskb4yvw69d"/></text:p>
      <text:p text:style-name="Standard"/>
      <text:p text:style-name="P47"><text:bookmark text:name="_bhg8ugnwzhmt"/></text:p>
      <text:p text:style-name="P61"><text:bookmark text:name="_m2za9uclptw9"/>Courses</text:p>
      <text:p text:style-name="P17"><text:span text:style-name="T2">Students enrolled in the Bachelor of Science program must complete 30 credit hours of general education.</text:span> </text:p>
      <text:p text:style-name="P17"/>
      <text:p text:style-name="P1"><text:span text:style-name="T17">General Education</text:span><text:span text:style-name="T6"> courses required for Bachelor’s Degree</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9">Course Number </text:p>
          </table:table-cell>
          <table:table-cell table:style-name="Table2.A1" office:value-type="string">
            <text:p text:style-name="P31">Course Title </text:p>
          </table:table-cell>
          <table:table-cell table:style-name="Table2.A1" office:value-type="string">
            <text:p text:style-name="P31">Theory</text:p>
          </table:table-cell>
          <table:table-cell table:style-name="Table2.A1" office:value-type="string">
            <text:p text:style-name="P31">Lab</text:p>
          </table:table-cell>
          <table:table-cell table:style-name="Table2.E1" office:value-type="string">
            <text:p text:style-name="P31">Total Credits</text:p>
          </table:table-cell>
        </table:table-row>
        <table:table-row table:style-name="Table2.1">
          <table:table-cell table:style-name="Table2.A1" table:number-columns-spanned="2" office:value-type="string">
            <text:p text:style-name="P31">General Education</text:p>
          </table:table-cell>
          <table:covered-table-cell/>
          <table:table-cell table:style-name="Table2.A1" office:value-type="string">
            <text:p text:style-name="P73"/>
          </table:table-cell>
          <table:table-cell table:style-name="Table2.A1" office:value-type="string">
            <text:p text:style-name="P73"/>
          </table:table-cell>
          <table:table-cell table:style-name="Table2.E1" office:value-type="string">
            <text:p text:style-name="P73"/>
          </table:table-cell>
        </table:table-row>
        <table:table-row table:style-name="Table2.1">
          <table:table-cell table:style-name="Table2.A1" office:value-type="string">
            <text:p text:style-name="P71">MATH-101 </text:p>
          </table:table-cell>
          <table:table-cell table:style-name="Table2.A1" office:value-type="string">
            <text:p text:style-name="P29">College Algebra</text:p>
          </table:table-cell>
          <table:table-cell table:style-name="Table2.A1" office:value-type="string">
            <text:p text:style-name="P74">3</text:p>
          </table:table-cell>
          <table:table-cell table:style-name="Table2.A1" office:value-type="string">
            <text:p text:style-name="P73"/>
          </table:table-cell>
          <table:table-cell table:style-name="Table2.E1" office:value-type="string">
            <text:p text:style-name="P74">3</text:p>
          </table:table-cell>
        </table:table-row>
        <table:table-row table:style-name="Table2.4">
          <table:table-cell table:style-name="Table2.A1" office:value-type="string">
            <text:p text:style-name="P71">MATH-201 </text:p>
          </table:table-cell>
          <table:table-cell table:style-name="Table2.A1" office:value-type="string">
            <text:p text:style-name="P29">Statistics</text:p>
          </table:table-cell>
          <table:table-cell table:style-name="Table2.A1" office:value-type="string">
            <text:p text:style-name="P74">3</text:p>
          </table:table-cell>
          <table:table-cell table:style-name="Table2.A1" office:value-type="string">
            <text:p text:style-name="P73"/>
          </table:table-cell>
          <table:table-cell table:style-name="Table2.E1" office:value-type="string">
            <text:p text:style-name="P74">3</text:p>
          </table:table-cell>
        </table:table-row>
        <table:table-row table:style-name="Table2.5">
          <table:table-cell table:style-name="Table2.A1" office:value-type="string">
            <text:p text:style-name="P71">HUM-101 </text:p>
          </table:table-cell>
          <table:table-cell table:style-name="Table2.A1" office:value-type="string">
            <text:p text:style-name="P29">English Writing and Communication</text:p>
          </table:table-cell>
          <table:table-cell table:style-name="Table2.A1" office:value-type="string">
            <text:p text:style-name="P74">3</text:p>
          </table:table-cell>
          <table:table-cell table:style-name="Table2.A1" office:value-type="string">
            <text:p text:style-name="P73"/>
          </table:table-cell>
          <table:table-cell table:style-name="Table2.E1" office:value-type="string">
            <text:p text:style-name="P74">3</text:p>
          </table:table-cell>
        </table:table-row>
        <table:table-row table:style-name="Table2.1">
          <table:table-cell table:style-name="Table2.A1" office:value-type="string">
            <text:p text:style-name="P71">HUM-202 </text:p>
          </table:table-cell>
          <table:table-cell table:style-name="Table2.A1" office:value-type="string">
            <text:p text:style-name="P29">Literature: An Introduction to Literary and Critical Studies</text:p>
          </table:table-cell>
          <table:table-cell table:style-name="Table2.A1" office:value-type="string">
            <text:p text:style-name="P74">3</text:p>
          </table:table-cell>
          <table:table-cell table:style-name="Table2.A1" office:value-type="string">
            <text:p text:style-name="P73"/>
          </table:table-cell>
          <table:table-cell table:style-name="Table2.E1" office:value-type="string">
            <text:p text:style-name="P74">3</text:p>
          </table:table-cell>
        </table:table-row>
        <table:table-row table:style-name="Table2.1">
          <table:table-cell table:style-name="Table2.A1" office:value-type="string">
            <text:p text:style-name="P71">HUM-301</text:p>
          </table:table-cell>
          <table:table-cell table:style-name="Table2.A1" office:value-type="string">
            <text:p text:style-name="P29">Philosophy: Practice-based Inquiry</text:p>
          </table:table-cell>
          <table:table-cell table:style-name="Table2.A1" office:value-type="string">
            <text:p text:style-name="P74">3</text:p>
          </table:table-cell>
          <table:table-cell table:style-name="Table2.A1" office:value-type="string">
            <text:p text:style-name="P73"/>
          </table:table-cell>
          <table:table-cell table:style-name="Table2.E1" office:value-type="string">
            <text:p text:style-name="P74">3</text:p>
          </table:table-cell>
        </table:table-row>
        <table:table-row table:style-name="Table2.1">
          <table:table-cell table:style-name="Table2.A1" office:value-type="string">
            <text:p text:style-name="P71">HUM-302</text:p>
          </table:table-cell>
          <table:table-cell table:style-name="Table2.A1" office:value-type="string">
            <text:p text:style-name="P29">Art: The History of Design</text:p>
          </table:table-cell>
          <table:table-cell table:style-name="Table2.A1" office:value-type="string">
            <text:p text:style-name="P74">3</text:p>
          </table:table-cell>
          <table:table-cell table:style-name="Table2.A1" office:value-type="string">
            <text:p text:style-name="P73"/>
          </table:table-cell>
          <table:table-cell table:style-name="Table2.E1" office:value-type="string">
            <text:p text:style-name="P74">3</text:p>
          </table:table-cell>
        </table:table-row>
        <table:table-row table:style-name="Table2.1">
          <table:table-cell table:style-name="Table2.A1" office:value-type="string">
            <text:p text:style-name="P71">NATSCI-302 </text:p>
          </table:table-cell>
          <table:table-cell table:style-name="Table2.A1" office:value-type="string">
            <text:p text:style-name="P29">Biology: Visual Perception</text:p>
          </table:table-cell>
          <table:table-cell table:style-name="Table2.A1" office:value-type="string">
            <text:p text:style-name="P74">3</text:p>
          </table:table-cell>
          <table:table-cell table:style-name="Table2.A1" office:value-type="string">
            <text:p text:style-name="P74">3</text:p>
          </table:table-cell>
          <table:table-cell table:style-name="Table2.E1" office:value-type="string">
            <text:p text:style-name="P74">6</text:p>
          </table:table-cell>
        </table:table-row>
        <table:table-row table:style-name="Table2.1">
          <table:table-cell table:style-name="Table2.A1" office:value-type="string">
            <text:p text:style-name="P71">SOCSCI-201 </text:p>
          </table:table-cell>
          <table:table-cell table:style-name="Table2.A1" office:value-type="string">
            <text:p text:style-name="P29">History of Free Culture</text:p>
          </table:table-cell>
          <table:table-cell table:style-name="Table2.A1" office:value-type="string">
            <text:p text:style-name="P74">3</text:p>
          </table:table-cell>
          <table:table-cell table:style-name="Table2.A1" office:value-type="string">
            <text:p text:style-name="P73"/>
          </table:table-cell>
          <table:table-cell table:style-name="Table2.E1" office:value-type="string">
            <text:p text:style-name="P74">3</text:p>
          </table:table-cell>
        </table:table-row>
        <table:table-row table:style-name="Table2.1">
          <table:table-cell table:style-name="Table2.A1" office:value-type="string">
            <text:p text:style-name="P71">SOCSCI-302 </text:p>
          </table:table-cell>
          <table:table-cell table:style-name="Table2.A1" office:value-type="string">
            <text:p text:style-name="P29">Social Psychology</text:p>
          </table:table-cell>
          <table:table-cell table:style-name="Table2.A1" office:value-type="string">
            <text:p text:style-name="P74">3</text:p>
          </table:table-cell>
          <table:table-cell table:style-name="Table2.A1" office:value-type="string">
            <text:p text:style-name="P73"/>
          </table:table-cell>
          <table:table-cell table:style-name="Table2.E1" office:value-type="string">
            <text:p text:style-name="P74">3</text:p>
          </table:table-cell>
        </table:table-row>
        <table:table-row table:style-name="Table2.1">
          <table:table-cell table:style-name="Table2.A1" table:number-columns-spanned="2" office:value-type="string">
            <text:p text:style-name="P31">Industrial Design</text:p>
          </table:table-cell>
          <table:covered-table-cell/>
          <table:table-cell table:style-name="Table2.A1" office:value-type="string">
            <text:p text:style-name="P73"/>
          </table:table-cell>
          <table:table-cell table:style-name="Table2.A1" office:value-type="string">
            <text:p text:style-name="P73"/>
          </table:table-cell>
          <table:table-cell table:style-name="Table2.E1" office:value-type="string">
            <text:p text:style-name="P73"/>
          </table:table-cell>
        </table:table-row>
        <table:table-row table:style-name="Table2.1">
          <table:table-cell table:style-name="Table2.A1" office:value-type="string">
            <text:p text:style-name="P70">ID-101</text:p>
          </table:table-cell>
          <table:table-cell table:style-name="Table2.A1" office:value-type="string">
            <text:p text:style-name="P29">Design Practice</text:p>
          </table:table-cell>
          <table:table-cell table:style-name="Table2.A1" office:value-type="string">
            <text:p text:style-name="P74">3</text:p>
          </table:table-cell>
          <table:table-cell table:style-name="Table2.A1" office:value-type="string">
            <text:p text:style-name="P74">3</text:p>
          </table:table-cell>
          <table:table-cell table:style-name="Table2.E1" office:value-type="string">
            <text:p text:style-name="P74">6</text:p>
          </table:table-cell>
        </table:table-row>
        <table:table-row table:style-name="Table2.1">
          <table:table-cell table:style-name="Table2.A1" office:value-type="string">
            <text:p text:style-name="P30">ID-102</text:p>
          </table:table-cell>
          <table:table-cell table:style-name="Table2.A1" office:value-type="string">
            <text:p text:style-name="P29">Biodesign: Innovation Inspired by Nature</text:p>
          </table:table-cell>
          <table:table-cell table:style-name="Table2.A1" office:value-type="string">
            <text:p text:style-name="P74">3</text:p>
          </table:table-cell>
          <table:table-cell table:style-name="Table2.A1" office:value-type="string">
            <text:p text:style-name="P74">3</text:p>
          </table:table-cell>
          <table:table-cell table:style-name="Table2.E1" office:value-type="string">
            <text:p text:style-name="P74">6</text:p>
          </table:table-cell>
        </table:table-row>
        <table:table-row table:style-name="Table2.1">
          <table:table-cell table:style-name="Table2.A1" office:value-type="string">
            <text:p text:style-name="P70">ID-150</text:p>
          </table:table-cell>
          <table:table-cell table:style-name="Table2.A1" office:value-type="string">
            <text:p text:style-name="P29">Design Studio 1</text:p>
          </table:table-cell>
          <table:table-cell table:style-name="Table2.A1" office:value-type="string">
            <text:p text:style-name="P73"/>
          </table:table-cell>
          <table:table-cell table:style-name="Table2.A1" office:value-type="string">
            <text:p text:style-name="P74">6</text:p>
          </table:table-cell>
          <table:table-cell table:style-name="Table2.E1" office:value-type="string">
            <text:p text:style-name="P74">6</text:p>
          </table:table-cell>
        </table:table-row>
        <table:table-row table:style-name="Table2.1">
          <table:table-cell table:style-name="Table2.A1" office:value-type="string">
            <text:p text:style-name="P70">ID-199</text:p>
          </table:table-cell>
          <table:table-cell table:style-name="Table2.A1" office:value-type="string">
            <text:p text:style-name="P29">Design Internship 1</text:p>
          </table:table-cell>
          <table:table-cell table:style-name="Table2.A1" office:value-type="string">
            <text:p text:style-name="P73"/>
          </table:table-cell>
          <table:table-cell table:style-name="Table2.A1" office:value-type="string">
            <text:p text:style-name="P74">6</text:p>
          </table:table-cell>
          <table:table-cell table:style-name="Table2.E1" office:value-type="string">
            <text:p text:style-name="P74">6</text:p>
          </table:table-cell>
        </table:table-row>
        <table:table-row table:style-name="Table2.1">
          <table:table-cell table:style-name="Table2.A1" office:value-type="string">
            <text:p text:style-name="P70">ID-204</text:p>
          </table:table-cell>
          <table:table-cell table:style-name="Table2.A1" office:value-type="string">
            <text:p text:style-name="P29">Special Projects in Education Technology</text:p>
          </table:table-cell>
          <table:table-cell table:style-name="Table2.A1" office:value-type="string">
            <text:p text:style-name="P74">3</text:p>
          </table:table-cell>
          <table:table-cell table:style-name="Table2.A1" office:value-type="string">
            <text:p text:style-name="P74">3</text:p>
          </table:table-cell>
          <table:table-cell table:style-name="Table2.E1" office:value-type="string">
            <text:p text:style-name="P74">6</text:p>
          </table:table-cell>
        </table:table-row>
        <table:table-row table:style-name="Table2.1">
          <table:table-cell table:style-name="Table2.A18" office:value-type="string">
            <text:p text:style-name="P70">ID-250</text:p>
          </table:table-cell>
          <table:table-cell table:style-name="Table2.A18" office:value-type="string">
            <text:p text:style-name="P29">Design Studio 2</text:p>
          </table:table-cell>
          <table:table-cell table:style-name="Table2.A18" office:value-type="string">
            <text:p text:style-name="P73"/>
          </table:table-cell>
          <table:table-cell table:style-name="Table2.A18" office:value-type="string">
            <text:p text:style-name="P74">6</text:p>
          </table:table-cell>
          <table:table-cell table:style-name="Table2.E18" office:value-type="string">
            <text:p text:style-name="P74">6</text:p>
          </table:table-cell>
        </table:table-row>
        <table:table-row table:style-name="Table2.1">
          <table:table-cell table:style-name="Table2.A1" office:value-type="string">
            <text:p text:style-name="P70">ID-299</text:p>
          </table:table-cell>
          <table:table-cell table:style-name="Table2.A1" office:value-type="string">
            <text:p text:style-name="P29">Design Internship 2</text:p>
          </table:table-cell>
          <table:table-cell table:style-name="Table2.A1" office:value-type="string">
            <text:p text:style-name="P73"/>
          </table:table-cell>
          <table:table-cell table:style-name="Table2.A1" office:value-type="string">
            <text:p text:style-name="P74">6</text:p>
          </table:table-cell>
          <table:table-cell table:style-name="Table2.E1" office:value-type="string">
            <text:p text:style-name="P74">6</text:p>
          </table:table-cell>
        </table:table-row>
        <table:table-row table:style-name="Table2.1">
          <table:table-cell table:style-name="Table2.A1" office:value-type="string">
            <text:p text:style-name="P70">ID-302</text:p>
          </table:table-cell>
          <table:table-cell table:style-name="Table2.A1" office:value-type="string">
            <text:p text:style-name="P29">Advanced Projects in Wearables</text:p>
          </table:table-cell>
          <table:table-cell table:style-name="Table2.A1" office:value-type="string">
            <text:p text:style-name="P74">3</text:p>
          </table:table-cell>
          <table:table-cell table:style-name="Table2.A1" office:value-type="string">
            <text:p text:style-name="P74">3</text:p>
          </table:table-cell>
          <table:table-cell table:style-name="Table2.E1" office:value-type="string">
            <text:p text:style-name="P74">6</text:p>
          </table:table-cell>
        </table:table-row>
        <table:table-row table:style-name="Table2.1">
          <table:table-cell table:style-name="Table2.A18" office:value-type="string">
            <text:p text:style-name="P70">ID-350</text:p>
          </table:table-cell>
          <table:table-cell table:style-name="Table2.A18" office:value-type="string">
            <text:p text:style-name="P29">Design Studio</text:p>
          </table:table-cell>
          <table:table-cell table:style-name="Table2.A18" office:value-type="string">
            <text:p text:style-name="P73"/>
          </table:table-cell>
          <table:table-cell table:style-name="Table2.A18" office:value-type="string">
            <text:p text:style-name="P74">6</text:p>
          </table:table-cell>
          <table:table-cell table:style-name="Table2.E18" office:value-type="string">
            <text:p text:style-name="P74">6</text:p>
          </table:table-cell>
        </table:table-row>
        <table:table-row table:style-name="Table2.1">
          <table:table-cell table:style-name="Table2.A1" office:value-type="string">
            <text:p text:style-name="P70">ID-399</text:p>
          </table:table-cell>
          <table:table-cell table:style-name="Table2.A1" office:value-type="string">
            <text:p text:style-name="P29">Design Internship 3</text:p>
          </table:table-cell>
          <table:table-cell table:style-name="Table2.A1" office:value-type="string">
            <text:p text:style-name="P73"/>
          </table:table-cell>
          <table:table-cell table:style-name="Table2.A1" office:value-type="string">
            <text:p text:style-name="P74">6</text:p>
          </table:table-cell>
          <table:table-cell table:style-name="Table2.E1" office:value-type="string">
            <text:p text:style-name="P74">6</text:p>
          </table:table-cell>
        </table:table-row>
        <table:table-row table:style-name="Table2.1">
          <table:table-cell table:style-name="Table2.A1" office:value-type="string">
            <text:p text:style-name="P70">ID-401</text:p>
          </table:table-cell>
          <table:table-cell table:style-name="Table2.A1" office:value-type="string">
            <text:p text:style-name="P29">Design Leadership 1</text:p>
          </table:table-cell>
          <table:table-cell table:style-name="Table2.A1" office:value-type="string">
            <text:p text:style-name="P73"/>
          </table:table-cell>
          <table:table-cell table:style-name="Table2.A1" office:value-type="string">
            <text:p text:style-name="P74">1</text:p>
          </table:table-cell>
          <table:table-cell table:style-name="Table2.E1" office:value-type="string">
            <text:p text:style-name="P74">1</text:p>
          </table:table-cell>
        </table:table-row>
        <table:table-row table:style-name="Table2.1">
          <table:table-cell table:style-name="Table2.A1" office:value-type="string">
            <text:p text:style-name="P70">ID-402</text:p>
          </table:table-cell>
          <table:table-cell table:style-name="Table2.A1" office:value-type="string">
            <text:p text:style-name="P29">Design Leadership 2</text:p>
          </table:table-cell>
          <table:table-cell table:style-name="Table2.A1" office:value-type="string">
            <text:p text:style-name="P73"/>
          </table:table-cell>
          <table:table-cell table:style-name="Table2.A1" office:value-type="string">
            <text:p text:style-name="P74">1</text:p>
          </table:table-cell>
          <table:table-cell table:style-name="Table2.E1" office:value-type="string">
            <text:p text:style-name="P74">1</text:p>
          </table:table-cell>
        </table:table-row>
        <table:table-row table:style-name="Table2.1">
          <table:table-cell table:style-name="Table2.A1" office:value-type="string">
            <text:p text:style-name="P70">ID-450</text:p>
          </table:table-cell>
          <table:table-cell table:style-name="Table2.A1" office:value-type="string">
            <text:p text:style-name="P29">Design Studio 4</text:p>
          </table:table-cell>
          <table:table-cell table:style-name="Table2.A1" office:value-type="string">
            <text:p text:style-name="P73"/>
          </table:table-cell>
          <table:table-cell table:style-name="Table2.A1" office:value-type="string">
            <text:p text:style-name="P74">3</text:p>
          </table:table-cell>
          <table:table-cell table:style-name="Table2.E1" office:value-type="string">
            <text:p text:style-name="P74">3</text:p>
          </table:table-cell>
        </table:table-row>
        <table:table-row table:style-name="Table2.1">
          <table:table-cell table:style-name="Table2.A1" office:value-type="string">
            <text:p text:style-name="P70">ID-499</text:p>
          </table:table-cell>
          <table:table-cell table:style-name="Table2.A1" office:value-type="string">
            <text:p text:style-name="P29">Capstone Design Project</text:p>
          </table:table-cell>
          <table:table-cell table:style-name="Table2.A1" office:value-type="string">
            <text:p text:style-name="P73"/>
          </table:table-cell>
          <table:table-cell table:style-name="Table2.A1" office:value-type="string">
            <text:p text:style-name="P74">4</text:p>
          </table:table-cell>
          <table:table-cell table:style-name="Table2.E1" office:value-type="string">
            <text:p text:style-name="P74">4</text:p>
          </table:table-cell>
        </table:table-row>
        <table:table-row table:style-name="Table2.1">
          <table:table-cell table:style-name="Table2.A18" table:number-columns-spanned="2" office:value-type="string">
            <text:p text:style-name="P69">Computer Science</text:p>
          </table:table-cell>
          <table:covered-table-cell/>
          <table:table-cell table:style-name="Table2.A18" office:value-type="string">
            <text:p text:style-name="P73"/>
          </table:table-cell>
          <table:table-cell table:style-name="Table2.A18" office:value-type="string">
            <text:p text:style-name="P73"/>
          </table:table-cell>
          <table:table-cell table:style-name="Table2.E18" office:value-type="string">
            <text:p text:style-name="P73"/>
          </table:table-cell>
        </table:table-row>
        <table:table-row table:style-name="Table2.1">
          <table:table-cell table:style-name="Table2.A1" office:value-type="string">
            <text:p text:style-name="P70">COMP-201 </text:p>
          </table:table-cell>
          <table:table-cell table:style-name="Table2.A1" office:value-type="string">
            <text:p text:style-name="P29">Principles of Software Development</text:p>
          </table:table-cell>
          <table:table-cell table:style-name="Table2.A1" office:value-type="string">
            <text:p text:style-name="P74">3</text:p>
          </table:table-cell>
          <table:table-cell table:style-name="Table2.A1" office:value-type="string">
            <text:p text:style-name="P74">3</text:p>
          </table:table-cell>
          <table:table-cell table:style-name="Table2.E1" office:value-type="string">
            <text:p text:style-name="P74">6</text:p>
          </table:table-cell>
        </table:table-row>
        <table:table-row table:style-name="Table2.1">
          <table:table-cell table:style-name="Table2.A1" office:value-type="string">
            <text:p text:style-name="P70">COMP-302 </text:p>
          </table:table-cell>
          <table:table-cell table:style-name="Table2.A1" office:value-type="string">
            <text:p text:style-name="P29">Introduction to Computational Thinking </text:p>
          </table:table-cell>
          <table:table-cell table:style-name="Table2.A1" office:value-type="string">
            <text:p text:style-name="P74">3</text:p>
          </table:table-cell>
          <table:table-cell table:style-name="Table2.A1" office:value-type="string">
            <text:p text:style-name="P74">3</text:p>
          </table:table-cell>
          <table:table-cell table:style-name="Table2.E1" office:value-type="string">
            <text:p text:style-name="P74">6</text:p>
          </table:table-cell>
        </table:table-row>
        <table:table-row table:style-name="Table2.1">
          <table:table-cell table:style-name="Table2.A1" table:number-columns-spanned="2" office:value-type="string">
            <text:p text:style-name="P31">Engineering</text:p>
          </table:table-cell>
          <table:covered-table-cell/>
          <table:table-cell table:style-name="Table2.A1" office:value-type="string">
            <text:p text:style-name="P73"/>
          </table:table-cell>
          <table:table-cell table:style-name="Table2.A1" office:value-type="string">
            <text:p text:style-name="P73"/>
          </table:table-cell>
          <table:table-cell table:style-name="Table2.E1" office:value-type="string">
            <text:p text:style-name="P73"/>
          </table:table-cell>
        </table:table-row>
        <table:table-row table:style-name="Table2.1">
          <table:table-cell table:style-name="Table2.A1" office:value-type="string">
            <text:p text:style-name="P70">ENG-102</text:p>
          </table:table-cell>
          <table:table-cell table:style-name="Table2.A1" office:value-type="string">
            <text:p text:style-name="P29">Introduction to Rapid Prototyping Methods</text:p>
          </table:table-cell>
          <table:table-cell table:style-name="Table2.A1" office:value-type="string">
            <text:p text:style-name="P74">3</text:p>
          </table:table-cell>
          <table:table-cell table:style-name="Table2.A1" office:value-type="string">
            <text:p text:style-name="P74">3</text:p>
          </table:table-cell>
          <table:table-cell table:style-name="Table2.E1" office:value-type="string">
            <text:p text:style-name="P74">6</text:p>
          </table:table-cell>
        </table:table-row>
        <table:table-row table:style-name="Table2.32">
          <table:table-cell table:style-name="Table2.A1" office:value-type="string">
            <text:p text:style-name="P72">Course Number </text:p>
          </table:table-cell>
          <table:table-cell table:style-name="Table2.A1" office:value-type="string">
            <text:p text:style-name="P41">Course Title </text:p>
          </table:table-cell>
          <table:table-cell table:style-name="Table2.A1" office:value-type="string">
            <text:p text:style-name="P41">Theory</text:p>
          </table:table-cell>
          <table:table-cell table:style-name="Table2.A1" office:value-type="string">
            <text:p text:style-name="P41">Lab</text:p>
          </table:table-cell>
          <table:table-cell table:style-name="Table2.E1" office:value-type="string">
            <text:p text:style-name="P41">Total Credits</text:p>
          </table:table-cell>
        </table:table-row>
        <table:table-row table:style-name="Table2.32">
          <table:table-cell table:style-name="Table2.A1" office:value-type="string">
            <text:p text:style-name="P70">ENG-203</text:p>
          </table:table-cell>
          <table:table-cell table:style-name="Table2.A1" office:value-type="string">
            <text:p text:style-name="P29">Methods of Sensor Design</text:p>
          </table:table-cell>
          <table:table-cell table:style-name="Table2.A1" office:value-type="string">
            <text:p text:style-name="P74">3</text:p>
          </table:table-cell>
          <table:table-cell table:style-name="Table2.A1" office:value-type="string">
            <text:p text:style-name="P74">3</text:p>
          </table:table-cell>
          <table:table-cell table:style-name="Table2.E1" office:value-type="string">
            <text:p text:style-name="P74">6</text:p>
          </table:table-cell>
        </table:table-row>
        <table:table-row table:style-name="Table2.1">
          <table:table-cell table:style-name="Table2.A1" table:number-columns-spanned="2" office:value-type="string">
            <text:p text:style-name="P31">Entrepreneurship</text:p>
          </table:table-cell>
          <table:covered-table-cell/>
          <table:table-cell table:style-name="Table2.A1" office:value-type="string">
            <text:p text:style-name="P73"/>
          </table:table-cell>
          <table:table-cell table:style-name="Table2.A1" office:value-type="string">
            <text:p text:style-name="P73"/>
          </table:table-cell>
          <table:table-cell table:style-name="Table2.E1" office:value-type="string">
            <text:p text:style-name="P73"/>
          </table:table-cell>
        </table:table-row>
        <table:table-row table:style-name="Table2.1">
          <table:table-cell table:style-name="Table2.A1" office:value-type="string">
            <text:p text:style-name="P70">EPS-401</text:p>
          </table:table-cell>
          <table:table-cell table:style-name="Table2.A1" office:value-type="string">
            <text:p text:style-name="P29">Affordable Design</text:p>
          </table:table-cell>
          <table:table-cell table:style-name="Table2.A1" office:value-type="string">
            <text:p text:style-name="P74">3</text:p>
          </table:table-cell>
          <table:table-cell table:style-name="Table2.A1" office:value-type="string">
            <text:p text:style-name="P74">3</text:p>
          </table:table-cell>
          <table:table-cell table:style-name="Table2.E1" office:value-type="string">
            <text:p text:style-name="P74">6</text:p>
          </table:table-cell>
        </table:table-row>
        <table:table-row table:style-name="Table2.1">
          <table:table-cell table:style-name="Table2.A1" office:value-type="string">
            <text:p text:style-name="P70">EPS-402</text:p>
          </table:table-cell>
          <table:table-cell table:style-name="Table2.A1" office:value-type="string">
            <text:p text:style-name="P29">Sustainable Design</text:p>
          </table:table-cell>
          <table:table-cell table:style-name="Table2.A1" office:value-type="string">
            <text:p text:style-name="P74">3</text:p>
          </table:table-cell>
          <table:table-cell table:style-name="Table2.A1" office:value-type="string">
            <text:p text:style-name="P74">3</text:p>
          </table:table-cell>
          <table:table-cell table:style-name="Table2.E1" office:value-type="string">
            <text:p text:style-name="P74">6</text:p>
          </table:table-cell>
        </table:table-row>
        <table:table-row table:style-name="Table2.1">
          <table:table-cell table:style-name="Table2.A1" table:number-columns-spanned="2" office:value-type="string">
            <text:p text:style-name="P31">Social Sciences</text:p>
          </table:table-cell>
          <table:covered-table-cell/>
          <table:table-cell table:style-name="Table2.A1" office:value-type="string">
            <text:p text:style-name="P73"/>
          </table:table-cell>
          <table:table-cell table:style-name="Table2.A1" office:value-type="string">
            <text:p text:style-name="P73"/>
          </table:table-cell>
          <table:table-cell table:style-name="Table2.E1" office:value-type="string">
            <text:p text:style-name="P73"/>
          </table:table-cell>
        </table:table-row>
        <text:soft-page-break/>
        <table:table-row table:style-name="Table2.1">
          <table:table-cell table:style-name="Table2.A1" office:value-type="string">
            <text:p text:style-name="P70">SOCSCI-304</text:p>
          </table:table-cell>
          <table:table-cell table:style-name="Table2.A1" office:value-type="string">
            <text:p text:style-name="P29">Human Factors</text:p>
          </table:table-cell>
          <table:table-cell table:style-name="Table2.A1" office:value-type="string">
            <text:p text:style-name="P74">3</text:p>
          </table:table-cell>
          <table:table-cell table:style-name="Table2.A1" office:value-type="string">
            <text:p text:style-name="P74">3</text:p>
          </table:table-cell>
          <table:table-cell table:style-name="Table2.E1" office:value-type="string">
            <text:p text:style-name="P74">6</text:p>
          </table:table-cell>
        </table:table-row>
        <table:table-row table:style-name="Table2.1">
          <table:table-cell table:style-name="Table2.A1" table:number-columns-spanned="2" office:value-type="string">
            <text:p text:style-name="P31">Advising Seminars</text:p>
          </table:table-cell>
          <table:covered-table-cell/>
          <table:table-cell table:style-name="Table2.A1" office:value-type="string">
            <text:p text:style-name="P73"/>
          </table:table-cell>
          <table:table-cell table:style-name="Table2.A1" office:value-type="string">
            <text:p text:style-name="P73"/>
          </table:table-cell>
          <table:table-cell table:style-name="Table2.E1" office:value-type="string">
            <text:p text:style-name="P73"/>
          </table:table-cell>
        </table:table-row>
        <table:table-row table:style-name="Table2.1">
          <table:table-cell table:style-name="Table2.A1" office:value-type="string">
            <text:p text:style-name="P70">SM-101</text:p>
          </table:table-cell>
          <table:table-cell table:style-name="Table2.A1" office:value-type="string">
            <text:p text:style-name="P29">Advising Seminar 1</text:p>
          </table:table-cell>
          <table:table-cell table:style-name="Table2.A1" office:value-type="string">
            <text:p text:style-name="P74">1</text:p>
          </table:table-cell>
          <table:table-cell table:style-name="Table2.A1" office:value-type="string">
            <text:p text:style-name="P73"/>
          </table:table-cell>
          <table:table-cell table:style-name="Table2.E1" office:value-type="string">
            <text:p text:style-name="P74">1</text:p>
          </table:table-cell>
        </table:table-row>
        <table:table-row table:style-name="Table2.1">
          <table:table-cell table:style-name="Table2.A1" office:value-type="string">
            <text:p text:style-name="P70">SM-102</text:p>
          </table:table-cell>
          <table:table-cell table:style-name="Table2.A1" office:value-type="string">
            <text:p text:style-name="P29">Advising Seminar 2</text:p>
          </table:table-cell>
          <table:table-cell table:style-name="Table2.A1" office:value-type="string">
            <text:p text:style-name="P74">1</text:p>
          </table:table-cell>
          <table:table-cell table:style-name="Table2.A1" office:value-type="string">
            <text:p text:style-name="P73"/>
          </table:table-cell>
          <table:table-cell table:style-name="Table2.E1" office:value-type="string">
            <text:p text:style-name="P74">1</text:p>
          </table:table-cell>
        </table:table-row>
        <table:table-row table:style-name="Table2.1">
          <table:table-cell table:style-name="Table2.A1" office:value-type="string">
            <text:p text:style-name="P70">SM-401</text:p>
          </table:table-cell>
          <table:table-cell table:style-name="Table2.A1" office:value-type="string">
            <text:p text:style-name="P29">Senior Seminar</text:p>
          </table:table-cell>
          <table:table-cell table:style-name="Table2.A1" office:value-type="string">
            <text:p text:style-name="P74">1</text:p>
          </table:table-cell>
          <table:table-cell table:style-name="Table2.A1" office:value-type="string">
            <text:p text:style-name="P73"/>
          </table:table-cell>
          <table:table-cell table:style-name="Table2.E1" office:value-type="string">
            <text:p text:style-name="P74">1</text:p>
          </table:table-cell>
        </table:table-row>
        <table:table-row table:style-name="Table2.1">
          <table:table-cell table:style-name="Table2.A1" office:value-type="string">
            <text:p text:style-name="P70">SM-402</text:p>
          </table:table-cell>
          <table:table-cell table:style-name="Table2.A1" office:value-type="string">
            <text:p text:style-name="P29">Professional Seminar</text:p>
          </table:table-cell>
          <table:table-cell table:style-name="Table2.A1" office:value-type="string">
            <text:p text:style-name="P74">1</text:p>
          </table:table-cell>
          <table:table-cell table:style-name="Table2.A1" office:value-type="string">
            <text:p text:style-name="P73"/>
          </table:table-cell>
          <table:table-cell table:style-name="Table2.E1" office:value-type="string">
            <text:p text:style-name="P74">1</text:p>
          </table:table-cell>
        </table:table-row>
      </table:table>
      <text:p text:style-name="P10"/>
      <text:p text:style-name="P8"/>
      <text:p text:style-name="Standard"/>
      <text:p text:style-name="P45"/>
      <text:p text:style-name="P25">Industrial Design</text:p>
      <text:p text:style-name="P24">Associate of Science (A.S.)</text:p>
      <text:p text:style-name="P19"/>
      <text:p text:style-name="P34">Degree Awarded: Associate of Science </text:p>
      <text:p text:style-name="P34">(A.S.) Calendar Type: Semester </text:p>
      <text:p text:style-name="P34">Total Credit Hours: 65</text:p>
      <text:p text:style-name="P4"/>
      <text:p text:style-name="P57"><text:bookmark text:name="_85f312vqho8h"/>Occupational Information and Program Objectives</text:p>
      <text:p text:style-name="P23">The Associate of Science major in Industrial Design Technology (IDT) prepares students in the skills needed to understand the integration of design, science, and engineering, exploring new approaches and solutions through experience design. Students learn interdisciplinary skills and theory necessary to design, develop, and implement technology-enhanced products for a variety of fields and settings while working side-by-side with leading-edge practitioners.</text:p>
      <text:p text:style-name="P1"/>
      <text:p text:style-name="P23">Graduates of the program will have skills in applying theory to the creation of new product development. With hands-on courses focused on industrial design, the program combines expertise in the foundations of design and technical expertise that is central for best practices of the application, development, and use of technologies throughout their lifetimes.</text:p>
      <text:p text:style-name="P1"/>
      <text:p text:style-name="P1"><text:span text:style-name="T2">Upon graduation students will have gained experience in the design of software, devices, and/or web applications, as well as the start of a portfolio that demonstrates their abilities. They will also have elementary skills to assist with research, product design, and rapid prototyping as well as skills in critiquing and collaboration, written and verbal communication, and presentation skills. Graduates will be prepared to seek assistant-level employment in industrial and product design, and user-interface, and user-experience designers. These assistant-level positions are typically found in the Industrial Design industry as well as in the product</text:span>-<text:span text:style-name="T2">development divisions of the manufacturing and services industries.</text:span></text:p>
      <text:p text:style-name="P4"/>
      <text:p text:style-name="P57"><text:bookmark text:name="_ai6qmqg9bcia"/>Program Description </text:p>
      <text:p text:style-name="P1"><text:span text:style-name="T2">The curriculum combines visual and computational thinking to push the boundaries of design</text:span>, <text:span text:style-name="T2">while exploring new approaches and solutions. Internship experiences include work with local and international corporate partners.</text:span></text:p>
      <text:p text:style-name="P1"/>
      <text:p text:style-name="P1"><text:span text:style-name="T2">Students experience learning in various ways such as:</text:span> </text:p>
      <text:list xml:id="list4180571850644812157" text:style-name="WWNum18">
        <text:list-item>
          <text:p text:style-name="P121">Classroom theory focused on Design and Technology: Design methodology and evaluation techniques to enable the development of new and emerging products;</text:p>
        </text:list-item>
        <text:list-item>
          <text:p text:style-name="P121">Studio and Internship experiences: Project-based experience in the conceptual, formal, spatial and material aspects of industrial design typically held at local companies.</text:p>
        </text:list-item>
        <text:list-item>
          <text:p text:style-name="P122"><text:span text:style-name="T2">Technical and Cultural:</text:span> <text:span text:style-name="T2">Experience supporting technical, social, cultural, and organizational aspects of design in specific topical areas such as health and well-being, transportation, and education.</text:span></text:p>
        </text:list-item>
      </text:list>
      <text:p text:style-name="P13"/>
      <text:p text:style-name="P61"><text:bookmark text:name="_o31usk2rx320"/><text:soft-page-break/>Courses</text:p>
      <text:p text:style-name="P35">Students enrolled in the Associate of Science program must complete 15 credit hours of general education.</text:p>
      <text:p text:style-name="P10"/>
      <text:p text:style-name="P1"><text:span text:style-name="T18">General Education</text:span> courses required<text:span text:style-name="T6"> for Associates Degree</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9">Course Number </text:p>
          </table:table-cell>
          <table:table-cell table:style-name="Table3.A1" office:value-type="string">
            <text:p text:style-name="P31">Course Title </text:p>
          </table:table-cell>
          <table:table-cell table:style-name="Table3.A1" office:value-type="string">
            <text:p text:style-name="P31">Theory</text:p>
          </table:table-cell>
          <table:table-cell table:style-name="Table3.A1" office:value-type="string">
            <text:p text:style-name="P31">Lab</text:p>
          </table:table-cell>
          <table:table-cell table:style-name="Table3.E1" office:value-type="string">
            <text:p text:style-name="P31">Total Credits</text:p>
          </table:table-cell>
        </table:table-row>
        <table:table-row table:style-name="Table3.1">
          <table:table-cell table:style-name="Table3.A1" table:number-columns-spanned="2" office:value-type="string">
            <text:p text:style-name="P31">General Education</text:p>
          </table:table-cell>
          <table:covered-table-cell/>
          <table:table-cell table:style-name="Table3.A1" office:value-type="string">
            <text:p text:style-name="P73"/>
          </table:table-cell>
          <table:table-cell table:style-name="Table3.A1" office:value-type="string">
            <text:p text:style-name="P73"/>
          </table:table-cell>
          <table:table-cell table:style-name="Table3.E1" office:value-type="string">
            <text:p text:style-name="P73"/>
          </table:table-cell>
        </table:table-row>
        <table:table-row table:style-name="Table3.1">
          <table:table-cell table:style-name="Table3.A1" office:value-type="string">
            <text:p text:style-name="P71">MATH-101 </text:p>
          </table:table-cell>
          <table:table-cell table:style-name="Table3.A1" office:value-type="string">
            <text:p text:style-name="P29">College Algebra </text:p>
          </table:table-cell>
          <table:table-cell table:style-name="Table3.A1" office:value-type="string">
            <text:p text:style-name="P74">3</text:p>
          </table:table-cell>
          <table:table-cell table:style-name="Table3.A1" office:value-type="string">
            <text:p text:style-name="P73"/>
          </table:table-cell>
          <table:table-cell table:style-name="Table3.E1" office:value-type="string">
            <text:p text:style-name="P74">3</text:p>
          </table:table-cell>
        </table:table-row>
        <table:table-row table:style-name="Table3.1">
          <table:table-cell table:style-name="Table3.A1" office:value-type="string">
            <text:p text:style-name="P71">HUM-101 </text:p>
          </table:table-cell>
          <table:table-cell table:style-name="Table3.A1" office:value-type="string">
            <text:p text:style-name="P29">English Writing and Communication</text:p>
          </table:table-cell>
          <table:table-cell table:style-name="Table3.A1" office:value-type="string">
            <text:p text:style-name="P74">3</text:p>
          </table:table-cell>
          <table:table-cell table:style-name="Table3.A1" office:value-type="string">
            <text:p text:style-name="P73"/>
          </table:table-cell>
          <table:table-cell table:style-name="Table3.E1" office:value-type="string">
            <text:p text:style-name="P74">3</text:p>
          </table:table-cell>
        </table:table-row>
        <table:table-row table:style-name="Table3.1">
          <table:table-cell table:style-name="Table3.A1" office:value-type="string">
            <text:p text:style-name="P71">NATSCI-302 </text:p>
          </table:table-cell>
          <table:table-cell table:style-name="Table3.A1" office:value-type="string">
            <text:p text:style-name="P29">Biology: Visual Perception</text:p>
          </table:table-cell>
          <table:table-cell table:style-name="Table3.A1" office:value-type="string">
            <text:p text:style-name="P74">3</text:p>
          </table:table-cell>
          <table:table-cell table:style-name="Table3.A1" office:value-type="string">
            <text:p text:style-name="P74">3</text:p>
          </table:table-cell>
          <table:table-cell table:style-name="Table3.E1" office:value-type="string">
            <text:p text:style-name="P74">6</text:p>
          </table:table-cell>
        </table:table-row>
        <table:table-row table:style-name="Table3.1">
          <table:table-cell table:style-name="Table3.A1" office:value-type="string">
            <text:p text:style-name="P71">SOCSCI-302 </text:p>
          </table:table-cell>
          <table:table-cell table:style-name="Table3.A1" office:value-type="string">
            <text:p text:style-name="P29">Social Psychology</text:p>
          </table:table-cell>
          <table:table-cell table:style-name="Table3.A1" office:value-type="string">
            <text:p text:style-name="P74">3</text:p>
          </table:table-cell>
          <table:table-cell table:style-name="Table3.A1" office:value-type="string">
            <text:p text:style-name="P73"/>
          </table:table-cell>
          <table:table-cell table:style-name="Table3.E1" office:value-type="string">
            <text:p text:style-name="P74">3</text:p>
          </table:table-cell>
        </table:table-row>
        <table:table-row table:style-name="Table3.1">
          <table:table-cell table:style-name="Table3.A1" table:number-columns-spanned="2" office:value-type="string">
            <text:p text:style-name="P31">Industrial Design</text:p>
          </table:table-cell>
          <table:covered-table-cell/>
          <table:table-cell table:style-name="Table3.A1" office:value-type="string">
            <text:p text:style-name="P73"/>
          </table:table-cell>
          <table:table-cell table:style-name="Table3.A1" office:value-type="string">
            <text:p text:style-name="P73"/>
          </table:table-cell>
          <table:table-cell table:style-name="Table3.E1" office:value-type="string">
            <text:p text:style-name="P73"/>
          </table:table-cell>
        </table:table-row>
        <table:table-row table:style-name="Table3.1">
          <table:table-cell table:style-name="Table3.A1" office:value-type="string">
            <text:p text:style-name="P70">ID-101</text:p>
          </table:table-cell>
          <table:table-cell table:style-name="Table3.A1" office:value-type="string">
            <text:p text:style-name="P29">Design Practice</text:p>
          </table:table-cell>
          <table:table-cell table:style-name="Table3.A1" office:value-type="string">
            <text:p text:style-name="P74">3</text:p>
          </table:table-cell>
          <table:table-cell table:style-name="Table3.A1" office:value-type="string">
            <text:p text:style-name="P74">3</text:p>
          </table:table-cell>
          <table:table-cell table:style-name="Table3.E1" office:value-type="string">
            <text:p text:style-name="P74">6</text:p>
          </table:table-cell>
        </table:table-row>
        <table:table-row table:style-name="Table3.1">
          <table:table-cell table:style-name="Table3.A1" office:value-type="string">
            <text:p text:style-name="P30">ID-102</text:p>
          </table:table-cell>
          <table:table-cell table:style-name="Table3.A1" office:value-type="string">
            <text:p text:style-name="P29">Biodesign: Innovation Inspired by Nature</text:p>
          </table:table-cell>
          <table:table-cell table:style-name="Table3.A1" office:value-type="string">
            <text:p text:style-name="P74">3</text:p>
          </table:table-cell>
          <table:table-cell table:style-name="Table3.A1" office:value-type="string">
            <text:p text:style-name="P74">3</text:p>
          </table:table-cell>
          <table:table-cell table:style-name="Table3.E1" office:value-type="string">
            <text:p text:style-name="P74">6</text:p>
          </table:table-cell>
        </table:table-row>
        <table:table-row table:style-name="Table3.1">
          <table:table-cell table:style-name="Table3.A1" office:value-type="string">
            <text:p text:style-name="P70">ID-150</text:p>
          </table:table-cell>
          <table:table-cell table:style-name="Table3.A1" office:value-type="string">
            <text:p text:style-name="P29">Design Studio 1</text:p>
          </table:table-cell>
          <table:table-cell table:style-name="Table3.A1" office:value-type="string">
            <text:p text:style-name="P73"/>
          </table:table-cell>
          <table:table-cell table:style-name="Table3.A1" office:value-type="string">
            <text:p text:style-name="P74">6</text:p>
          </table:table-cell>
          <table:table-cell table:style-name="Table3.E1" office:value-type="string">
            <text:p text:style-name="P74">6</text:p>
          </table:table-cell>
        </table:table-row>
        <table:table-row table:style-name="Table3.1">
          <table:table-cell table:style-name="Table3.A1" office:value-type="string">
            <text:p text:style-name="P70">ID-199</text:p>
          </table:table-cell>
          <table:table-cell table:style-name="Table3.A1" office:value-type="string">
            <text:p text:style-name="P29">Design Internship 1</text:p>
          </table:table-cell>
          <table:table-cell table:style-name="Table3.A1" office:value-type="string">
            <text:p text:style-name="P73"/>
          </table:table-cell>
          <table:table-cell table:style-name="Table3.A1" office:value-type="string">
            <text:p text:style-name="P74">6</text:p>
          </table:table-cell>
          <table:table-cell table:style-name="Table3.E1" office:value-type="string">
            <text:p text:style-name="P74">6</text:p>
          </table:table-cell>
        </table:table-row>
        <table:table-row table:style-name="Table3.1">
          <table:table-cell table:style-name="Table3.A1" office:value-type="string">
            <text:p text:style-name="P70">ID-204</text:p>
          </table:table-cell>
          <table:table-cell table:style-name="Table3.A1" office:value-type="string">
            <text:p text:style-name="P29">Special Projects in Education Technology</text:p>
          </table:table-cell>
          <table:table-cell table:style-name="Table3.A1" office:value-type="string">
            <text:p text:style-name="P74">3</text:p>
          </table:table-cell>
          <table:table-cell table:style-name="Table3.A1" office:value-type="string">
            <text:p text:style-name="P74">3</text:p>
          </table:table-cell>
          <table:table-cell table:style-name="Table3.E1" office:value-type="string">
            <text:p text:style-name="P74">6</text:p>
          </table:table-cell>
        </table:table-row>
        <table:table-row table:style-name="Table3.1">
          <table:table-cell table:style-name="Table3.A1" office:value-type="string">
            <text:p text:style-name="P70">ID-250</text:p>
          </table:table-cell>
          <table:table-cell table:style-name="Table3.A1" office:value-type="string">
            <text:p text:style-name="P29">Design Studio 2</text:p>
          </table:table-cell>
          <table:table-cell table:style-name="Table3.A1" office:value-type="string">
            <text:p text:style-name="P73"/>
          </table:table-cell>
          <table:table-cell table:style-name="Table3.A1" office:value-type="string">
            <text:p text:style-name="P74">6</text:p>
          </table:table-cell>
          <table:table-cell table:style-name="Table3.E1" office:value-type="string">
            <text:p text:style-name="P74">6</text:p>
          </table:table-cell>
        </table:table-row>
        <table:table-row table:style-name="Table3.1">
          <table:table-cell table:style-name="Table3.A1" office:value-type="string">
            <text:p text:style-name="P70">ID-299</text:p>
          </table:table-cell>
          <table:table-cell table:style-name="Table3.A1" office:value-type="string">
            <text:p text:style-name="P29">Design Internship 2</text:p>
          </table:table-cell>
          <table:table-cell table:style-name="Table3.A1" office:value-type="string">
            <text:p text:style-name="P73"/>
          </table:table-cell>
          <table:table-cell table:style-name="Table3.A1" office:value-type="string">
            <text:p text:style-name="P74">6</text:p>
          </table:table-cell>
          <table:table-cell table:style-name="Table3.E1" office:value-type="string">
            <text:p text:style-name="P74">6</text:p>
          </table:table-cell>
        </table:table-row>
        <table:table-row table:style-name="Table3.1">
          <table:table-cell table:style-name="Table3.A1" table:number-columns-spanned="2" office:value-type="string">
            <text:p text:style-name="P31">Engineering</text:p>
          </table:table-cell>
          <table:covered-table-cell/>
          <table:table-cell table:style-name="Table3.A1" office:value-type="string">
            <text:p text:style-name="P73"/>
          </table:table-cell>
          <table:table-cell table:style-name="Table3.A1" office:value-type="string">
            <text:p text:style-name="P73"/>
          </table:table-cell>
          <table:table-cell table:style-name="Table3.E1" office:value-type="string">
            <text:p text:style-name="P73"/>
          </table:table-cell>
        </table:table-row>
        <table:table-row table:style-name="Table3.1">
          <table:table-cell table:style-name="Table3.A1" office:value-type="string">
            <text:p text:style-name="P70">ENG-102</text:p>
            <text:p text:style-name="P68"/>
          </table:table-cell>
          <table:table-cell table:style-name="Table3.A1" office:value-type="string">
            <text:p text:style-name="P29">Introduction to Rapid Prototyping Methods</text:p>
          </table:table-cell>
          <table:table-cell table:style-name="Table3.A1" office:value-type="string">
            <text:p text:style-name="P74">3</text:p>
          </table:table-cell>
          <table:table-cell table:style-name="Table3.A1" office:value-type="string">
            <text:p text:style-name="P74">3</text:p>
          </table:table-cell>
          <table:table-cell table:style-name="Table3.E1" office:value-type="string">
            <text:p text:style-name="P74">6</text:p>
          </table:table-cell>
        </table:table-row>
        <table:table-row table:style-name="Table3.1">
          <table:table-cell table:style-name="Table3.A1" table:number-columns-spanned="2" office:value-type="string">
            <text:p text:style-name="P31">Advising Seminars</text:p>
          </table:table-cell>
          <table:covered-table-cell/>
          <table:table-cell table:style-name="Table3.A1" office:value-type="string">
            <text:p text:style-name="P73"/>
          </table:table-cell>
          <table:table-cell table:style-name="Table3.A1" office:value-type="string">
            <text:p text:style-name="P73"/>
          </table:table-cell>
          <table:table-cell table:style-name="Table3.E1" office:value-type="string">
            <text:p text:style-name="P73"/>
          </table:table-cell>
        </table:table-row>
        <table:table-row table:style-name="Table3.1">
          <table:table-cell table:style-name="Table3.A1" office:value-type="string">
            <text:p text:style-name="P70">SM-101</text:p>
          </table:table-cell>
          <table:table-cell table:style-name="Table3.A1" office:value-type="string">
            <text:p text:style-name="P29">Advising Seminar 1</text:p>
          </table:table-cell>
          <table:table-cell table:style-name="Table3.A1" office:value-type="string">
            <text:p text:style-name="P74">1</text:p>
          </table:table-cell>
          <table:table-cell table:style-name="Table3.A1" office:value-type="string">
            <text:p text:style-name="P73"/>
          </table:table-cell>
          <table:table-cell table:style-name="Table3.E1" office:value-type="string">
            <text:p text:style-name="P74">1</text:p>
          </table:table-cell>
        </table:table-row>
        <table:table-row table:style-name="Table3.1">
          <table:table-cell table:style-name="Table3.A1" office:value-type="string">
            <text:p text:style-name="P70">SM-102</text:p>
          </table:table-cell>
          <table:table-cell table:style-name="Table3.A1" office:value-type="string">
            <text:p text:style-name="P29">Advising Seminar 2</text:p>
          </table:table-cell>
          <table:table-cell table:style-name="Table3.A1" office:value-type="string">
            <text:p text:style-name="P74">1</text:p>
          </table:table-cell>
          <table:table-cell table:style-name="Table3.A1" office:value-type="string">
            <text:p text:style-name="P73"/>
          </table:table-cell>
          <table:table-cell table:style-name="Table3.E1" office:value-type="string">
            <text:p text:style-name="P74">1</text:p>
          </table:table-cell>
        </table:table-row>
      </table:table>
      <text:p text:style-name="P4"/>
      <text:p text:style-name="P3"/>
      <text:p text:style-name="P7"/>
      <text:p text:style-name="Standard"/>
      <text:p text:style-name="P44"/>
      <text:p text:style-name="P90"><text:bookmark text:name="_iq41sgg6sg8"/>ADMISSIONS PROCEDURES AND REQUIREMENTS</text:p>
      <text:p text:style-name="P3"/>
      <text:p text:style-name="P48"><text:bookmark text:name="_kpwq4comg1ag"/><text:span text:style-name="T9">Determine if Miami College of Design is for you</text:span><text:span text:style-name="T2">.</text:span></text:p>
      <text:p text:style-name="P1"><text:span text:style-name="T2">You may be in your junior or senior year in high school thinking about college.</text:span> <text:span text:style-name="T2">Or, you might be in the workplace considering another career or how to enhance your current opportunities in Industrial Design.</text:span> <text:span text:style-name="T2">Therefore, ask yourself if you are ready to join a class of students who will work as a </text:span>t<text:span text:style-name="T2">eam on a series of interdisciplinary specialties (Robotics, Marine Science, Sports Technology, Transportation </text:span>D<text:span text:style-name="T2">esign and more).</text:span> <text:span text:style-name="T2">We seek individuals who have the training, stamina, and passion for a rigorous, immersive program. We seek students who can add useful and intriguing elements to the </text:span>t<text:span text:style-name="T2">eam, from a sense of humor to compelling work experiences, to a wide range of individual gifts, talents, interests and achievements. Our ideal and diverse </text:span>t<text:span text:style-name="T2">eam includes capable people who will support, surprise, and inspire each other. Is this you?</text:span></text:p>
      <text:p text:style-name="P1"/>
      <text:p text:style-name="P1"><text:span text:style-name="T2">Preparing you for Miami College of Design as a high school student</text:span>:</text:p>
      <text:list xml:id="list925302266480943607" text:style-name="WWNum8">
        <text:list-item>
          <text:p text:style-name="P109"><text:span text:style-name="T2">Be sure you're ready to do the work</text:span>;</text:p>
        </text:list-item>
        <text:list-item>
          <text:p text:style-name="P109"><text:span text:style-name="T2">Take the time to explore industrial design projects that interest you, both</text:span> <text:span text:style-name="T2">inside and outside of school</text:span>;</text:p>
        </text:list-item>
        <text:list-item>
          <text:p text:style-name="P109"><text:span text:style-name="T2">Enroll in high school courses to get the most benefit at Miami College of Design</text:span> (<text:span text:style-name="T2">Examples</text:span> include <text:span text:style-name="T2">studio arts, mathematics and computer science, natural and social sciences, plus courses you find creative and engaging</text:span>).</text:p>
        </text:list-item>
      </text:list>
      <text:p text:style-name="P1"/>
      <text:p text:style-name="P1"><text:span text:style-name="T2">Preparing yourself if you are currently in the workplace</text:span>:</text:p>
      <text:list xml:id="list9121046206308530424" text:style-name="WWNum4">
        <text:list-item>
          <text:p text:style-name="P110"><text:span text:style-name="T2">Review the related experience you already have</text:span>;</text:p>
        </text:list-item>
        <text:list-item>
          <text:p text:style-name="P110"><text:span text:style-name="T2">Think about what skills and subjects you want to know more about</text:span>;</text:p>
        </text:list-item>
        <text:list-item>
          <text:p text:style-name="P110"><text:span text:style-name="T2">Consider your goals as a result of a Miami College of Design experience</text:span>;</text:p>
        </text:list-item>
      </text:list>
      <text:p text:style-name="P13"/>
      <text:p text:style-name="P53"><text:bookmark text:name="_a7ikvxwholcc"/>Admissions Requirements</text:p>
      <text:p text:style-name="P23">Students seeking admission must be at least 16 years of age to enroll and must have one of the following: </text:p>
      <text:list xml:id="list7468405943478280713" text:style-name="WWNum3">
        <text:list-item>
          <text:p text:style-name="P111"><text:span text:style-name="T2">Verification of high school graduation (transcript, diploma,</text:span> <text:span text:style-name="T2">diploma of completion, etc.) showing/verifying date of graduation</text:span>;</text:p>
        </text:list-item>
        <text:list-item>
          <text:p text:style-name="P111"><text:span text:style-name="T2">Verification of GED completion (GED scores or GED diploma)</text:span>;</text:p>
        </text:list-item>
        <text:list-item>
          <text:p text:style-name="P111"><text:span text:style-name="T2">Proof of graduation from a foreign institution comparable to a United States secondary school</text:span> (<text:span text:style-name="T2">It is the responsibility of the applicant to arrange for the educational evaluation agency to evaluate the documents and provide the translation to Miami College of Design.);</text:span></text:p>
        </text:list-item>
        <text:list-item>
          <text:p text:style-name="P96">Florida Home Education graduation including receipt of proper state credential.</text:p>
        </text:list-item>
      </text:list>
      <text:p text:style-name="P1"/>
      <text:p text:style-name="P23">In addition, the following is required:</text:p>
      <text:list xml:id="list120157927106877" text:continue-numbering="true" text:style-name="WWNum3">
        <text:list-item>
          <text:p text:style-name="P111"><text:span text:style-name="T2">Portfolio demonstrating depth and breadth of current experience in industrial design</text:span>;</text:p>
        </text:list-item>
        <text:list-item>
          <text:p text:style-name="P111"><text:soft-page-break/><text:span text:style-name="T2">Personal interview (in person or electronically) where the applicant’s portfolio is presented and discussed and the applicant’s level of critical thinking skills is demonstrated</text:span>;</text:p>
        </text:list-item>
        <text:list-item>
          <text:p text:style-name="P96">Non-native speaking applicants must show documentation of a score of 60 TOEFL IBT or documentation of ESL diploma program completion. IELTS (International English Language Testing System is also accepted with the required score of 60.);</text:p>
        </text:list-item>
        <text:list-item>
          <text:p text:style-name="P111"><text:span text:style-name="T2">A signed </text:span>E<text:span text:style-name="T2">nrollment </text:span>A<text:span text:style-name="T2">greement</text:span>;</text:p>
        </text:list-item>
        <text:list-item>
          <text:p text:style-name="P111"><text:span text:style-name="T2">Students under 1</text:span>8<text:span text:style-name="T2"> years of age must have all documents signed by their parents or legal guardians</text:span>;</text:p>
        </text:list-item>
        <text:list-item>
          <text:p text:style-name="P111"><text:span text:style-name="T2">Students must have their own laptop computer capable of running Linux or Mac OS</text:span>;</text:p>
        </text:list-item>
        <text:list-item>
          <text:p text:style-name="P96">Courses that develop visual and design skills (such as studio drawing) are strongly recommended as well as algebra, geometry and trigonometry and one year of science.</text:p>
        </text:list-item>
      </text:list>
      <text:p text:style-name="P13"/>
      <text:p text:style-name="P53"><text:bookmark text:name="_840cvglbhfqe"/>The Application Process</text:p>
      <text:p text:style-name="P1"><text:span text:style-name="T2">The on-line </text:span>a<text:span text:style-name="T2">pplication</text:span> <text:span text:style-name="T2">must be used</text:span> (See https://github.com/IAMF/application/blob/master/application.md). In addition:</text:p>
      <text:list xml:id="list2326463542504164210" text:style-name="WWNum2">
        <text:list-item>
          <text:p text:style-name="P112"><text:span text:style-name="T2">Applicants must provide official transcripts of all secondary academic work through the most recent grading period. High school counselors may submit transcripts through email or mail</text:span>.</text:p>
        </text:list-item>
        <text:list-item>
          <text:p text:style-name="P112"><text:span text:style-name="T2">For applicants who completed college credit at an accredited college, transcripts may be submitted for evaluation for transfer of credit</text:span>.</text:p>
        </text:list-item>
        <text:list-item>
          <text:p text:style-name="P112"><text:span text:style-name="T2">Results of the SAT Reasoning Test or the ACT (American College Testing program) are not required</text:span>.</text:p>
        </text:list-item>
        <text:list-item>
          <text:p text:style-name="P97">Applicant portfolios must include at least five examples of your best recent work. The work should reflect the full range of your ideas, interests, experience and abilities in design and engineering. Work presented can be in any medium (including film or video), in finished or sketch form, as well as an assigned project or a self-directed exploration. Selected pages from a journal or sketchbook are recommended, to demonstrate your research, thinking and investigation approach. Portfolios must be submitted electronically (through Google Docs, DropBox, or some other file-sharing mechanism).</text:p>
        </text:list-item>
        <text:list-item>
          <text:p text:style-name="P97">An essay or sample of your writing, up to 1000 words.</text:p>
        </text:list-item>
        <text:list-item>
          <text:p text:style-name="P112"><text:span text:style-name="T2">Letter(s) of Recommendation.</text:span> <text:span text:style-name="T2">At least </text:span>two<text:span text:style-name="T2"> letter</text:span>s are <text:span text:style-name="T2">required and as many as </text:span>four<text:span text:style-name="T2"> may be submitted. Recommendation letters should be written by teachers or professionals who have first-hand knowledge of your work and academic achievements and can comment on your potential as a Miami College of Design student.</text:span></text:p>
        </text:list-item>
      </text:list>
      <text:p text:style-name="P13"/>
      <text:p text:style-name="P1"><text:span text:style-name="T2">You may invite people to write letters of recommendation.</text:span> <text:span text:style-name="T2">Letters may be sent directly to admissions@miamicollegeofdesign.com.</text:span></text:p>
      <text:p text:style-name="P13"/>
      <text:p text:style-name="P53"><text:bookmark text:name="_fpd952w7m6t9"/>Interview and Performance Assessment</text:p>
      <text:p text:style-name="P1"><text:span text:style-name="T2">All applicants will have a face-to-face in person or electronic admissions interview.</text:span> <text:span text:style-name="T2">During the interview, applicants will be asked to complete a writing and problem-solving exercise.</text:span> <text:span text:style-name="T2">Beforehand, applicants are encouraged to reach out to faculty, staff, and students to gain an understanding of the school environment.</text:span></text:p>
      <text:p text:style-name="P1"/>
      <text:p text:style-name="P48"><text:bookmark text:name="_z1bg1j4y6sh9"/><text:soft-page-break/><text:span text:style-name="T9">Acceptance by Institution</text:span><text:span text:style-name="T2"> </text:span></text:p>
      <text:p text:style-name="P1"><text:span text:style-name="T2">Admissions decisions will be made within one month following the completion of:</text:span> (<text:span text:style-name="T2">1) application, (2) interview, (3) submission of all required documents, and</text:span> (<text:span text:style-name="T2">4) review by the Admissions Committee.</text:span> </text:p>
      <text:p text:style-name="P1"/>
      <text:p text:style-name="P23">The criteria for acceptance into the program are based on a multi-dimensional metric. This includes:</text:p>
      <text:list xml:id="list4445524759074752689" text:style-name="WWNum5">
        <text:list-item>
          <text:p text:style-name="P113"><text:span text:style-name="T2">academic achievement</text:span>;</text:p>
        </text:list-item>
        <text:list-item>
          <text:p text:style-name="P113"><text:span text:style-name="T2">quality of the applicant's portfolio and writing samples</text:span>;</text:p>
        </text:list-item>
        <text:list-item>
          <text:p text:style-name="P98">the Interview;</text:p>
        </text:list-item>
        <text:list-item>
          <text:p text:style-name="P113"><text:span text:style-name="T2">the results of the performance assessment</text:span>;</text:p>
        </text:list-item>
        <text:list-item>
          <text:p text:style-name="P113"><text:span text:style-name="T2">letters of recommendation</text:span>;</text:p>
        </text:list-item>
        <text:list-item>
          <text:p text:style-name="P98">Admissions Committee assessment of character, talent, and ambition.</text:p>
        </text:list-item>
      </text:list>
      <text:p text:style-name="P1"/>
      <text:p text:style-name="P1"><text:span text:style-name="T9">The </text:span><text:span text:style-name="T16">C</text:span><text:span text:style-name="T9">atalog and the </text:span><text:span text:style-name="T16">E</text:span><text:span text:style-name="T9">nrollment </text:span><text:span text:style-name="T16">A</text:span><text:span text:style-name="T9">greement constitute a binding contract between the student and Miami College of Design. Students receive a </text:span><text:span text:style-name="T16">C</text:span><text:span text:style-name="T9">atalog one week prior to enrolling. Please read both documents carefully prior to signing the Enrollment Agreement.</text:span></text:p>
      <text:p text:style-name="P1"/>
      <text:p text:style-name="P53"><text:bookmark text:name="_t8k7apwfk38v"/>Language</text:p>
      <text:p text:style-name="P23">All courses are offered only in English.</text:p>
      <text:p text:style-name="P75"/>
      <text:p text:style-name="P65"><text:bookmark text:name="_evqbxnri52ez"/>Transfer of Credit Hours</text:p>
      <text:p text:style-name="P76"><text:span text:style-name="T2">Some credit hours may be evaluated and considered towards program completion. The applicant must present a transcript and catalog from the institution where the courses were completed. The institution must be accredited by a national or regional accrediting agency and the grade must be a “B” or higher.</text:span> <text:span text:style-name="T2">Students must complete at least 50% of their course work at Miami College of Design in order to receive a degree. Tuition will be prorated.</text:span></text:p>
      <text:p text:style-name="P1"/>
      <text:p text:style-name="P1"><text:span text:style-name="T2">Students may wish to continue their training after graduation.</text:span> <text:span text:style-name="T2">While Miami College of Design is licensed by the Florida Commission for Independent Education, it is not accredited. Some or none of the course work completed at Miami College of Design may be transferable to other institutions. Therefore, the student must contact the institution s/he is transferring to as each institution has its own requirements regarding acceptance of transfer of credit hours. There is no guarantee of transfer of credit hours from one institution to another and specifically from Miami College of Design to any other post-secondary school or college.</text:span> </text:p>
      <text:p text:style-name="P1"/>
      <text:p text:style-name="P53"><text:bookmark text:name="_iyig0trnpgov"/>Life Experience Credit </text:p>
      <text:p text:style-name="P23">Miami College of Design accepts up to 15 credit hours of life experience.  Applicants must select courses for which they seek life experience credit.  For each course, applicants must show how their specific experience meets the objectives of that course.  This is done by completing forms, provided by the school, and including examples of work, job descriptions, and/or testimonials from employers.  The Life Experience Application Package is reviewed by the Admissions Officer.  When complete, then the Application package is submitted to a Life Experience Review Committee.  Tuition for courses accepted for Life Experience credit will be prorated.</text:p>
      <text:p text:style-name="P86"><text:bookmark text:name="_1owppf1dp4nx"/><text:soft-page-break/><text:span text:style-name="T2">DESCRIPTION OF FACILITY AND EQUIPMENT</text:span></text:p>
      <text:p text:style-name="P2"/>
      <text:p text:style-name="P53"><text:bookmark text:name="_x3ee195m9kuu"/>About the campus</text:p>
      <text:p text:style-name="P1"><text:span text:style-name="T2">Miami College of Design is located in the Historic Art District of Wynwood just a few blocks from the famous Wynwood Walls. The campus is located in a three-story 20,000 square foot stand-alone building with a student lounge, library area, and open classrooms.</text:span> <text:span text:style-name="T2">The building was renovated in mid-2016 using innovative design and space concepts.</text:span></text:p>
      <text:p text:style-name="P2"/>
      <text:p text:style-name="P53"><text:bookmark text:name="_b70gqg7bdqt2"/>Labs, classrooms, and other space</text:p>
      <text:p text:style-name="P1"><text:span text:style-name="T2">Classroom, office and lab space are located on the first</text:span>, <text:span text:style-name="T2">second, and third floors of the building</text:span>. <text:span text:style-name="T2">Each is structured as “open floors” with industry-specific machine shops located in open self-contained areas</text:span>. <text:span text:style-name="T2">Tables, chairs, and dividers are all mov</text:span>a<text:span text:style-name="T2">ble so that lab and classroom space can be created as needed and as required by the demands of the courses being taught.</text:span> <text:span text:style-name="T2">There are five (5) closed offices, and one 15x35 space for Executive offices.</text:span> <text:span text:style-name="T2">One area is designated for computers.</text:span> <text:span text:style-name="T2">A 15x12 space is designed for servers.</text:span> <text:span text:style-name="T2">There are three 12x12 faculty offices, an open student lounge, where the library and library computer workstations are located, and a 3</text:span>0<text:span text:style-name="T2">x12 meeting/conference room. Restrooms are located on all floors.</text:span> <text:span text:style-name="T2">The roof holds solar panels and wind</text:span> turbines<text:span text:style-name="T2">. Part of the roof is enclosed to create a closed area where there are eating, recreation, and meeting rooms.</text:span></text:p>
      <text:p text:style-name="P1"/>
      <text:p text:style-name="P53"><text:bookmark text:name="_l3d0ynha5fyu"/>Parking</text:p>
      <text:p text:style-name="P23">Miami College of Design is located in a busy Art District that accommodates the parking needs of its thousands of daily visitors and business people. Building permits are granted based on following the parking calculations for Miami-Dade T-5 zoning, which outlines required parking for the school. There are 150 leased parking spaces available to faculty, staff, and students from public parking lots in the area. Additional parking is leased from public parking lots as enrollment grows. Miami College of Design is not responsible for items left in a student’s car or for any towing charges if students have illegally parked.</text:p>
      <text:p text:style-name="P3"/>
      <text:p text:style-name="P56"><text:bookmark text:name="_g5uing174kyi"/>Approvals and Licenses </text:p>
      <text:p text:style-name="P23">The Miami College of Design has met all requirements, certification, licenses, and insurances to operate and conduct all business in the City of Miami, Miami/Dade County, and the State of Florida.</text:p>
      <text:p text:style-name="P3"/>
      <text:p text:style-name="P56"><text:bookmark text:name="_wud4k6bgj8w8"/>Equipment </text:p>
      <text:p text:style-name="P1"><text:span text:style-name="T2">All equipment needed to support the teaching of each subject is available.</text:span> <text:span text:style-name="T2">There are labs on si</text:span>te<text:span text:style-name="T2"> and also in nearby buildings.</text:span> Ex<text:span text:style-name="T2">amples of equipment include but are not limited to the following: </text:span></text:p>
      <text:p text:style-name="P1"/>
      <text:p text:style-name="P1">w<text:span text:style-name="T2">ater </text:span>j<text:span text:style-name="T2">et</text:span></text:p>
      <text:p text:style-name="P1">vertical<text:span text:style-name="T2"> </text:span>milling<text:span text:style-name="T2"> </text:span>machine</text:p>
      <text:p text:style-name="P1">l<text:span text:style-name="T2">aser </text:span>cutter</text:p>
      <text:p text:style-name="P1"><text:span text:style-name="T2">CNC </text:span>machine</text:p>
      <text:p text:style-name="P23">3D printers</text:p>
      <text:p text:style-name="P1">m<text:span text:style-name="T2">ini mill</text:span></text:p>
      <text:p text:style-name="P1"><text:soft-page-break/>v<text:span text:style-name="T2">inyl cutter</text:span></text:p>
      <text:p text:style-name="P1">d<text:span text:style-name="T2">esktop </text:span>c<text:span text:style-name="T2">utter</text:span></text:p>
      <text:p text:style-name="P1">l<text:span text:style-name="T2">arge-</text:span>f<text:span text:style-name="T2">ormat </text:span>d<text:span text:style-name="T2">igital </text:span>p<text:span text:style-name="T2">rinter </text:span></text:p>
      <text:p text:style-name="P1"/>
      <text:p text:style-name="P48"><text:bookmark text:name="_k7pv77vtxfht"/>Software Resources</text:p>
      <text:p text:style-name="P1">Students at Miami College of Design will have access to state-of-the-art software tools. The College puts an emphasis on Free/Libre Software in order to ensure that students not only learn how to use tools, but also how the tools themselves are designed.</text:p>
      <text:p text:style-name="P1"/>
      <text:p text:style-name="P56"><text:bookmark text:name="_2luz1pkl521t"/>Resource Center and On-line Library</text:p>
      <text:p text:style-name="P1"><text:span text:style-name="T2">The campus’s resource center contains instructional videos and journals, texts, and technical manuals.</text:span> <text:span text:style-name="T2">Miami College of Design has established an on-line library with LIRN that provides ample resources related to its programs of study and related employment and training. Students and instructors may use all resource materials and assigned computers for academic purposes and research while on campus when class is in session and offices are open. Students, faculty, and staff also have access to on-line library resources from any location.</text:span></text:p>
      <text:p text:style-name="Standard"/>
      <text:p text:style-name="P80"><text:bookmark text:name="_8bcih1f2qlfe"/><text:span text:style-name="T2">STUDENT SERVICES</text:span></text:p>
      <text:p text:style-name="P1"/>
      <text:p text:style-name="P1"><text:span text:style-name="T2">Miami College of Design’s primary objective is to assist its students in achieving their personal and career goals. Miami College of Design provides specialized services that are a strong part of the school experience.</text:span> <text:span text:style-name="T2">Students can confidentially discuss their problems at any time with their instructors or any staff member. All staff members maintain an open-door policy regarding student concerns or issues.</text:span></text:p>
      <text:p text:style-name="P3"/>
      <text:p text:style-name="P53"><text:bookmark text:name="_ucm1t2kpmb5r"/>Mentors</text:p>
      <text:p text:style-name="P23">Based on person-centered planning, each student benefits from academic and/or social support. All students are partnered with a mentor. Mentors include faculty, staff, upper-class students, and professional industrial designers in the community. </text:p>
      <text:p text:style-name="P1"/>
      <text:p text:style-name="P53"><text:bookmark text:name="_5aqqyv4gt7ec"/>Housing</text:p>
      <text:p text:style-name="P1"><text:span text:style-name="T2">Miami College of Design is located in the Dist</text:span>rict of <text:span text:style-name="T2">W</text:span>ynwood. Recently around Wynwood, thousands of new housing units have become available. Miami College of Design will assist students in fulfilling their housing needs in this thriving local housing marketplace.</text:p>
      <text:p text:style-name="P1"/>
      <text:p text:style-name="P56"><text:bookmark text:name="_6y47hquj38fq"/>Family Educational Rights and Privacy Act (FERPA) </text:p>
      <text:p text:style-name="P1"><text:span text:style-name="T2">Miami College of Design</text:span> <text:span text:style-name="T2">fully complies with the Family Educational Rights and Privacy Act of the 1974 Buckley Amendment, Public Law 93-380, Section 438. All students’ records are confidential and are stored in locked cabinets in a locked office.</text:span></text:p>
      <text:p text:style-name="P15"/>
      <text:p text:style-name="P56"><text:bookmark text:name="_el8vant1ggom"/>Orientation – Advising Seminars</text:p>
      <text:p text:style-name="P1"><text:span text:style-name="T2">Two Advising Seminars are held during the first two semesters of each program.</text:span> <text:span text:style-name="T2">They are designed as both an orientation to the institution and to address challenges and opportunities and how to handle</text:span> <text:span text:style-name="T2">the</text:span>m<text:span text:style-name="T2"> while in school.</text:span> <text:span text:style-name="T2">The goal is to head off challenges and increase student satisfaction, success, retention, and graduation.</text:span> <text:span text:style-name="T8">There is a Senior Seminar to assist students to select their Senior Project and a Professional Seminar to prepare students to successfully enter the job market.</text:span></text:p>
      <text:p text:style-name="P15"/>
      <text:p text:style-name="P53"><text:bookmark text:name="_ukpne3f843ux"/>Academic Advisement </text:p>
      <text:p text:style-name="P20"><text:span text:style-name="T2">Academic advisement includes offering students skills and resources to successfully complete each course.</text:span> <text:span text:style-name="T2">Examples are consulting with professors and student services staff, study-skill coaching, as well as success strategies when combining school with other life requirements.</text:span></text:p>
      <text:p text:style-name="P20"/>
      <text:p text:style-name="P62"><text:bookmark text:name="_4tlrts6pph9j"/>Financial Aid Advisement</text:p>
      <text:p text:style-name="P21"><text:span text:style-name="T2">Miami College of Design is not approved for U</text:span>S<text:span text:style-name="T2"> Department of Education loans or grants. </text:span>Prior to <text:span text:style-name="T2">the time of enrollment</text:span>, <text:span text:style-name="T2">students are</text:span> <text:span text:style-name="T2">provide with information about institution scholarships, tuition payment plans, and private loans to those who qualify.</text:span> </text:p>
      <text:p text:style-name="P21"/>
      <text:p text:style-name="P36">A tuition interest-free payment plan is offered to students who wish to break down semester tuition into monthly installments.</text:p>
      <text:p text:style-name="P21"><text:soft-page-break/></text:p>
      <text:p text:style-name="P58"><text:bookmark text:name="_o82r0gkfo9yg"/>Career Services/Job Placement Assistance</text:p>
      <text:p text:style-name="P23">Job Placement Services and employment skills assistance shall be provided to all enrolled students and graduates without additional charge. There is no guarantee of placement directly or indirectly implied. </text:p>
      <text:p text:style-name="P1"/>
      <text:p text:style-name="P53"><text:bookmark text:name="_ah25pth367bp"/>First Aid</text:p>
      <text:p text:style-name="P1"><text:span text:style-name="T2">A first aid station is available to treat minor cuts and scrapes that possibly occur using some equipment.</text:span> <text:span text:style-name="T2">Any injuries that require more than basic first aid are referred to local medical centers.</text:span></text:p>
      <text:p text:style-name="P48"><text:bookmark text:name="_cr0swj5ntnth"/></text:p>
      <text:p text:style-name="P48"><text:bookmark text:name="_s1r5r7246fd7"/><text:span text:style-name="T2">Design Internship</text:span>s</text:p>
      <text:p text:style-name="P1"><text:span text:style-name="T2">All students at Miami College of Design will engage in employment internships as part of their program of study. These internships may be paid or unpaid, depending on the location and the amount of training provided at the site. Internships are highly supervised and have specific learning objectives and require written evaluations by student, mentor, and on- and off-campus supervisors. They are arranged through an agreement with an affiliated company </text:span>i<text:span text:style-name="T2">Bionics.</text:span></text:p>
      <text:p text:style-name="P18"/>
      <text:p text:style-name="P56"><text:bookmark text:name="_y8u6473dyr1e"/>Personal Advisement/Counseling</text:p>
      <text:p text:style-name="P1"><text:span text:style-name="T2">Our goal is to assist students to reach their goals. The faculty and staff are available by appointment or informally to meet with students to discuss most obstacles that may be in the way of success. Students may be referred to professional counseling within the community as appropriate.</text:span> </text:p>
      <text:p text:style-name="P18"/>
      <text:p text:style-name="P56"><text:bookmark text:name="_7you4or27e3i"/>Alumni Community</text:p>
      <text:p text:style-name="P23">Graduates are automatically accepted into Miami College of Design’s Alumni Community. Alumni receive a variety of benefits including: career services, auditing of selected courses, and invitations to social events on campus. </text:p>
      <text:p text:style-name="P3"/>
      <text:p text:style-name="P56"><text:bookmark text:name="_e96jshrgbqeq"/>Class Size</text:p>
      <text:p text:style-name="P1"><text:span text:style-name="T2">Miami College of Design is proud of its small classes and individualized attention.</text:span> <text:span text:style-name="T2">Class size may vary according to program requirements. The institution monitors class size to ensure that program objectives are met.</text:span> <text:span text:style-name="T2">Generally, class size will not exceed </text:span>20<text:span text:style-name="T2"> students.</text:span> </text:p>
      <text:p text:style-name="P3"/>
      <text:p text:style-name="P56"><text:bookmark text:name="_pdfgpt1x3vtx"/>Schedule Changes</text:p>
      <text:p text:style-name="P1"><text:span text:style-name="T2">Students who have scheduling errors, or would like to request a change in schedule, may request an appointment with the Registrar. All requests made before the first day of the semester will be considered.</text:span> <text:span text:style-name="T2">Requests made after the start of the semester will need to be approved by the Dean of Faculty.</text:span> </text:p>
      <text:p text:style-name="P3"/>
      <text:p text:style-name="P56"><text:bookmark text:name="_w9153oce72w1"/>Syllabi</text:p>
      <text:p text:style-name="P1"><text:span text:style-name="T2">On the first day of class for each course students receive a copy of the course syllabus and outlines. The student catalog is available one week prior to class start dates.</text:span> <text:span text:style-name="T2">Students always receive a catalog at the time of enrollment.</text:span></text:p>
      <text:p text:style-name="Standard"/>
      <text:p text:style-name="P82"><text:bookmark text:name="_jsk6q2c52eaw"/>ATTENDANCE</text:p>
      <text:p text:style-name="P1"/>
      <text:p text:style-name="P1"><text:span text:style-name="T2">Students are expected to attend class regularly for satisfactory academic progress.</text:span> <text:span text:style-name="T2">At Miami College of Design, attendance is considered a vital part of each student’s performance.</text:span> <text:span text:style-name="T2">Absences in excess of 10% of class hours, for any course, may cause a student to be ineligible to take any final examinations in the program.</text:span></text:p>
      <text:p text:style-name="P1"/>
      <text:p text:style-name="P23">Excessive absences in a course or program will result in the following administrative actions:</text:p>
      <text:list xml:id="list1894841784574204649" text:style-name="WWNum6">
        <text:list-item>
          <text:p text:style-name="P99">Attendance warning</text:p>
        </text:list-item>
        <text:list-item>
          <text:p text:style-name="P99">Probation</text:p>
        </text:list-item>
        <text:list-item>
          <text:p text:style-name="P99">Suspension or dismissal</text:p>
        </text:list-item>
      </text:list>
      <text:list xml:id="list5721112496991838575" text:style-name="WWNum12">
        <text:list-item>
          <text:list>
            <text:list-item>
              <text:list>
                <text:list-item>
                  <text:list>
                    <text:list-item>
                      <text:list>
                        <text:list-item>
                          <text:p text:style-name="P123"/>
                        </text:list-item>
                        <text:list-item>
                          <text:p text:style-name="P127"><text:bookmark text:name="_xlnj7hajgp0h"/>Make-up Work</text:p>
                        </text:list-item>
                      </text:list>
                    </text:list-item>
                  </text:list>
                </text:list-item>
              </text:list>
            </text:list-item>
          </text:list>
        </text:list-item>
      </text:list>
      <text:p text:style-name="P1"><text:span text:style-name="T2">Make-up work is required for any absence. Hours of make-up work will not be accepted as hours of class attendance. Tests that are not taken as a result of an absence must be </text:span>taken<text:span text:style-name="T2"> within a time frame determined by the instructor. A reduction in grade may be </text:span>compensated for<text:span text:style-name="T2"> at the discretion of the instructor. There is no charge for make-up work.</text:span></text:p>
      <text:p text:style-name="P1"/>
      <text:p text:style-name="P56"><text:bookmark text:name="_c57aynbxvljy"/>Tardiness</text:p>
      <text:p text:style-name="P1"><text:span text:style-name="T2">Lateness or leaving class up to 15 minutes early is counted as a one-quarter class absence. These absences are included in the 10% absence calculation. All class time missed in excess of 15 minutes must be </text:span>compensated for<text:span text:style-name="T2"> by the student in order to graduate.</text:span></text:p>
      <text:p text:style-name="P3"/>
      <text:p text:style-name="P50"><text:bookmark text:name="_t4xi33lnav17"/><text:span text:style-name="T2">Leave </text:span>o<text:span text:style-name="T2">f Absence</text:span></text:p>
      <text:p text:style-name="P1"><text:span text:style-name="T2">To be eligible to apply for a leave of absence, a student must have completed the first semester of the program at the Miami College of Design.</text:span> <text:span text:style-name="T2">The student must submit a written request for the leave (with required documentation) to the Registrar and Dean of Student Services.</text:span> <text:span text:style-name="T2">The student must have these approvals from the Directors prior to the start of a leave of absence.</text:span> <text:span text:style-name="T2">An exception to this policy may be made for a student with a medical or family emergency.</text:span> <text:span text:style-name="T2">This exception to the policy is considered only when a student expects to return to the school within the maximum time frame for a leave of absence.</text:span> <text:span text:style-name="T2">A student may make a single request for a non-continuous leave of absence when the request is for the same reason, such as a serious medical problem requiring multiple treatments.</text:span> </text:p>
      <text:p text:style-name="P1"/>
      <text:p text:style-name="P1"><text:span text:style-name="T2">Generally, a leave of absence may be granted for a period not to exceed 120 days.</text:span> <text:span text:style-name="T2">Students are also limited to one leave of absence in any twelve-month period.</text:span> <text:span text:style-name="T2">However, a second leave of absence may be granted as long as total number of days does not exceed 90 days in any twelve-month period.</text:span> <text:span text:style-name="T2">Acceptable reasons for a leave of absence or a second leave of absence within a twelve-month period are jury duty, military duty, or circumstances such as those covered under the Family Medical and Leave Act of 1993 (FMLA).</text:span></text:p>
      <text:p text:style-name="P3"/>
      <text:p text:style-name="P1"><text:span text:style-name="T2">A leave of absence is granted only when there is a reasonable expectation a student will return to school at the expiration of the leave of absence.</text:span> <text:span text:style-name="T2">Students taking an approved leave of </text:span><text:soft-page-break/><text:span text:style-name="T2">absence do not incur any additional charges for the period of the approved leave.</text:span> <text:span text:style-name="T2">However, any student who fails to return to school at the end of an approved leave of absence is withdrawn from Miami College of Design.</text:span></text:p>
      <text:p text:style-name="P1"/>
      <text:p text:style-name="P1"><text:span text:style-name="T2">If a student does not return to school at the expiration of an approved leave of absence, the student’s withdrawal date is the date the student began the leave of absence, and charges and refund calculations are applied.</text:span> <text:span text:style-name="T2">All refund and cancellation policies are applied based on a student’s date of withdrawal.</text:span></text:p>
      <text:p text:style-name="P2"/>
      <text:p text:style-name="P56"><text:bookmark text:name="_2056ozfb5dpm"/>Disciplinary Probation</text:p>
      <text:p text:style-name="P1"><text:span text:style-name="T2">If a student fails to meet their responsibilities as outlined in this catalog or where Miami College of Design policies and procedures are posted or distributed, he or she may be placed on probationary status.</text:span> <text:span text:style-name="T2">Probationary status is for 30 days.</text:span></text:p>
      <text:p text:style-name="P1"/>
      <text:p text:style-name="P23">If a student fails to improve as required during the time period specified for their probation, he or she may remain on probation or dismissed from the program and the School.<text:line-break/></text:p>
      <text:p text:style-name="P56"><text:bookmark text:name="_qzxk1ok5faq"/>Disciplinary Re-Admittance Policy</text:p>
      <text:p text:style-name="P1"><text:span text:style-name="T2">A student must apply for re-admittance to Miami College of Design after being withdrawn for disciplinary reasons.</text:span> <text:span text:style-name="T2">The re-admittance policy is as follows:</text:span></text:p>
      <text:list xml:id="list3256182769358875761" text:style-name="WWNum1">
        <text:list-item>
          <text:p text:style-name="P114"><text:span text:style-name="T2">Students re-entering are placed on disciplinary probation</text:span>;</text:p>
        </text:list-item>
        <text:list-item>
          <text:p text:style-name="P100">If there are no violations of student rules and regulations during this period, at the conclusion of the probationary semester, students are removed from the probation.</text:p>
        </text:list-item>
      </text:list>
      <text:p text:style-name="P3"/>
      <text:p text:style-name="P56"><text:bookmark text:name="_jx4ix4z9z5m2"/>Academic Re-Admittance Policy</text:p>
      <text:p text:style-name="P1"><text:span text:style-name="T2">A student must apply for re-admittance to Miami College of Design after</text:span> <text:span text:style-name="T2">withdrawal </text:span>for any reason<text:span text:style-name="T2">.</text:span> <text:span text:style-name="T2">The policy also applies to students who have been on an approved leave of absence that extended beyond the date granted, which results in automatic withdrawal.</text:span> <text:span text:style-name="T2">The re-admittance policy is as follows:</text:span></text:p>
      <text:list xml:id="list219255894392145120" text:style-name="WWNum7">
        <text:list-item>
          <text:p text:style-name="P115"><text:span text:style-name="T2">Students must obtain permission from the Registrar and Director of Student Services to re-enroll</text:span>;</text:p>
        </text:list-item>
        <text:list-item>
          <text:p text:style-name="P115"><text:span text:style-name="T2">Students must have met all financial obligations to the school</text:span>;</text:p>
        </text:list-item>
        <text:list-item>
          <text:p text:style-name="P101">Students are re-enrolled under current tuition charges and curriculum and catalog policies.</text:p>
        </text:list-item>
      </text:list>
      <text:p text:style-name="P7"/>
      <text:p text:style-name="P7"/>
      <text:p text:style-name="P7"/>
      <text:p text:style-name="P7"/>
      <text:p text:style-name="P7"/>
      <text:p text:style-name="P7"/>
      <text:p text:style-name="P90"/>
      <text:p text:style-name="P132"><text:bookmark text:name="_9b3rfghxvwqv"/>ACADEMIC POLICIES</text:p>
      <text:p text:style-name="P3"/>
      <text:p text:style-name="P53"><text:bookmark text:name="_r9z0cyp534gw"/>Course Assessment</text:p>
      <text:p text:style-name="P1"><text:span text:style-name="T2">It is a Miami College of Design policy that each student completes </text:span>a<text:span text:style-name="T2"> required</text:span> f<text:span text:style-name="T2">inal </text:span>p<text:span text:style-name="T2">roject and/or </text:span>e<text:span text:style-name="T2">xam in order to receive a passing grade. During each semester students get on-going feedback on their class participation and projects.</text:span> <text:span text:style-name="T2">Any Project or Exam not completed by the deadline set by an instructor may result in an automatic failure unless specific arrangements are made with the instructor.</text:span> <text:span text:style-name="T2">Final examinations are normally scheduled during the last class meeting for the course.</text:span></text:p>
      <text:p text:style-name="P1"/>
      <text:p text:style-name="P53"><text:bookmark text:name="_rxmbsw4y0fkr"/>Grading</text:p>
      <text:p text:style-name="P1"><text:span text:style-name="T2">Students are awarded letter grades for all courses taken at Miami College of Design.</text:span> <text:span text:style-name="T2">Academic work is evaluated and grades are assigned at the end of each course to indicate a student’s level of performance.</text:span> <text:span text:style-name="T2">A criterion upon which a student’s performance is evaluated is distributed to each student at the beginning of each course in the form of course syllabus. Grade notations are based on a 4.0 scale:</text:span></text:p>
      <text:p text:style-name="P22"/>
      <text:p text:style-name="P22"><text:span text:style-name="T9">Letter Grade<text:tab/>Interpretation</text:span><text:span text:style-name="T16"><text:tab/></text:span><text:span text:style-name="T9">Numerical Value</text:span><text:span text:style-name="T16"><text:tab/><text:tab/></text:span><text:span text:style-name="T9">Numeric Grade</text:span></text:p>
      <text:p text:style-name="P22"><text:span text:style-name="T2">A<text:tab/>Excellent</text:span><text:tab/><text:span text:style-name="T2">4.0<text:tab/><text:tab/>90.00</text:span>–<text:span text:style-name="T2">100.00%</text:span></text:p>
      <text:p text:style-name="P22"><text:span text:style-name="T2">B<text:tab/>Good</text:span><text:tab/><text:span text:style-name="T2">3.0<text:tab/><text:tab/>80.00</text:span>–<text:span text:style-name="T2">89.99%</text:span></text:p>
      <text:p text:style-name="P22"><text:span text:style-name="T2">C<text:tab/>Average</text:span><text:tab/><text:span text:style-name="T2">2.0</text:span> <text:span text:style-name="T2"><text:tab/><text:tab/>70.00</text:span>–<text:span text:style-name="T2">79.99%</text:span></text:p>
      <text:p text:style-name="P22"><text:span text:style-name="T2">D<text:tab/>Poor</text:span><text:tab/><text:span text:style-name="T2">1.0<text:tab/><text:tab/>65.00</text:span>–<text:span text:style-name="T2">69.99%</text:span></text:p>
      <text:p text:style-name="P22"><text:span text:style-name="T2">F<text:tab/>Fail</text:span><text:tab/><text:span text:style-name="T2">0.0<text:tab/><text:tab/>0</text:span>–<text:span text:style-name="T2">64.99%</text:span></text:p>
      <text:p text:style-name="P22"><text:span text:style-name="T2">AU<text:tab/>Audit</text:span><text:tab/><text:span text:style-name="T2">Not computed</text:span></text:p>
      <text:p text:style-name="P22"><text:span text:style-name="T2">I<text:tab/>Incomplete *</text:span><text:tab/><text:span text:style-name="T2">Not computed</text:span> </text:p>
      <text:p text:style-name="P22"><text:span text:style-name="T2">W<text:tab/>Withdrawal</text:span><text:tab/><text:span text:style-name="T2">Not computed (prior to 50% completion)</text:span></text:p>
      <text:p text:style-name="P22"><text:span text:style-name="T2">WF<text:tab/>Withdrawal Failing</text:span><text:tab/><text:span text:style-name="T2">0.0 (after 50% completion)</text:span></text:p>
      <text:p text:style-name="P22"><text:span text:style-name="T2">WNA<text:tab/>Withdrawal/No attend</text:span>.<text:tab/><text:span text:style-name="T2">Not computed</text:span></text:p>
      <text:p text:style-name="P22"><text:span text:style-name="T2">P<text:tab/>Pass</text:span><text:tab/><text:span text:style-name="T2">Not computed</text:span></text:p>
      <text:p text:style-name="P22"><text:span text:style-name="T2">T<text:tab/>Transfer of Credit Hours</text:span><text:tab/><text:span text:style-name="T2">Not computed</text:span></text:p>
      <text:p text:style-name="P22"/>
      <text:p text:style-name="P22">* <text:span text:style-name="T2">Converts to grade of F if incomplete work is not made up within specified time-frame.</text:span></text:p>
      <text:p text:style-name="P5"/>
      <text:p text:style-name="P59"><text:bookmark text:name="_c8qrvayeol5"/>Repeating Courses</text:p>
      <text:p text:style-name="P22"><text:span text:style-name="T2">A course in which a letter grade of “D” or “F” has been earned may be repeated for grade average purposes.</text:span> <text:span text:style-name="T2">Only the higher grade is used in computation of a cumulative grade point average at Miami College of Design.</text:span> <text:span text:style-name="T2">No course may be taken more than two (2) times.</text:span> <text:span text:style-name="T2">A course in which a satisfactory letter grade (i.e., “A,” “B,” “C”) has been earned may not be repeated for grade average purposes.</text:span> <text:span text:style-name="T2">No courses may be repeated for grade average purposes after graduation.</text:span> <text:span text:style-name="T2">All grades attempted are considered when calculating quantitative Satisfactory Academic Progress status.</text:span></text:p>
      <text:p text:style-name="P11"/>
      <text:p text:style-name="P63"><text:bookmark text:name="_da682rt9v"/><text:soft-page-break/>Plagiarism</text:p>
      <text:p text:style-name="P22"><text:span text:style-name="T2">It is a policy of Miami College of Design that students assume responsibility for maintaining honesty in all work submitted and in any other work designated by an instructor of a course.</text:span> <text:span text:style-name="T2">Plagiarism, because it is a form of theft and dishonesty that interferes with the goals of education, must carry severe penalties.</text:span> <text:span text:style-name="T2">The penalties are as follows:</text:span></text:p>
      <text:list xml:id="list7265445551875253588" text:style-name="WWNum21">
        <text:list-item>
          <text:p text:style-name="P116"><text:span text:style-name="T2">First occurrence of plagiarized material results in an automatic “F” for that assignment</text:span>;</text:p>
        </text:list-item>
        <text:list-item>
          <text:p text:style-name="P116"><text:span text:style-name="T2">First occurrence of a student copying an entire paper or project and turning it in as their own work results in an automatic “F” for the class</text:span>;</text:p>
        </text:list-item>
        <text:list-item>
          <text:p text:style-name="P116"><text:span text:style-name="T2">The second occurrence of an assignment containing plagiarized material results in an automatic “F” for the course</text:span>;</text:p>
        </text:list-item>
        <text:list-item>
          <text:p text:style-name="P102">The second occurrence of a student turning in an entire paper or project as their own work results in an automatic suspension from the School for 30 days.</text:p>
        </text:list-item>
      </text:list>
      <text:p text:style-name="P5"/>
      <text:p text:style-name="P59"><text:bookmark text:name="_ek9mzt7f4o7i"/>Satisfactory Academic Progress</text:p>
      <text:p text:style-name="P22"><text:span text:style-name="T2">Students at Miami College of Design are expected to maintain satisfactory academic progress toward graduation.</text:span> <text:span text:style-name="T2">There are two standards that must be met:</text:span> <text:span text:style-name="T2">a qualitative standard and quantitative standard.</text:span></text:p>
      <text:p text:style-name="P22"/>
      <text:p text:style-name="P22"><text:span text:style-name="T2">The qualitative standard requires that a student achieve a minimum grade</text:span>-<text:span text:style-name="T2">point average of 3.0 after completing </text:span>each semester<text:span text:style-name="T2"> at Miami College of Design.</text:span> <text:span text:style-name="T2">If a student’s cumulative grade</text:span>-point average<text:span text:style-name="T2"> falls below 3.0, they will be placed on academic probation</text:span> for one semester. If after one semester on academic probation, the student is unable to bring their grade-point average to at least 3.0, their scholarship will be suspended and they may be asked to withdraw from the program.</text:p>
      <text:p text:style-name="P22"/>
      <text:p text:style-name="P22"><text:span text:style-name="T2">The quantitative standard requires students to complete their program of study within 150% of the normal time-frame allotted for completion of the program.</text:span> <text:span text:style-name="T2">The normal time-frame is measured in course hours attempted to accommodate schedules of full-time and part-time students.<text:line-break/></text:span></text:p>
      <text:p text:style-name="P59"><text:bookmark text:name="_ub5ascuducqy"/>Graduation Requirements</text:p>
      <text:p text:style-name="P37">In order to graduate from Miami College of Design, students must:</text:p>
      <text:list xml:id="list3316951698950109737" text:style-name="WWNum13">
        <text:list-item>
          <text:p text:style-name="P103">Successfully complete a designated program of study by completing all required courses in the program;</text:p>
        </text:list-item>
        <text:list-item>
          <text:p text:style-name="P103">Achieve a minimum cumulative grade average of 3.0;</text:p>
        </text:list-item>
        <text:list-item>
          <text:p text:style-name="P103">Complete 50% of a program at Miami College of Design;</text:p>
        </text:list-item>
        <text:list-item>
          <text:p text:style-name="P103">Resolve all financial obligations to the School;</text:p>
        </text:list-item>
        <text:list-item>
          <text:p text:style-name="P117"><text:span text:style-name="T2">Complete all required exit paperwor</text:span>k.</text:p>
        </text:list-item>
      </text:list>
      <text:p text:style-name="P3"/>
      <text:p text:style-name="P56"><text:bookmark text:name="_a99xp2j7tza2"/>Privacy of Student Records </text:p>
      <text:p text:style-name="P1"><text:span text:style-name="T2">Miami College of Design respects student’s personal information and guards all information carefully.</text:span> <text:span text:style-name="T2">The student’s Social Security number is not used as a student’s primary identifier.</text:span> <text:span text:style-name="T2">The school will assign each student an institutional Student ID number to use to access records and receive services.</text:span> <text:span text:style-name="T2">A student may choose to withhold directory information but must submit a </text:span><text:soft-page-break/><text:span text:style-name="T2">written notice to the main office stating which of the above directory information items are not be released to the general public.</text:span></text:p>
      <text:p text:style-name="P3"/>
      <text:p text:style-name="P56"><text:bookmark text:name="_nl8a71kjzt9g"/>Transcripts</text:p>
      <text:p text:style-name="P1"><text:span text:style-name="T2">A request for a Miami College of Design transcript must be in writing, signed by the student and requested a minimum of two (2) weeks before a transcript is required.</text:span> <text:span text:style-name="T2">The complete address of the person/place to which the transcript is being sent must be included.</text:span> <text:span text:style-name="T2">An official transcript bearing the School seal will be forwarded to other institutions, to prospective employers, or to other agencies at the request of a student.</text:span> <text:span text:style-name="T2">Institutions typically consider a transcript “official” only if it is forwarded directly from the sending institution.</text:span> <text:span text:style-name="T2">Students may obtain unofficial copies of their transcripts at the campus.</text:span> <text:span text:style-name="T2">There is no charge for the student’s first transcript request.</text:span> <text:span text:style-name="T2">All other transcripts will require a fee of US $10 to be paid with an application. For those students who are dismissed or denied entry, records will remain on file in perpetuity.</text:span></text:p>
      <text:p text:style-name="P2"/>
      <text:p text:style-name="P1"><text:span text:style-name="T2">Note:</text:span> <text:span text:style-name="T2">All financial obligations to the School must be paid before transcripts are released.</text:span></text:p>
      <text:p text:style-name="P3"/>
      <text:p text:style-name="P53"><text:bookmark text:name="_m5n0nrfght5g"/>Changes Made by the Institution</text:p>
      <text:p text:style-name="P23">If the institution cancels or changes a program of study or location in such a way that the student who has started is unable to complete training, arrangements will be made in a timely manner to accommodate the needs of each student enrolled in the program who is affected by the cancellation or change. If the institution is unable to make alternative arrangements that are satisfactory to both parties, the institution will refund all money paid by the student according to the published Refund Policy.</text:p>
      <text:p text:style-name="P3"/>
      <text:p text:style-name="P56"><text:bookmark text:name="_bs7ziy2s9hg9"/>Fire Precautions </text:p>
      <text:p text:style-name="P1"><text:span text:style-name="T2">Students should take note of exit signs within the building and each classroom.</text:span> <text:span text:style-name="T2">In the event of an emergency:</text:span></text:p>
      <text:list xml:id="list1604767987515519795" text:style-name="WWNum20">
        <text:list-item>
          <text:p text:style-name="P118"><text:span text:style-name="T2">Exit the building by the nearest exit in an orderly fashion, following the directions of the fire marshals (when relevant)</text:span>;</text:p>
        </text:list-item>
        <text:list-item>
          <text:p text:style-name="P118"><text:span text:style-name="T2">Stand at a safe distance from the building</text:span>;</text:p>
        </text:list-item>
        <text:list-item>
          <text:p text:style-name="P104">Do not re-enter the building until directed to do so by School administration.</text:p>
        </text:list-item>
      </text:list>
      <text:p text:style-name="P1"/>
      <text:p text:style-name="P56"><text:bookmark text:name="_kxuf6nnhs8c6"/>Campus Safety </text:p>
      <text:p text:style-name="P1"><text:span text:style-name="T2">Miami College of Design maintains an alarmed and monitored well-lit building with appropriately well-lit gated parking areas.</text:span> <text:span text:style-name="T2">Miami College of Design maintains 24/7 video surveillance of all exterior and interior areas. Any and all incidents including damage to personal property or suspicious persons should be reported promptly to School administration.</text:span> <text:span text:style-name="T2">Miami College of Design provides security information, assistance, and service to aid campus occupants in the protection process.</text:span> <text:span text:style-name="T2">Miami College of Design employs patrolling safety officers to observe and detect crimes and threats on campus. Public Safety personnel are not police officers and are not empowered as such. The primary protective means used involves restricting campus access and use to only those authorized students, staff members, and employees, or their guests, for reasonable and safe purposes. </text:span></text:p>
      <text:p text:style-name="P2"/>
      <text:p text:style-name="P53"><text:bookmark text:name="_jjjqxc93wvyn"/><text:soft-page-break/>Weapons on Campus </text:p>
      <text:p text:style-name="P1"><text:span text:style-name="T2">Miami College of design does not allow firearms, deadly</text:span> <text:span text:style-name="T2">weapons, or dangerous instruments on its campus building or any lab sites.</text:span> <text:span text:style-name="T2">No concealed weapons or firearms of any kind are allowed on the property by anyone. Anyone found with weapons of any kind will be immediately arrested and expelled.</text:span></text:p>
      <text:p text:style-name="P3"/>
      <text:p text:style-name="P56"><text:bookmark text:name="_361lz8177w6n"/>Parking</text:p>
      <text:p text:style-name="P1"><text:span text:style-name="T2">Miami College of Design maintains all parking areas and traffic regulations for the protection of all.</text:span> <text:span text:style-name="T2">Students must park in authorized spaces.</text:span> <text:span text:style-name="T2">Students must not park in areas designated for the handicapped (unless possessing the appropriate licensure), on sidewalks, or in “no parking” areas.</text:span> <text:span text:style-name="T2">Violators are subject to having their vehicle towed without prior warning or formal notification.</text:span> <text:span text:style-name="T2">Miami College of Design is not responsible for items left in a student’s car or for any towing charges if students have illegally parked.</text:span></text:p>
      <text:p text:style-name="P3"/>
      <text:p text:style-name="P3"/>
      <text:p text:style-name="P3"/>
      <text:p text:style-name="P7"/>
      <text:p text:style-name="Standard"/>
      <text:p text:style-name="P44"/>
      <text:p text:style-name="P90"><text:bookmark text:name="_ahtm3dsxgdh8"/>STANDARDS OF CONDUCT</text:p>
      <text:p text:style-name="P3"/>
      <text:p text:style-name="P1"><text:span text:style-name="T2">All students are expected and required to conduct themselves in a dignified and professional manner.</text:span> <text:span text:style-name="T2">Students must realize the responsibility for their success rests largely upon themselves.</text:span> <text:span text:style-name="T2">Any behavior that distracts other students or disrupts routine class procedure will not be tolerated.</text:span> <text:span text:style-name="T2">Such conduct is considered just cause for dismissal of a student from Miami College of Design.</text:span></text:p>
      <text:p text:style-name="P1"/>
      <text:p text:style-name="P1"><text:span text:style-name="T2">Specific behaviors that may cause dismissal from Miami College of Design include, but are not limited to:</text:span> </text:p>
      <text:list xml:id="list7515893154171657761" text:style-name="WWNum9">
        <text:list-item>
          <text:p text:style-name="P105">Willful destruction or defacement of institution or student property</text:p>
        </text:list-item>
        <text:list-item>
          <text:p text:style-name="P105">Improper or illegal conduct </text:p>
        </text:list-item>
        <text:list-item>
          <text:p text:style-name="P105">Use or possession of alcoholic beverages or illegal drugs while on campus, or being under the influence of alcoholic beverages or illegal drugs while on campus</text:p>
        </text:list-item>
        <text:list-item>
          <text:p text:style-name="P105">Cheating, plagiarism, academic dishonesty and/or infractions of administrative policies</text:p>
        </text:list-item>
        <text:list-item>
          <text:p text:style-name="P105">Theft of student or School property</text:p>
        </text:list-item>
        <text:list-item>
          <text:p text:style-name="P105">Disruptive or inappropriate behavior</text:p>
        </text:list-item>
      </text:list>
      <text:p text:style-name="P1"/>
      <text:p text:style-name="P1"><text:span text:style-name="T2">A student may also be suspended or dismissed from Miami College of Design for violating administrative policies.</text:span> <text:span text:style-name="T2">Causes for suspension and/or dismissal include:</text:span></text:p>
      <text:list xml:id="list5104844570404846888" text:style-name="WWNum19">
        <text:list-item>
          <text:p text:style-name="P106">Failure to meet student responsibilities as contained within this catalog</text:p>
        </text:list-item>
        <text:list-item>
          <text:p text:style-name="P106">Non-criminal, verbally offensive, disruptive or otherwise inappropriate conduct (whether directed toward another student or a School representative)</text:p>
        </text:list-item>
        <text:list-item>
          <text:p text:style-name="P106">Continued inappropriate personal appearance</text:p>
        </text:list-item>
        <text:list-item>
          <text:p text:style-name="P106">Continued unsatisfactory attendance</text:p>
        </text:list-item>
        <text:list-item>
          <text:p text:style-name="P106">Non-payment for services rendered by the School</text:p>
        </text:list-item>
        <text:list-item>
          <text:p text:style-name="P106">Failure to comply with policies listed in the current School catalog</text:p>
        </text:list-item>
        <text:list-item>
          <text:p text:style-name="P106">Conduct prejudicial to a class, program or the School</text:p>
        </text:list-item>
      </text:list>
      <text:p text:style-name="P3"/>
      <text:p text:style-name="P56"><text:bookmark text:name="_88n3779gyp6g"/>Sexual Harassment and Anti-hazing Policy</text:p>
      <text:p text:style-name="P1"><text:span text:style-name="T2">It is Miami College of Design’s policy to prohibit sexual harassment, which includes a commitment to creating and maintaining a community in which students, faculty and administrative-academic staff can work together in an atmosphere free of all forms of harassment, exploitation, or intimidation. Sexual harassment includes unwelcome sexual advances or offensive comments, gestures, or physical contact of a sexual nature between and/or among students and staff.</text:span> <text:span text:style-name="T2">This includes any kind of intimidation or discrimination.</text:span> <text:span text:style-name="T2">Miami College of Design is strongly opposed to sexual harassment and such behavior is prohibited by law and by Miami College of Design policy.</text:span> <text:span text:style-name="T2">Any report of perceived harassment will be fully investigated and corrective action will be taken where appropriate. Behavior that denigrates the integrity of another student (hazing) will not be tolerated. If a student or employee feels that he or she has suffered a form of discrimination or harassment, the individual should immediately contact a supervisor or the Dean of Academic and Student Affairs.</text:span> <text:span text:style-name="T2">Violation of the policy can result in disciplinary action, up to and including discharge.</text:span></text:p>
      <text:p text:style-name="P3"><text:soft-page-break/></text:p>
      <text:p text:style-name="P56"><text:bookmark text:name="_7czt8v4huf7l"/>Drug Policy </text:p>
      <text:p text:style-name="P1"><text:span text:style-name="T2">Miami College of Design is in compliance with the Federal Government Regulations for a Drug Free Workplace for students and employees.</text:span> <text:span text:style-name="T2">Any student or employee caught in possession, use or distribution of any illegal substances will be dismissed and/or referred to the appropriate agency for arrest.</text:span></text:p>
      <text:p text:style-name="P3"/>
      <text:p text:style-name="P56"><text:bookmark text:name="_kssmnx3dg708"/>No Smoking Institution and Workplace</text:p>
      <text:p text:style-name="P23">Smoking is not tolerated within 100 yards of the institution, offices, or any internship site.</text:p>
      <text:p text:style-name="P3"/>
      <text:p text:style-name="P56"><text:bookmark text:name="_oulg06mpgaac"/>Honor Code</text:p>
      <text:p text:style-name="P23">Enrollment in Miami College of Design and the completion of the enrollment agreement represents a student’s pledge to respect the rights and property of the School and fellow students and to adhere to general principles of academic honesty.</text:p>
      <text:p text:style-name="P3"/>
      <text:p text:style-name="P56"><text:bookmark text:name="_vffrwmd9akjx"/>Standards of Appearance</text:p>
      <text:p text:style-name="P1"><text:span text:style-name="T2">Appropriate dress and appearance is expected at Miami College of Design.</text:span> <text:span text:style-name="T2">Given the nature of the industry, students will work in </text:span>a<text:span text:style-name="T2"> machine shop and other labs.</text:span> <text:span text:style-name="T2">Therefore it is appropriate to wear jeans, sneakers, or other non-slip shoes, and shirts w/o buttons and sleeves that can catch on equipment.</text:span></text:p>
      <text:p text:style-name="P3"/>
      <text:p text:style-name="P56"><text:bookmark text:name="_c1r4kswo4qr5"/>Student Disciplinary Procedures </text:p>
      <text:p text:style-name="P1"><text:span text:style-name="T2">If a student violates Miami College of Design’s Standards of Conduct in a classroom, the first level of discipline lies with the faculty member.</text:span> <text:span text:style-name="T2">If a situation demands further action, the Director of Student Services will determine the disciplinary action.</text:span> </text:p>
      <text:p text:style-name="P1"/>
      <text:p text:style-name="P1">The <text:span text:style-name="T2">primary objective of </text:span>Miami College of Design <text:span text:style-name="T2">is to help their students achieve their career goals.</text:span> <text:span text:style-name="T2">If students have concerns or problems that need to be addressed, they can confidentially discuss their problems at any time with instructors, the Director of Student Services, or any staff member.</text:span> <text:span text:style-name="T2">The school maintains an open-door policy regarding any student issues.</text:span></text:p>
      <text:p text:style-name="P3"/>
      <text:p text:style-name="P56"><text:bookmark text:name="_ew3o30tzovkv"/>Grievance Policy </text:p>
      <text:p text:style-name="P1"><text:span text:style-name="T2">A student has the right to appeal any academic or disciplinary actions set forth by Miami College of Design.</text:span> <text:span text:style-name="T2">Whenever possible, students are encouraged to resolve problems through normal administrative channels.</text:span> </text:p>
      <text:p text:style-name="P1"/>
      <text:p text:style-name="P1"><text:span text:style-name="T2">If a student has spoken to an instructor regarding his/her problem but it is not resolved, the next step is for the student to meet with the Dean of </text:span>Academic and Student Affairs<text:span text:style-name="T2">.</text:span> <text:span text:style-name="T2">The student needs to submit a written request to meet with the Dean.</text:span> <text:span text:style-name="T2">The written request will contain the name of the student, date, brief explanation of the problem/reason for the grievance and the student’s signature.</text:span> <text:span text:style-name="T2">Within 3 days, the Dean will contact the student to set up an appointment.</text:span> </text:p>
      <text:p text:style-name="P1"/>
      <text:p text:style-name="P1"><text:span text:style-name="T2">The Dean of </text:span>and Student Affairs,<text:span text:style-name="T2"> the student, and the Miami College of Design employee involved will meet for the scheduled appointment to resolve the grievance.</text:span> <text:span text:style-name="T2">At this time, the student will have the opportunity to address any further concerns and/or questions.</text:span> <text:span text:style-name="T2">The Dean </text:span><text:soft-page-break/><text:span text:style-name="T2">will review the student’s grievance and ensure that the Institute’s policy has been properly applied in order to make a final decision or recommendation.</text:span> <text:span text:style-name="T2">This decision will be noted and filed in the student’s permanent file.</text:span></text:p>
      <text:p text:style-name="P1"/>
      <text:p text:style-name="P27">If the student feels that his/her complaint cannot be resolved after exhausting the institution's grievance policies and procedures, or feels an appeal or grievance is still unresolved, the student may contact: </text:p>
      <text:p text:style-name="P1"/>
      <text:p text:style-name="P23">Commission for Independent Education</text:p>
      <text:p text:style-name="P23">Florida Department of Education</text:p>
      <text:p text:style-name="P23">325 West Gaines Street, Suite 1414</text:p>
      <text:p text:style-name="P23">Tallahassee, Florida 32399-0400</text:p>
      <text:p text:style-name="P23">850-245-3200; 888-224-6684 toll free</text:p>
      <text:p text:style-name="P7"/>
      <text:p text:style-name="P86"><text:bookmark text:name="_m7cblm1isgfl"/></text:p>
      <text:p text:style-name="Standard"/>
      <text:p text:style-name="P80"><text:bookmark text:name="_esrsees216d2"/></text:p>
      <text:p text:style-name="P90"><text:bookmark text:name="_6q9ily8z2oak"/>ADMINISTRATIVE POLICIES AND PROCEDURES</text:p>
      <text:p text:style-name="P3"/>
      <text:p text:style-name="P1"><text:span text:style-name="T2">Miami College of Design policies have been formulated in the best interests of students and the School.</text:span> <text:span text:style-name="T2">Changes in policy are rarely made during a school year since plans for each session are made in advance.</text:span> <text:span text:style-name="T2">However, Miami College of Design reserves the right to change provisions or requirements, including fees, contained in its catalog at any time and without notice.</text:span> <text:span text:style-name="T2">These will be printed in separate documents and attached to the catalog and sent to the student body. A student currently enrolled will not be affected by a tuition increase.</text:span> <text:span text:style-name="T2">The School also reserves the right to require a student to withdraw should the individual fail to meet printed requirements.</text:span> </text:p>
      <text:p text:style-name="P1"/>
      <text:p text:style-name="P1"><text:span text:style-name="T2">Miami College of Design reserves the right to impose probation on any student whose conduct, attendance, or academic standing is unsatisfactory.</text:span> <text:span text:style-name="T2">Any admission based upon false statements or documents is void, and a student may be dismissed on such grounds.</text:span> <text:span text:style-name="T2">In such cases, a student may not be entitled to earning course hours which he/she may have completed at the School.</text:span></text:p>
      <text:p text:style-name="P1"/>
      <text:p text:style-name="P1"><text:span text:style-name="T2">Admission of a student to a Miami College of Design program does not guarantee that the student will be automatically re-enrolled into any succeeding program.</text:span> <text:span text:style-name="T2">Miami College of Design also reserves the right to cancel any classes that do not have a minimum number of students enrolled. See refund and cancellation policy. </text:span></text:p>
      <text:p text:style-name="P2"/>
      <text:p text:style-name="P48"><text:bookmark text:name="_edk8orwrualq"/>Hours of Operation</text:p>
      <text:p text:style-name="P1">Miami College of Design is in session throughout the year, with the exception of holidays and vacations listed in the Academic Calendar. The main office is open Monday through Friday, 8:30 a.m. to 6:00 p.m. Classes are scheduled from 9:00 a.m. to 1:00 p.m. Evening classes are scheduled from 6:00 PM to 10:00 PM. Classes are held on Saturdays from 9:00 am to 1:00 pm. The campus is open 24 hours a day 7 days a week for students to work on their projects. Security is on duty 24/7.</text:p>
      <text:p text:style-name="P1"/>
      <text:p text:style-name="P48"><text:bookmark text:name="_dryeyzsjwm2h"/>Academic Calendar<text:span text:style-name="T2"> 2017</text:span></text:p>
      <text:list xml:id="list2805263625401656803" text:style-name="WWNum14">
        <text:list-item>
          <text:p text:style-name="P119">Registration Day for Spring Semester Classes: January 13, 2017</text:p>
        </text:list-item>
        <text:list-item>
          <text:p text:style-name="P119">First Day of Classes Spring Semester: January 16, 2017</text:p>
        </text:list-item>
        <text:list-item>
          <text:p text:style-name="P119">Last Day of Classes Spring Semester: May 12, 2017</text:p>
        </text:list-item>
        <text:list-item>
          <text:p text:style-name="P119">Registration Day for Summer Semester Classes: June 2, 2017</text:p>
        </text:list-item>
        <text:list-item>
          <text:p text:style-name="P119">First Day of Classes Summer Semester: June 5, 2017</text:p>
        </text:list-item>
        <text:list-item>
          <text:p text:style-name="P119">Last Day of Classes Summer Semester: August 4, 2017</text:p>
        </text:list-item>
        <text:list-item>
          <text:p text:style-name="P119">Registration Day for Fall Semester Classes: August 25, 2017</text:p>
        </text:list-item>
        <text:list-item>
          <text:p text:style-name="P119">First Day of Classes Fall Semester: August 28, 2017</text:p>
        </text:list-item>
        <text:list-item>
          <text:p text:style-name="P119">Last Day of Classes Fall Semester: December 22, 2017</text:p>
        </text:list-item>
      </text:list>
      <text:p text:style-name="P1"/>
      <text:p text:style-name="P87"><text:bookmark text:name="_i8qxvqnme19"/><text:soft-page-break/>Spring 2017</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Week</text:p>
          </table:table-cell>
          <table:table-cell table:style-name="Table4.A1" office:value-type="string">
            <text:p text:style-name="P42">Date</text:p>
          </table:table-cell>
          <table:table-cell table:style-name="Table4.A1" office:value-type="string">
            <text:p text:style-name="P12"/>
          </table:table-cell>
        </table:table-row>
        <table:table-row table:style-name="Table4.2">
          <table:table-cell table:style-name="Table4.A1" office:value-type="string">
            <text:p text:style-name="P12"/>
          </table:table-cell>
          <table:table-cell table:style-name="Table4.A1" office:value-type="string">
            <text:p text:style-name="P12">January 13</text:p>
          </table:table-cell>
          <table:table-cell table:style-name="Table4.A1" office:value-type="string">
            <text:p text:style-name="P12">Spring term registration day</text:p>
          </table:table-cell>
        </table:table-row>
        <table:table-row table:style-name="Table4.3">
          <table:table-cell table:style-name="Table4.A1" office:value-type="string">
            <text:p text:style-name="P12">1</text:p>
          </table:table-cell>
          <table:table-cell table:style-name="Table4.A1" office:value-type="string">
            <text:p text:style-name="P12">January 16</text:p>
          </table:table-cell>
          <table:table-cell table:style-name="Table4.A1" office:value-type="string">
            <text:p text:style-name="P12">First day of classes</text:p>
          </table:table-cell>
        </table:table-row>
        <table:table-row table:style-name="Table4.4">
          <table:table-cell table:style-name="Table4.A1" office:value-type="string">
            <text:p text:style-name="P12">2</text:p>
          </table:table-cell>
          <table:table-cell table:style-name="Table4.A1" office:value-type="string">
            <text:p text:style-name="P12">January 23</text:p>
          </table:table-cell>
          <table:table-cell table:style-name="Table4.A1" office:value-type="string">
            <text:p text:style-name="P12"/>
          </table:table-cell>
        </table:table-row>
        <table:table-row table:style-name="Table4.5">
          <table:table-cell table:style-name="Table4.A1" office:value-type="string">
            <text:p text:style-name="P12">3</text:p>
          </table:table-cell>
          <table:table-cell table:style-name="Table4.A1" office:value-type="string">
            <text:p text:style-name="P12">January 30</text:p>
          </table:table-cell>
          <table:table-cell table:style-name="Table4.A1" office:value-type="string">
            <text:p text:style-name="P12"/>
          </table:table-cell>
        </table:table-row>
        <table:table-row table:style-name="Table4.6">
          <table:table-cell table:style-name="Table4.A1" office:value-type="string">
            <text:p text:style-name="P12">4</text:p>
          </table:table-cell>
          <table:table-cell table:style-name="Table4.A1" office:value-type="string">
            <text:p text:style-name="P12">February 6</text:p>
          </table:table-cell>
          <table:table-cell table:style-name="Table4.A1" office:value-type="string">
            <text:p text:style-name="P12"/>
          </table:table-cell>
        </table:table-row>
        <table:table-row table:style-name="Table4.7">
          <table:table-cell table:style-name="Table4.A1" office:value-type="string">
            <text:p text:style-name="P12">5</text:p>
          </table:table-cell>
          <table:table-cell table:style-name="Table4.A1" office:value-type="string">
            <text:p text:style-name="P12">February 13</text:p>
          </table:table-cell>
          <table:table-cell table:style-name="Table4.A1" office:value-type="string">
            <text:p text:style-name="P12"/>
          </table:table-cell>
        </table:table-row>
        <table:table-row table:style-name="Table4.8">
          <table:table-cell table:style-name="Table4.A1" office:value-type="string">
            <text:p text:style-name="P12"/>
          </table:table-cell>
          <table:table-cell table:style-name="Table4.A1" office:value-type="string">
            <text:p text:style-name="P12">February 20</text:p>
          </table:table-cell>
          <table:table-cell table:style-name="Table4.A1" office:value-type="string">
            <text:p text:style-name="P12">February break</text:p>
          </table:table-cell>
        </table:table-row>
        <table:table-row table:style-name="Table4.9">
          <table:table-cell table:style-name="Table4.A1" office:value-type="string">
            <text:p text:style-name="P12">6</text:p>
          </table:table-cell>
          <table:table-cell table:style-name="Table4.A1" office:value-type="string">
            <text:p text:style-name="P12">February 27</text:p>
          </table:table-cell>
          <table:table-cell table:style-name="Table4.A1" office:value-type="string">
            <text:p text:style-name="P12"/>
          </table:table-cell>
        </table:table-row>
        <table:table-row table:style-name="Table4.10">
          <table:table-cell table:style-name="Table4.A1" office:value-type="string">
            <text:p text:style-name="P12">7</text:p>
          </table:table-cell>
          <table:table-cell table:style-name="Table4.A1" office:value-type="string">
            <text:p text:style-name="P12">March 6</text:p>
          </table:table-cell>
          <table:table-cell table:style-name="Table4.A1" office:value-type="string">
            <text:p text:style-name="P12">Mid-term projects due</text:p>
          </table:table-cell>
        </table:table-row>
        <table:table-row table:style-name="Table4.11">
          <table:table-cell table:style-name="Table4.A1" office:value-type="string">
            <text:p text:style-name="P12">8</text:p>
          </table:table-cell>
          <table:table-cell table:style-name="Table4.A1" office:value-type="string">
            <text:p text:style-name="P12">March 13</text:p>
          </table:table-cell>
          <table:table-cell table:style-name="Table4.A1" office:value-type="string">
            <text:p text:style-name="P12"/>
          </table:table-cell>
        </table:table-row>
        <table:table-row table:style-name="Table4.12">
          <table:table-cell table:style-name="Table4.A1" office:value-type="string">
            <text:p text:style-name="P12">9</text:p>
          </table:table-cell>
          <table:table-cell table:style-name="Table4.A1" office:value-type="string">
            <text:p text:style-name="P12">March 20</text:p>
          </table:table-cell>
          <table:table-cell table:style-name="Table4.A1" office:value-type="string">
            <text:p text:style-name="P12">Last week to drop classes</text:p>
          </table:table-cell>
        </table:table-row>
        <table:table-row table:style-name="Table4.13">
          <table:table-cell table:style-name="Table4.A1" office:value-type="string">
            <text:p text:style-name="P12">10</text:p>
          </table:table-cell>
          <table:table-cell table:style-name="Table4.A1" office:value-type="string">
            <text:p text:style-name="P12">March 27</text:p>
          </table:table-cell>
          <table:table-cell table:style-name="Table4.A1" office:value-type="string">
            <text:p text:style-name="P12"/>
          </table:table-cell>
        </table:table-row>
        <table:table-row table:style-name="Table4.14">
          <table:table-cell table:style-name="Table4.A1" office:value-type="string">
            <text:p text:style-name="P12">11</text:p>
          </table:table-cell>
          <table:table-cell table:style-name="Table4.A1" office:value-type="string">
            <text:p text:style-name="P12">April 3</text:p>
          </table:table-cell>
          <table:table-cell table:style-name="Table4.A1" office:value-type="string">
            <text:p text:style-name="P12"/>
          </table:table-cell>
        </table:table-row>
        <table:table-row table:style-name="Table4.15">
          <table:table-cell table:style-name="Table4.A1" office:value-type="string">
            <text:p text:style-name="P12"/>
          </table:table-cell>
          <table:table-cell table:style-name="Table4.A1" office:value-type="string">
            <text:p text:style-name="P12">April 10</text:p>
          </table:table-cell>
          <table:table-cell table:style-name="Table4.A1" office:value-type="string">
            <text:p text:style-name="P12">April break</text:p>
          </table:table-cell>
        </table:table-row>
        <table:table-row table:style-name="Table4.16">
          <table:table-cell table:style-name="Table4.A1" office:value-type="string">
            <text:p text:style-name="P12">12</text:p>
          </table:table-cell>
          <table:table-cell table:style-name="Table4.A1" office:value-type="string">
            <text:p text:style-name="P12">April 17</text:p>
          </table:table-cell>
          <table:table-cell table:style-name="Table4.A1" office:value-type="string">
            <text:p text:style-name="P12"/>
          </table:table-cell>
        </table:table-row>
        <table:table-row table:style-name="Table4.17">
          <table:table-cell table:style-name="Table4.A1" office:value-type="string">
            <text:p text:style-name="P12">13</text:p>
          </table:table-cell>
          <table:table-cell table:style-name="Table4.A1" office:value-type="string">
            <text:p text:style-name="P12">April 24</text:p>
          </table:table-cell>
          <table:table-cell table:style-name="Table4.A1" office:value-type="string">
            <text:p text:style-name="P12"/>
          </table:table-cell>
        </table:table-row>
        <table:table-row table:style-name="Table4.18">
          <table:table-cell table:style-name="Table4.A1" office:value-type="string">
            <text:p text:style-name="P12">14</text:p>
          </table:table-cell>
          <table:table-cell table:style-name="Table4.A1" office:value-type="string">
            <text:p text:style-name="P12">May 1</text:p>
          </table:table-cell>
          <table:table-cell table:style-name="Table4.A1" office:value-type="string">
            <text:p text:style-name="P12"/>
          </table:table-cell>
        </table:table-row>
        <table:table-row table:style-name="Table4.19">
          <table:table-cell table:style-name="Table4.A1" office:value-type="string">
            <text:p text:style-name="P12">15</text:p>
          </table:table-cell>
          <table:table-cell table:style-name="Table4.A1" office:value-type="string">
            <text:p text:style-name="P12">May 8</text:p>
          </table:table-cell>
          <table:table-cell table:style-name="Table4.A1" office:value-type="string">
            <text:p text:style-name="P12">Final projects due</text:p>
          </table:table-cell>
        </table:table-row>
      </table:table>
      <text:p text:style-name="P13"/>
      <text:p text:style-name="P88"><text:bookmark text:name="_3wiw2utblck3"/></text:p>
      <text:p text:style-name="Standard"/>
      <text:p text:style-name="P81"><text:bookmark text:name="_awn4amlyqvzb"/></text:p>
      <text:p text:style-name="P87"><text:bookmark text:name="_ac6stevz4ju3"/>Summer 2017</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Week</text:p>
          </table:table-cell>
          <table:table-cell table:style-name="Table5.A1" office:value-type="string">
            <text:p text:style-name="P42">Date</text:p>
          </table:table-cell>
          <table:table-cell table:style-name="Table5.A1" office:value-type="string">
            <text:p text:style-name="P12"/>
          </table:table-cell>
        </table:table-row>
        <table:table-row table:style-name="Table5.2">
          <table:table-cell table:style-name="Table5.A1" office:value-type="string">
            <text:p text:style-name="P12"/>
          </table:table-cell>
          <table:table-cell table:style-name="Table5.A1" office:value-type="string">
            <text:p text:style-name="P12">June 2</text:p>
          </table:table-cell>
          <table:table-cell table:style-name="Table5.A1" office:value-type="string">
            <text:p text:style-name="P12">Summer term registration day</text:p>
          </table:table-cell>
        </table:table-row>
        <table:table-row table:style-name="Table5.3">
          <table:table-cell table:style-name="Table5.A1" office:value-type="string">
            <text:p text:style-name="P12">1</text:p>
          </table:table-cell>
          <table:table-cell table:style-name="Table5.A1" office:value-type="string">
            <text:p text:style-name="P12">June 5</text:p>
          </table:table-cell>
          <table:table-cell table:style-name="Table5.A1" office:value-type="string">
            <text:p text:style-name="P12">First day of classes</text:p>
          </table:table-cell>
        </table:table-row>
        <table:table-row table:style-name="Table5.4">
          <table:table-cell table:style-name="Table5.A1" office:value-type="string">
            <text:p text:style-name="P12">2</text:p>
          </table:table-cell>
          <table:table-cell table:style-name="Table5.A1" office:value-type="string">
            <text:p text:style-name="P12">June 12</text:p>
          </table:table-cell>
          <table:table-cell table:style-name="Table5.A1" office:value-type="string">
            <text:p text:style-name="P12"/>
          </table:table-cell>
        </table:table-row>
        <table:table-row table:style-name="Table5.5">
          <table:table-cell table:style-name="Table5.A1" office:value-type="string">
            <text:p text:style-name="P12">3</text:p>
          </table:table-cell>
          <table:table-cell table:style-name="Table5.A1" office:value-type="string">
            <text:p text:style-name="P12">June 19</text:p>
          </table:table-cell>
          <table:table-cell table:style-name="Table5.A1" office:value-type="string">
            <text:p text:style-name="P12"/>
          </table:table-cell>
        </table:table-row>
        <table:table-row table:style-name="Table5.6">
          <table:table-cell table:style-name="Table5.A1" office:value-type="string">
            <text:p text:style-name="P12">4</text:p>
          </table:table-cell>
          <table:table-cell table:style-name="Table5.A1" office:value-type="string">
            <text:p text:style-name="P12">June 26</text:p>
          </table:table-cell>
          <table:table-cell table:style-name="Table5.A1" office:value-type="string">
            <text:p text:style-name="P12">Mid-term projects due</text:p>
          </table:table-cell>
        </table:table-row>
        <table:table-row table:style-name="Table5.7">
          <table:table-cell table:style-name="Table5.A1" office:value-type="string">
            <text:p text:style-name="P12"/>
          </table:table-cell>
          <table:table-cell table:style-name="Table5.A1" office:value-type="string">
            <text:p text:style-name="P12">July 3</text:p>
          </table:table-cell>
          <table:table-cell table:style-name="Table5.A1" office:value-type="string">
            <text:p text:style-name="P12">July break</text:p>
          </table:table-cell>
        </table:table-row>
        <table:table-row table:style-name="Table5.8">
          <table:table-cell table:style-name="Table5.A1" office:value-type="string">
            <text:p text:style-name="P12">5</text:p>
          </table:table-cell>
          <table:table-cell table:style-name="Table5.A1" office:value-type="string">
            <text:p text:style-name="P12">July 10</text:p>
          </table:table-cell>
          <table:table-cell table:style-name="Table5.A1" office:value-type="string">
            <text:p text:style-name="P12">Last week to drop classes</text:p>
          </table:table-cell>
        </table:table-row>
        <table:table-row table:style-name="Table5.9">
          <table:table-cell table:style-name="Table5.A1" office:value-type="string">
            <text:p text:style-name="P12">6</text:p>
          </table:table-cell>
          <table:table-cell table:style-name="Table5.A1" office:value-type="string">
            <text:p text:style-name="P12">July 17</text:p>
          </table:table-cell>
          <table:table-cell table:style-name="Table5.A1" office:value-type="string">
            <text:p text:style-name="P12"/>
          </table:table-cell>
        </table:table-row>
        <table:table-row table:style-name="Table5.10">
          <table:table-cell table:style-name="Table5.A1" office:value-type="string">
            <text:p text:style-name="P12">7</text:p>
          </table:table-cell>
          <table:table-cell table:style-name="Table5.A1" office:value-type="string">
            <text:p text:style-name="P12">July 24</text:p>
          </table:table-cell>
          <table:table-cell table:style-name="Table5.A1" office:value-type="string">
            <text:p text:style-name="P12"/>
          </table:table-cell>
        </table:table-row>
        <table:table-row table:style-name="Table5.11">
          <table:table-cell table:style-name="Table5.A1" office:value-type="string">
            <text:p text:style-name="P12">8</text:p>
          </table:table-cell>
          <table:table-cell table:style-name="Table5.A1" office:value-type="string">
            <text:p text:style-name="P12">July 31</text:p>
          </table:table-cell>
          <table:table-cell table:style-name="Table5.A1" office:value-type="string">
            <text:p text:style-name="P12">Final projects due</text:p>
          </table:table-cell>
        </table:table-row>
      </table:table>
      <text:p text:style-name="P13"/>
      <text:p text:style-name="P13"/>
      <text:p text:style-name="Standard"/>
      <text:p text:style-name="P46"/>
      <text:p text:style-name="P87"><text:bookmark text:name="_n0rm12et4sy7"/>Fall 2017</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2">Week</text:p>
          </table:table-cell>
          <table:table-cell table:style-name="Table6.A1" office:value-type="string">
            <text:p text:style-name="P42">Date</text:p>
          </table:table-cell>
          <table:table-cell table:style-name="Table6.A1" office:value-type="string">
            <text:p text:style-name="P12"/>
          </table:table-cell>
        </table:table-row>
        <table:table-row table:style-name="Table6.2">
          <table:table-cell table:style-name="Table6.A1" office:value-type="string">
            <text:p text:style-name="P12"/>
          </table:table-cell>
          <table:table-cell table:style-name="Table6.A1" office:value-type="string">
            <text:p text:style-name="P12">August <text:s/>25</text:p>
          </table:table-cell>
          <table:table-cell table:style-name="Table6.A1" office:value-type="string">
            <text:p text:style-name="P12">Fall term registration day</text:p>
          </table:table-cell>
        </table:table-row>
        <table:table-row table:style-name="Table6.3">
          <table:table-cell table:style-name="Table6.A1" office:value-type="string">
            <text:p text:style-name="P12">1</text:p>
          </table:table-cell>
          <table:table-cell table:style-name="Table6.A1" office:value-type="string">
            <text:p text:style-name="P12">August 28</text:p>
          </table:table-cell>
          <table:table-cell table:style-name="Table6.A1" office:value-type="string">
            <text:p text:style-name="P12">First day of classes</text:p>
          </table:table-cell>
        </table:table-row>
        <table:table-row table:style-name="Table6.4">
          <table:table-cell table:style-name="Table6.A1" office:value-type="string">
            <text:p text:style-name="P12">2</text:p>
          </table:table-cell>
          <table:table-cell table:style-name="Table6.A1" office:value-type="string">
            <text:p text:style-name="P12">September 4</text:p>
          </table:table-cell>
          <table:table-cell table:style-name="Table6.A1" office:value-type="string">
            <text:p text:style-name="P12"/>
          </table:table-cell>
        </table:table-row>
        <table:table-row table:style-name="Table6.5">
          <table:table-cell table:style-name="Table6.A1" office:value-type="string">
            <text:p text:style-name="P12">3</text:p>
          </table:table-cell>
          <table:table-cell table:style-name="Table6.A1" office:value-type="string">
            <text:p text:style-name="P12">September 11</text:p>
          </table:table-cell>
          <table:table-cell table:style-name="Table6.A1" office:value-type="string">
            <text:p text:style-name="P12"/>
          </table:table-cell>
        </table:table-row>
        <table:table-row table:style-name="Table6.6">
          <table:table-cell table:style-name="Table6.A1" office:value-type="string">
            <text:p text:style-name="P12">4</text:p>
          </table:table-cell>
          <table:table-cell table:style-name="Table6.A1" office:value-type="string">
            <text:p text:style-name="P12">September 18</text:p>
          </table:table-cell>
          <table:table-cell table:style-name="Table6.A1" office:value-type="string">
            <text:p text:style-name="P12"/>
          </table:table-cell>
        </table:table-row>
        <table:table-row table:style-name="Table6.7">
          <table:table-cell table:style-name="Table6.A1" office:value-type="string">
            <text:p text:style-name="P12">5</text:p>
          </table:table-cell>
          <table:table-cell table:style-name="Table6.A1" office:value-type="string">
            <text:p text:style-name="P12">September 25</text:p>
          </table:table-cell>
          <table:table-cell table:style-name="Table6.A1" office:value-type="string">
            <text:p text:style-name="P12"/>
          </table:table-cell>
        </table:table-row>
        <table:table-row table:style-name="Table6.8">
          <table:table-cell table:style-name="Table6.A1" office:value-type="string">
            <text:p text:style-name="P12">6</text:p>
          </table:table-cell>
          <table:table-cell table:style-name="Table6.A1" office:value-type="string">
            <text:p text:style-name="P12">October 2</text:p>
          </table:table-cell>
          <table:table-cell table:style-name="Table6.A1" office:value-type="string">
            <text:p text:style-name="P12"/>
          </table:table-cell>
        </table:table-row>
        <table:table-row table:style-name="Table6.9">
          <table:table-cell table:style-name="Table6.A1" office:value-type="string">
            <text:p text:style-name="P12"/>
          </table:table-cell>
          <table:table-cell table:style-name="Table6.A1" office:value-type="string">
            <text:p text:style-name="P12">October 9</text:p>
          </table:table-cell>
          <table:table-cell table:style-name="Table6.A1" office:value-type="string">
            <text:p text:style-name="P12">October break</text:p>
          </table:table-cell>
        </table:table-row>
        <table:table-row table:style-name="Table6.10">
          <table:table-cell table:style-name="Table6.A1" office:value-type="string">
            <text:p text:style-name="P12">7</text:p>
          </table:table-cell>
          <table:table-cell table:style-name="Table6.A1" office:value-type="string">
            <text:p text:style-name="P12">October 16</text:p>
          </table:table-cell>
          <table:table-cell table:style-name="Table6.A1" office:value-type="string">
            <text:p text:style-name="P12">Mid-term projects due</text:p>
          </table:table-cell>
        </table:table-row>
        <table:table-row table:style-name="Table6.11">
          <table:table-cell table:style-name="Table6.A1" office:value-type="string">
            <text:p text:style-name="P12">8</text:p>
          </table:table-cell>
          <table:table-cell table:style-name="Table6.A1" office:value-type="string">
            <text:p text:style-name="P12">October 23</text:p>
          </table:table-cell>
          <table:table-cell table:style-name="Table6.A1" office:value-type="string">
            <text:p text:style-name="P12">Last week to drop classes</text:p>
          </table:table-cell>
        </table:table-row>
        <table:table-row table:style-name="Table6.12">
          <table:table-cell table:style-name="Table6.A1" office:value-type="string">
            <text:p text:style-name="P12">9</text:p>
          </table:table-cell>
          <table:table-cell table:style-name="Table6.A1" office:value-type="string">
            <text:p text:style-name="P12">October 30</text:p>
          </table:table-cell>
          <table:table-cell table:style-name="Table6.A1" office:value-type="string">
            <text:p text:style-name="P12"/>
          </table:table-cell>
        </table:table-row>
        <table:table-row table:style-name="Table6.13">
          <table:table-cell table:style-name="Table6.A1" office:value-type="string">
            <text:p text:style-name="P12">10</text:p>
          </table:table-cell>
          <table:table-cell table:style-name="Table6.A1" office:value-type="string">
            <text:p text:style-name="P12">November 6</text:p>
          </table:table-cell>
          <table:table-cell table:style-name="Table6.A1" office:value-type="string">
            <text:p text:style-name="P12"/>
          </table:table-cell>
        </table:table-row>
        <table:table-row table:style-name="Table6.14">
          <table:table-cell table:style-name="Table6.A1" office:value-type="string">
            <text:p text:style-name="P12">11</text:p>
          </table:table-cell>
          <table:table-cell table:style-name="Table6.A1" office:value-type="string">
            <text:p text:style-name="P12">November 13</text:p>
          </table:table-cell>
          <table:table-cell table:style-name="Table6.A1" office:value-type="string">
            <text:p text:style-name="P12"/>
          </table:table-cell>
        </table:table-row>
        <table:table-row table:style-name="Table6.15">
          <table:table-cell table:style-name="Table6.A1" office:value-type="string">
            <text:p text:style-name="P12"/>
          </table:table-cell>
          <table:table-cell table:style-name="Table6.A1" office:value-type="string">
            <text:p text:style-name="P12">November 20</text:p>
          </table:table-cell>
          <table:table-cell table:style-name="Table6.A1" office:value-type="string">
            <text:p text:style-name="P12">November break</text:p>
          </table:table-cell>
        </table:table-row>
        <table:table-row table:style-name="Table6.16">
          <table:table-cell table:style-name="Table6.A1" office:value-type="string">
            <text:p text:style-name="P12">12</text:p>
          </table:table-cell>
          <table:table-cell table:style-name="Table6.A1" office:value-type="string">
            <text:p text:style-name="P12">November 27</text:p>
          </table:table-cell>
          <table:table-cell table:style-name="Table6.A1" office:value-type="string">
            <text:p text:style-name="P12"/>
          </table:table-cell>
        </table:table-row>
        <table:table-row table:style-name="Table6.17">
          <table:table-cell table:style-name="Table6.A1" office:value-type="string">
            <text:p text:style-name="P12">13</text:p>
          </table:table-cell>
          <table:table-cell table:style-name="Table6.A1" office:value-type="string">
            <text:p text:style-name="P12">December 4</text:p>
          </table:table-cell>
          <table:table-cell table:style-name="Table6.A1" office:value-type="string">
            <text:p text:style-name="P12"/>
          </table:table-cell>
        </table:table-row>
        <table:table-row table:style-name="Table6.18">
          <table:table-cell table:style-name="Table6.A1" office:value-type="string">
            <text:p text:style-name="P12">14</text:p>
          </table:table-cell>
          <table:table-cell table:style-name="Table6.A1" office:value-type="string">
            <text:p text:style-name="P12">December 11</text:p>
          </table:table-cell>
          <table:table-cell table:style-name="Table6.A1" office:value-type="string">
            <text:p text:style-name="P12"/>
          </table:table-cell>
        </table:table-row>
        <table:table-row table:style-name="Table6.19">
          <table:table-cell table:style-name="Table6.A1" office:value-type="string">
            <text:p text:style-name="P12">15</text:p>
          </table:table-cell>
          <table:table-cell table:style-name="Table6.A1" office:value-type="string">
            <text:p text:style-name="P12">December 18</text:p>
          </table:table-cell>
          <table:table-cell table:style-name="Table6.A1" office:value-type="string">
            <text:p text:style-name="P12">Final projects due</text:p>
          </table:table-cell>
        </table:table-row>
      </table:table>
      <text:p text:style-name="P13"/>
      <text:p text:style-name="Standard"/>
      <text:p text:style-name="P46"/>
      <text:p text:style-name="P87"><text:bookmark text:name="_n1eqvyb1fyqv"/>Official School Holidays</text:p>
      <text:p text:style-name="P13"/>
      <table:table table:name="Table7" table:style-name="Table7">
        <table:table-column table:style-name="Table7.A"/>
        <table:table-column table:style-name="Table7.B"/>
        <table:table-row table:style-name="Table7.1">
          <table:table-cell table:style-name="Table7.A1" office:value-type="string">
            <text:p text:style-name="P42">Date</text:p>
          </table:table-cell>
          <table:table-cell table:style-name="Table7.A1" office:value-type="string">
            <text:p text:style-name="P42">Holiday</text:p>
          </table:table-cell>
        </table:table-row>
        <table:table-row table:style-name="Table7.1">
          <table:table-cell table:style-name="Table7.A1" office:value-type="string">
            <text:p text:style-name="P12">January 16</text:p>
          </table:table-cell>
          <table:table-cell table:style-name="Table7.A1" office:value-type="string">
            <text:p text:style-name="P12">MLK Day</text:p>
          </table:table-cell>
        </table:table-row>
        <table:table-row table:style-name="Table7.1">
          <table:table-cell table:style-name="Table7.A1" office:value-type="string">
            <text:p text:style-name="P12">February 16</text:p>
          </table:table-cell>
          <table:table-cell table:style-name="Table7.A1" office:value-type="string">
            <text:p text:style-name="P12">Presidents Day</text:p>
          </table:table-cell>
        </table:table-row>
        <table:table-row table:style-name="Table7.1">
          <table:table-cell table:style-name="Table7.A1" office:value-type="string">
            <text:p text:style-name="P12">February 20-24</text:p>
          </table:table-cell>
          <table:table-cell table:style-name="Table7.A1" office:value-type="string">
            <text:p text:style-name="P12">February break</text:p>
          </table:table-cell>
        </table:table-row>
        <table:table-row table:style-name="Table7.1">
          <table:table-cell table:style-name="Table7.A1" office:value-type="string">
            <text:p text:style-name="P12">April 10-16</text:p>
          </table:table-cell>
          <table:table-cell table:style-name="Table7.A1" office:value-type="string">
            <text:p text:style-name="P12">April break</text:p>
          </table:table-cell>
        </table:table-row>
        <table:table-row table:style-name="Table7.1">
          <table:table-cell table:style-name="Table7.A1" office:value-type="string">
            <text:p text:style-name="P12">May 29</text:p>
          </table:table-cell>
          <table:table-cell table:style-name="Table7.A1" office:value-type="string">
            <text:p text:style-name="P12">Memorial Day</text:p>
          </table:table-cell>
        </table:table-row>
        <table:table-row table:style-name="Table7.1">
          <table:table-cell table:style-name="Table7.A1" office:value-type="string">
            <text:p text:style-name="P12">July 3-9</text:p>
          </table:table-cell>
          <table:table-cell table:style-name="Table7.A1" office:value-type="string">
            <text:p text:style-name="P12">July break</text:p>
          </table:table-cell>
        </table:table-row>
        <table:table-row table:style-name="Table7.1">
          <table:table-cell table:style-name="Table7.A1" office:value-type="string">
            <text:p text:style-name="P12">September 4</text:p>
          </table:table-cell>
          <table:table-cell table:style-name="Table7.A1" office:value-type="string">
            <text:p text:style-name="P12">Labor Day</text:p>
          </table:table-cell>
        </table:table-row>
        <table:table-row table:style-name="Table7.1">
          <table:table-cell table:style-name="Table7.A1" office:value-type="string">
            <text:p text:style-name="P12">October 9</text:p>
          </table:table-cell>
          <table:table-cell table:style-name="Table7.A1" office:value-type="string">
            <text:p text:style-name="P12">Columbus Day</text:p>
          </table:table-cell>
        </table:table-row>
        <table:table-row table:style-name="Table7.1">
          <table:table-cell table:style-name="Table7.A1" office:value-type="string">
            <text:p text:style-name="P12">October 9-13</text:p>
          </table:table-cell>
          <table:table-cell table:style-name="Table7.A1" office:value-type="string">
            <text:p text:style-name="P12">October break</text:p>
          </table:table-cell>
        </table:table-row>
        <table:table-row table:style-name="Table7.1">
          <table:table-cell table:style-name="Table7.A1" office:value-type="string">
            <text:p text:style-name="P12">November 11</text:p>
          </table:table-cell>
          <table:table-cell table:style-name="Table7.A1" office:value-type="string">
            <text:p text:style-name="P12">Veterans Day</text:p>
          </table:table-cell>
        </table:table-row>
        <table:table-row table:style-name="Table7.1">
          <table:table-cell table:style-name="Table7.A1" office:value-type="string">
            <text:p text:style-name="P12">November 20-24</text:p>
          </table:table-cell>
          <table:table-cell table:style-name="Table7.A1" office:value-type="string">
            <text:p text:style-name="P12">November break</text:p>
          </table:table-cell>
        </table:table-row>
        <table:table-row table:style-name="Table7.1">
          <table:table-cell table:style-name="Table7.A1" office:value-type="string">
            <text:p text:style-name="P12">November 23</text:p>
          </table:table-cell>
          <table:table-cell table:style-name="Table7.A1" office:value-type="string">
            <text:p text:style-name="P12">Thanksgiving</text:p>
          </table:table-cell>
        </table:table-row>
      </table:table>
      <text:p text:style-name="P1"/>
      <text:p text:style-name="P1"/>
      <text:p text:style-name="Standard"/>
      <text:p text:style-name="P80"><text:bookmark text:name="_2rmd5lmrwzvs"/></text:p>
      <text:p text:style-name="P90"><text:bookmark text:name="_qzf1e1tnn53z"/>TUITION FEES AND OTHER COSTS</text:p>
      <text:p text:style-name="P3"/>
      <text:p text:style-name="P48"><text:bookmark text:name="_cu5lrwaaurjt"/>Tuition </text:p>
      <text:p text:style-name="P1">Tuition is due at the time of registration for each semester. The fee is US $1020 per semester credit-hour unit. The total cost of tuition for the bachelor’s degree is US $147,900 (145 credit hours). The total cost of tuition for the associate’s degree is US $66,300 (65 credit hours). Tuition includes the cost of instructors and administration, as well as internships, mentoring, and student services. Qualified students will receive a scholarship for <text:span text:style-name="T19">up to</text:span> 90% of tuition only (Please refer to the Industrial Arts &amp; Method Scholars Program Section below).</text:p>
      <text:p text:style-name="P1"/>
      <text:p text:style-name="P48"><text:bookmark text:name="_9hkm6of04dcn"/>Application Fee</text:p>
      <text:p text:style-name="P1">There is a one-time US $150 nonrefundable application fee due at the time of application. The application fee must be paid either by credit card or in the form of a personal check, cash, or money order made payable to Miami College of Design. This is the responsibility of the applicant.</text:p>
      <text:p text:style-name="P1"/>
      <text:p text:style-name="P48"><text:bookmark text:name="_yyf5nmgstutx"/>Cost of Books, Equipment, and Supplies</text:p>
      <text:p text:style-name="P1">The price of learning materials, equipment, and supplies varies, with an average cost of US $75 per course. These costs are the responsibility of the student.</text:p>
      <text:p text:style-name="P1"/>
      <text:p text:style-name="P53"><text:bookmark text:name="_4rrhtf2ifj09"/>Industrial Arts &amp; Method Scholars Program</text:p>
      <text:p text:style-name="P1"><text:span text:style-name="T2">Miami College of Design seeks to attract the most talented students both in and out of the </text:span>S<text:span text:style-name="T2">tate of Florida.</text:span> <text:span text:style-name="T2">The goal is to train talented individuals who will become innovators in their communities.</text:span> <text:span text:style-name="T2">Our</text:span> <text:span text:style-name="T2">focus is to deeply involve the local and greater industrial design communit</text:span>ies <text:span text:style-name="T2">to gain their support in the education of students who can one day make a difference to these organizations.</text:span></text:p>
      <text:p text:style-name="P1"/>
      <text:p text:style-name="P1">O<text:span text:style-name="T2">ur approach to student tuition assistance is </text:span>to<text:span text:style-name="T2"> involve industry partners</text:span> <text:span text:style-name="T2">by establishing the Industrial Arts &amp; Method Scholars Program.</text:span> <text:span text:style-name="T2">The </text:span>p<text:span text:style-name="T2">rogram </text:span>details include<text:span text:style-name="T2">:</text:span></text:p>
      <text:list xml:id="list120157202142182" text:continue-numbering="true" text:style-name="WWNum14">
        <text:list-item>
          <text:p text:style-name="P119"><text:span text:style-name="T2">Applicants must go through a rigorous admissions process showing that they have creativity, an innovative spirit, design talent and initiative, a</text:span> t<text:span text:style-name="T2">eamwork mindset, and the goal to complete their studies within the time allotted</text:span>;</text:p>
        </text:list-item>
        <text:list-item>
          <text:p text:style-name="P119"><text:span text:style-name="T2">Accepted applicants will be named Industrial Arts &amp; Method Scholars.</text:span> Scholars<text:span text:style-name="T2"> will</text:span>, wherever possible, <text:span text:style-name="T2">be paired with an industry donor who has agreed to sponsor the Scholars Program</text:span>;</text:p>
        </text:list-item>
        <text:list-item>
          <text:p text:style-name="P119"><text:span text:style-name="T2">Scholars will, wherever possible, be assigned to </text:span>a<text:span text:style-name="T2"> Sponsor work site for project and classroom work and internships</text:span>;</text:p>
        </text:list-item>
      </text:list>
      <text:p text:style-name="P1"/>
      <text:p text:style-name="P1">To the extent that funds are available, tuition awards will be granted to each qualified student who is accepted into the Scholars Program. These are students who meet both the admission <text:soft-page-break/>and the Scholars requirements). The awards program, known as Industrial Arts &amp; Method Scholars Program, is an example of the innovative approach to post-secondary education tuition assistance developed by Miami College of Design. Up to 90% of tuition for qualified students will be paid through the scholars program. Students may qualify annually for scholarships while enrolled in either the Associate's or Bachelor’s degree programs.</text:p>
      <text:p text:style-name="P1"/>
      <text:p text:style-name="P1">There are 50 Industrial Arts &amp; Method Scholarships available for 2017. Students who are awarded scholarships will be responsible for 10% of tuition. Example: If a student enrolls in 18 credit hours in a semester, the total tuition for that semester is US $18,360. The scholarship <text:span text:style-name="T20">recipient</text:span> will be responsible for US $1,836 of that total. Students who are not awarded scholarships will be responsible for 100% of tuition as described in the Tuition Section above.</text:p>
      <text:p text:style-name="P1"/>
      <text:p text:style-name="P1"><text:span text:style-name="T19">All</text:span> students are responsible for the remaining portion of tuition, the one-time application fee of US $150, and learning materials, equipment, and supplies, which have an average cost of US $75 per course.</text:p>
      <text:p text:style-name="P1"/>
      <text:p text:style-name="P52"><text:bookmark text:name="_15fn9g763d92"/>The Scholars Program Application Process</text:p>
      <text:p text:style-name="P78">All applicants to the College and currently enrolled students in good standing are eligible to apply for the Scholars Program on an annual basis. New students will be considered for the program based upon their application for admission to the College as described in the Admissions Procedures and Requirements section of the Catalog. Currently enrolled students applying to the Scholars program must include examples of work from previous semesters. Continuing students may invite people to write letters of recommendation from College faculty and their mentors from industry.</text:p>
      <text:p text:style-name="P78"/>
      <text:p text:style-name="P48"><text:bookmark text:name="_fk8oiw3bvygu"/>Interview and Performance Assessment</text:p>
      <text:p text:style-name="P64"><text:bookmark text:name="_715neri1pq0c"/>All Scholar applicants will have a face-to-face, in person or electronic interview. During the interview, applicants will be asked to discuss their experience working as part of a design team.</text:p>
      <text:p text:style-name="P1"/>
      <text:p text:style-name="P48"><text:bookmark text:name="_o5txklbby38s"/>Acceptance into the Scholars Program</text:p>
      <text:p text:style-name="P1">Decisions regarding acceptance into the Scholars Program, as well as the percentage of tuition to be covered by the Scholars Program will be made within one month of the review by Scholars Program Committee. This will be three months prior to the due date for submission of the enrollment agreement by new students for the semester in which they intend to enroll. Continuing students will be informed of their scholarship status three months prior to the Fall Semester.</text:p>
      <text:p text:style-name="P77"/>
      <text:p text:style-name="P79"><text:bookmark text:name="_xemh7wbl5o4w"/>How are students selected?</text:p>
      <text:p text:style-name="P1">In addition to the standard admission process, students must prove to the Admissions Committee that they are highly qualified, goal-oriented, and committed to completion of their assigned work.</text:p>
      <text:p text:style-name="P1"/>
      <text:p text:style-name="P48"><text:bookmark text:name="_r66bmkhq5iow"/>What are the requirements to maintain good standing in the scholar program?</text:p>
      <text:p text:style-name="P1">A minimum cumulative grade average of 3.0 and enrollment of at least 9 credits per semester.</text:p>
      <text:p text:style-name="P1"/>
      <text:p text:style-name="P48"><text:bookmark text:name="_g5rw8dl6tzsm"/><text:soft-page-break/>How many scholarships are awarded? </text:p>
      <text:p text:style-name="P1">Scholarships are awarded to as many qualified students as possible based on available scholarship funding.</text:p>
      <text:p text:style-name="P1"/>
      <text:p text:style-name="P48"><text:bookmark text:name="_5q42dj97rfkq"/>Scholars Program in Summary</text:p>
      <table:table table:name="Table8" table:style-name="Table8">
        <table:table-column table:style-name="Table8.A"/>
        <table:table-column table:style-name="Table8.B"/>
        <table:table-row table:style-name="Table8.1">
          <table:table-cell table:style-name="Table8.A1" office:value-type="string">
            <text:p text:style-name="P39">Amount of the scholarship.</text:p>
          </table:table-cell>
          <table:table-cell table:style-name="Table8.B1" office:value-type="string">
            <text:p text:style-name="P1"><text:span text:style-name="T13">The Scholarship covers </text:span><text:span text:style-name="T15">up to</text:span><text:span text:style-name="T13"> 90% of tuition for those who qualify.</text:span></text:p>
          </table:table-cell>
        </table:table-row>
        <table:table-row table:style-name="Table8.1">
          <table:table-cell table:style-name="Table8.A1" office:value-type="string">
            <text:p text:style-name="P39">Programs that qualify </text:p>
          </table:table-cell>
          <table:table-cell table:style-name="Table8.B1" office:value-type="string">
            <text:p text:style-name="P39">The Scholarship applies to both the B.S. and A.S. degree programs.</text:p>
          </table:table-cell>
        </table:table-row>
        <table:table-row table:style-name="Table8.1">
          <table:table-cell table:style-name="Table8.A1" office:value-type="string">
            <text:p text:style-name="P39">Submissions required </text:p>
          </table:table-cell>
          <table:table-cell table:style-name="Table8.B1" office:value-type="string">
            <text:p text:style-name="P39">Complete the entire Admissions process as described in the Admissions and Procedures requirements section.</text:p>
          </table:table-cell>
        </table:table-row>
        <table:table-row table:style-name="Table8.1">
          <table:table-cell table:style-name="Table8.A1" office:value-type="string">
            <text:p text:style-name="P39">Process for student selection.</text:p>
          </table:table-cell>
          <table:table-cell table:style-name="Table8.B1" office:value-type="string">
            <text:p text:style-name="P39">An Admissions Selection Committee makes the final admissions decisions according to a printed list of policies and procedures and criteria.</text:p>
          </table:table-cell>
        </table:table-row>
        <table:table-row table:style-name="Table8.1">
          <table:table-cell table:style-name="Table8.A1" office:value-type="string">
            <text:p text:style-name="P39">Requirements to maintain the scholar award.</text:p>
          </table:table-cell>
          <table:table-cell table:style-name="Table8.B1" office:value-type="string">
            <text:p text:style-name="P39">Students must maintain satisfactory academic standing (See Satisfactory Academic Progress in the Academic Policies Section on Page 24).</text:p>
          </table:table-cell>
        </table:table-row>
        <table:table-row table:style-name="Table8.1">
          <table:table-cell table:style-name="Table8.A1" office:value-type="string">
            <text:p text:style-name="P39">Number of scholarships awarded.</text:p>
          </table:table-cell>
          <table:table-cell table:style-name="Table8.B1" office:value-type="string">
            <text:p text:style-name="P39">Qualified students (those who meet admissions and scholarship criteria) will be awarded the scholarship subject to available funds.</text:p>
          </table:table-cell>
        </table:table-row>
        <table:table-row table:style-name="Table8.1">
          <table:table-cell table:style-name="Table8.A1" office:value-type="string">
            <text:p text:style-name="P39">Additional scholarship information.</text:p>
          </table:table-cell>
          <table:table-cell table:style-name="Table8.B1" office:value-type="string">
            <text:p text:style-name="P39">Detailed information about the scholarship program is found under the Admissions Procedures and Requirements Section of this catalog (Page 31).</text:p>
          </table:table-cell>
        </table:table-row>
        <table:table-row table:style-name="Table8.1">
          <table:table-cell table:style-name="Table8.A1" office:value-type="string">
            <text:p text:style-name="P1"><text:span text:style-name="T13">Items </text:span><text:span text:style-name="T15">not </text:span><text:span text:style-name="T13">covered by the scholarship</text:span></text:p>
          </table:table-cell>
          <table:table-cell table:style-name="Table8.B1" office:value-type="string">
            <text:p text:style-name="P39">One-time application fee; Books and learning materials; 10% of tuition.</text:p>
          </table:table-cell>
        </table:table-row>
        <table:table-row table:style-name="Table8.1">
          <table:table-cell table:style-name="Table8.A1" office:value-type="string">
            <text:p text:style-name="P39">What if no funds are available to enrolled students to continue the next semester(s)?</text:p>
          </table:table-cell>
          <table:table-cell table:style-name="Table8.B1" office:value-type="string">
            <text:p text:style-name="P39">If no scholarship funds are available, students will be responsible for 100% of tuition.</text:p>
          </table:table-cell>
        </table:table-row>
        <table:table-row table:style-name="Table8.1">
          <table:table-cell table:style-name="Table8.A1" office:value-type="string">
            <text:p text:style-name="P39">What financing is available to assist students to pay for the 10% tuition not covered by a scholarship?</text:p>
          </table:table-cell>
          <table:table-cell table:style-name="Table8.B1" office:value-type="string">
            <text:p text:style-name="P39">Miami College of Design has arranged with tuition-lending companies for students to seek tuition loan assistance.</text:p>
          </table:table-cell>
        </table:table-row>
        <table:table-row table:style-name="Table8.1">
          <table:table-cell table:style-name="Table8.A1" office:value-type="string">
            <text:p text:style-name="P39">What financing is available to assist students who did not qualify for the scholarship?</text:p>
          </table:table-cell>
          <table:table-cell table:style-name="Table8.B1" office:value-type="string">
            <text:p text:style-name="P39">Miami College of Design has arranged with tuition-lending companies for students to seek tuition loan assistance.</text:p>
          </table:table-cell>
        </table:table-row>
        <table:table-row table:style-name="Table8.1">
          <table:table-cell table:style-name="Table8.A1" office:value-type="string">
            <text:p text:style-name="P39">Will tuition paid by the student be covered by the Refund Policy?</text:p>
          </table:table-cell>
          <table:table-cell table:style-name="Table8.B1" office:value-type="string">
            <text:p text:style-name="P39">Yes (See the Refund and Cancellation Policy Section on Page 39).</text:p>
          </table:table-cell>
        </table:table-row>
        <table:table-row table:style-name="Table8.1">
          <table:table-cell table:style-name="Table8.A1" office:value-type="string">
            <text:p text:style-name="P39">What is the time-frame new and returning students are given as to whether they qualify for the scholarship and the amount?</text:p>
          </table:table-cell>
          <table:table-cell table:style-name="Table8.B1" office:value-type="string">
            <text:p text:style-name="P1"><text:span text:style-name="T13">New students will be told about their scholarship status three months prior to the due date for submission of the Enrollment Agreement. Continuing students will be told about their scholarship status three months prior to </text:span><text:span text:style-name="T14">Registration</text:span><text:span text:style-name="T13"> Day.</text:span></text:p>
          </table:table-cell>
        </table:table-row>
      </table:table>
      <text:p text:style-name="P1"/>
      <text:p text:style-name="P128"/>
      <text:list xml:id="list120158947174541" text:continue-list="list5721112496991838575" text:style-name="WWNum12">
        <text:list-item>
          <text:list>
            <text:list-item>
              <text:list>
                <text:list-item>
                  <text:list>
                    <text:list-item>
                      <text:list>
                        <text:list-item>
                          <text:p text:style-name="P129"><text:bookmark text:name="_4kcddya3ryr9"/>REFUND AND CANCELLATION POLICY</text:p>
                        </text:list-item>
                      </text:list>
                    </text:list-item>
                  </text:list>
                </text:list-item>
              </text:list>
            </text:list-item>
          </text:list>
        </text:list-item>
      </text:list>
      <text:p text:style-name="P1"/>
      <text:p text:style-name="P1"><text:span text:style-name="T2">Scholars are awarded</text:span> <text:span text:style-name="T2">scholarship for up to 90% of tuition. Should a Student Scholar drop out or withdraw, the student is due no refund and owes no fees to the school. A student who is not awarded a scholarship and chooses to pay their own tuition, will be subject to the following refund and cancellation policies.</text:span></text:p>
      <text:p text:style-name="P1"/>
      <text:p text:style-name="P1"><text:span text:style-name="T2">Should a student</text:span>’s enrollment<text:span text:style-name="T2"> be terminated or canceled for any reason, all refunds will be made according to the following refund schedule. This applies to students who did not qualify for a scholarship and are paying tuition in cash.</text:span></text:p>
      <text:list xml:id="list3036621277856238508" text:style-name="WWNum10">
        <text:list-item>
          <text:p text:style-name="P124"><text:span text:style-name="T2">Cancellation must be made in writing</text:span>;</text:p>
        </text:list-item>
        <text:list-item>
          <text:p text:style-name="P124"><text:span text:style-name="T2">All monies will be refunded if the applicant is not accepted by the School or if the student cancels within three (3) business days after signing the enrollment agreement and making an initial deposit</text:span>;</text:p>
        </text:list-item>
        <text:list-item>
          <text:p text:style-name="P124"><text:span text:style-name="T2">Cancellation after the third (3</text:span><text:span text:style-name="T21">rd</text:span><text:span text:style-name="T2">) business day, but before the first class, will result in a refund of all monies paid, with the exception of the non-refundable application fee in the amount of US $150</text:span>;</text:p>
        </text:list-item>
        <text:list-item>
          <text:p text:style-name="P124"><text:span text:style-name="T2">Cancellation or withdrawal after attendance has begun, but prior to 40% completion of the course, will result in a Pro Rata refund of tuition computed on the number of Credit Hours completed to the total course Credit Hours required</text:span>;</text:p>
        </text:list-item>
        <text:list-item>
          <text:p text:style-name="P124"><text:span text:style-name="T2">Cancellation after completing 40% of the course will result in no refund</text:span>;</text:p>
        </text:list-item>
        <text:list-item>
          <text:p text:style-name="P124"><text:span text:style-name="T2">The termination date for refund computation purposes is the last date of actual attendance by the student</text:span>;</text:p>
        </text:list-item>
        <text:list-item>
          <text:p text:style-name="P124"><text:span text:style-name="T2">Refunds will be made within 30 days of termination or receipt of cancellation notice</text:span>;</text:p>
        </text:list-item>
        <text:list-item>
          <text:p text:style-name="P124"><text:span text:style-name="T2">Costs for books and learning materials and equipment will be refunded only if returned unused and in salable condition</text:span>;</text:p>
        </text:list-item>
        <text:list-item>
          <text:p text:style-name="P125">An applicant who signs up and fails to cancel within (3) business days will receive a refund less the non-refundable application fee in the amount of US $150.</text:p>
        </text:list-item>
      </text:list>
      <text:p text:style-name="P3"><text:bookmark text:name="_gjdgxs"/></text:p>
      <text:list xml:id="list120158985276748" text:continue-list="list120158947174541" text:style-name="WWNum12">
        <text:list-item>
          <text:list>
            <text:list-item>
              <text:list>
                <text:list-item>
                  <text:list>
                    <text:list-item>
                      <text:list>
                        <text:list-item>
                          <text:p text:style-name="P126"><text:bookmark text:name="_89tbgdv5fiwn"/>Course Cancellation and Refund Policy</text:p>
                        </text:list-item>
                      </text:list>
                    </text:list-item>
                  </text:list>
                </text:list-item>
              </text:list>
            </text:list-item>
          </text:list>
        </text:list-item>
      </text:list>
      <text:p text:style-name="P23">Should a course be canceled by the administration for any reason, tuition for that course will be refunded in full to cash paying students. Fees paid for learning materials, equipment, and supplies will not be refunded.</text:p>
      <text:p text:style-name="P3"/>
      <text:p text:style-name="Standard"/>
      <text:p text:style-name="P84"><text:bookmark text:name="_w9x47nei733n"/>ADMINISTRATION, FACULTY, AND STAFF</text:p>
      <text:p text:style-name="P6"/>
      <text:p text:style-name="P35">Administrators work for Miami College of Design on a full-time basis. Faculty work on a part-time basis.</text:p>
      <text:p text:style-name="P6"/>
      <text:p text:style-name="P60"><text:bookmark text:name="_mgx3is2t7isg"/>SENIOR ADMINISTRATION</text:p>
      <text:p text:style-name="P6"/>
      <text:p text:style-name="P38">President</text:p>
      <text:p text:style-name="P35">Franco Lodato</text:p>
      <text:p text:style-name="P35">Master of Science</text:p>
      <text:p text:style-name="P35">Bio-Design</text:p>
      <text:p text:style-name="P35">European Institute of Design</text:p>
      <text:p text:style-name="P35">Milan, Italy</text:p>
      <text:p text:style-name="P17"/>
      <text:p text:style-name="P35">Bachelor of Science</text:p>
      <text:p text:style-name="P35">Industrial Design</text:p>
      <text:p text:style-name="P35">Institute of Technology AJC</text:p>
      <text:p text:style-name="P35">Caracas, Venezuela</text:p>
      <text:p text:style-name="P17"><text:span text:style-name="T2"><text:line-break/></text:span><text:span text:style-name="T9">Chief Operating Officer</text:span></text:p>
      <text:p text:style-name="P35">Antonio Malavé</text:p>
      <text:p text:style-name="P17">Masters of Science</text:p>
      <text:p text:style-name="P17">Advanced Defense Studies</text:p>
      <text:p text:style-name="P17">Insituto de Alto Estudios de la Defensa Nacional</text:p>
      <text:p text:style-name="P17">Caracas, Venezuela</text:p>
      <text:p text:style-name="P17"/>
      <text:p text:style-name="P17">Bachelor of Science</text:p>
      <text:p text:style-name="P35">Business</text:p>
      <text:p text:style-name="P35">South Oklahoma State University</text:p>
      <text:p text:style-name="P35">Oklahoma City, OK</text:p>
      <text:p text:style-name="P17"/>
      <text:p text:style-name="P38">Provost</text:p>
      <text:p text:style-name="P35">Walter Bender</text:p>
      <text:p text:style-name="P35">Master of Science</text:p>
      <text:p text:style-name="P35">Visual Studies</text:p>
      <text:p text:style-name="P35">Massachusetts Institute of Technology</text:p>
      <text:p text:style-name="P35">Cambridge, MA</text:p>
      <text:p text:style-name="P17"/>
      <text:p text:style-name="P35">Bachelor of Arts</text:p>
      <text:p text:style-name="P35">Visual and Environmental Studies</text:p>
      <text:p text:style-name="P35">Harvard University</text:p>
      <text:p text:style-name="P35">Cambridge, MA</text:p>
      <text:p text:style-name="P17"/>
      <text:p text:style-name="P89"><text:bookmark text:name="_idzzryzd3zkx"/><text:soft-page-break/>CO<text:span text:style-name="T9">URSE DESCRIPTIONS</text:span></text:p>
      <text:p text:style-name="P14"/>
      <text:p text:style-name="P1"><text:span text:style-name="T2">Courses are taken sequentially by level. Each semester credit hour </text:span>is a unit consisting of a minimum of fifteen hours of instruction appropriate to the level of credential sought, during a</text:p>
      <text:p text:style-name="P1">semester, plus a reasonable period of time outside of instruction which is required for preparation for learning experiences, such as preparation for instruction, study of course material, or completion of educational projects<text:span text:style-name="T2">.</text:span></text:p>
      <text:p text:style-name="P1"/>
      <text:p text:style-name="P1"><text:span text:style-name="T2">The course numbers are based on course codes established by the school and do not relate to state common</text:span>-<text:span text:style-name="T2">course numbering systems. The course numbers were created by using the first few letters of the name of the program and then three numbers to indicate level or sequence</text:span>. <text:span text:style-name="T2">Courses numbered in the 100s and 200s are designed for students enrolled in both the associates and bachelors programs. Course numbers in the 300s and 400s are designed for students enrolled in the bachelors program. For example, </text:span>ID-101 is an introductory level Industrial Design class intended for Year-1 students. ID-204 is a more advanced course in Industrial Design intended for Year-2 students. Similarly, MATH indicates courses in mathematics; COMP indicates courses in computer science; SOCSCI indicates courses in the social sciences; NATSCI indicates courses in the natural sciences; HUM indicates courses in the humanities; EPS indicates courses in business and entrepreneurship; and SM indicates academic seminars.</text:p>
      <text:p text:style-name="P1"/>
      <text:p text:style-name="P1">Students are provided with a course syllabus at the start of each course. It contains the following:</text:p>
      <text:list xml:id="list9019098245292729323" text:style-name="WWNum15">
        <text:list-item>
          <text:p text:style-name="P120">Method of evaluation</text:p>
        </text:list-item>
        <text:list-item>
          <text:p text:style-name="P120">Course requirements</text:p>
        </text:list-item>
        <text:list-item>
          <text:p text:style-name="P120">Value towards final grade</text:p>
        </text:list-item>
      </text:list>
      <text:p text:style-name="P14"/>
      <text:p text:style-name="P55"><text:bookmark text:name="_1zjsnb7c3u58"/>Industrial Design</text:p>
      <text:p text:style-name="P23">ID-101 Design Practice, 3 credit hours theory, 3 credit hours lab</text:p>
      <text:p text:style-name="P23">This course provides an introduction to the industrial design process. Beginning with abstract exercises, students are introduced to techniques for designing and engineering. Upon completion of this course, students will have the opportunity to develop skills that foster design creativity, thinking, representation, and development. (Prerequisite: none)</text:p>
      <text:p text:style-name="P1"/>
      <text:p text:style-name="P23">ID-102 Biodesign: Innovation Inspired by Nature, 3 credit hours theory, 3 credit hours lab</text:p>
      <text:p text:style-name="P23"><text:bookmark text:name="_tz8hld1jcsyz"/>In this course students will explore past, present and future examples of Biodesign solutions to human problems. Upon completion of this course, students will have learned how experts in the field of biomimicry use nature’s organisms and ecosystems as model, measure and mentor to discover engineering, architectural, business operations/management, and product</text:p>
      <text:p text:style-name="P23">development solutions. (F. Lodato) (Prerequisite: ID-101)</text:p>
      <text:p text:style-name="P1"/>
      <text:p text:style-name="P23">ID-150 Design Studio 1, 6 credit hours lab</text:p>
      <text:p text:style-name="P23">This course provides instruction in industrial design and project development within design constraints. Students engage in the design process through project work. Instruction and <text:soft-page-break/>practice in oral and written communication are provided. Upon completion of this course, students will have gained experience in the conceptual, formal, spatial and material aspects of industrial design. (Prerequisite: none)</text:p>
      <text:p text:style-name="P1"/>
      <text:p text:style-name="P23">ID-199 Design Internship 1, 6 credit hours lab</text:p>
      <text:p text:style-name="P1"><text:span text:style-name="T2">This course provides an introduction to internships. Students are placed in internships according to their interests and through consultation with the Design Faculty. During the internship students engage in a shadowing process. The student shadows one or more designated employees at the industrial design company.</text:span> <text:span text:style-name="T2">The experience is customer design and is guided and supported by faculty and industrial mentors. Evaluation is based on weekly reports by the student and midterm and final reports by the mentor. Upon completion of this course, students will have an understanding of the role and responsibility of an intern and an understanding of the design work flow in an industrial work setting. (Prerequisite: ID-150)</text:span></text:p>
      <text:p text:style-name="P1"/>
      <text:p text:style-name="P1">ID-202<text:tab/>Special Projects in Wearables, 3 credit hours theory, 3 credit hours lab</text:p>
      <text:p text:style-name="P1">This course provides a studio and lab environment for students to engage in a design project in wearable systems. Project teams will explore new concepts of wearable computing. Upon completion of this course, students will have an understanding of the constraints and demands that must be accounted for in order to design wearable solutions to problems in health and well-being, recreation, personal security, and social networking. (F. Ladato) (Prerequisite: ID-150)</text:p>
      <text:p text:style-name="P1"/>
      <text:p text:style-name="P23"><text:bookmark text:name="_1fob9te"/>ID-204 Special Projects in Education Technology, 3 credit hours theory, 3 credit hours lab</text:p>
      <text:p text:style-name="P23">This course provides a studio and lab environment for students to engage in a design project in education technology. Project teams will explore new concepts of technology's role in learning. Upon completion of this course, students will have an understanding of the constraints and demands that must be accounted for in order to design devices and interventions that will satisfy the globally growing demand for education. (W. Bender) (Prerequisite: ID-150)</text:p>
      <text:p text:style-name="P1"/>
      <text:p text:style-name="P23">ID-250 Design Studio 2, 6 credit hours lab</text:p>
      <text:p text:style-name="P23">This course provides instruction in industrial design and project development with an emphasis on social, cultural, or civic programs. The course builds on foundational design skills with more complex constraints and contexts. Upon completion of this course, students will be able to integrate aspects of design theory, design technology, and computation into the design process. (Design Faculty) (Prerequisite: ID-150)</text:p>
      <text:p text:style-name="P1"/>
      <text:p text:style-name="P23">ID-299 Design Internship 2, 6 credit hours lab</text:p>
      <text:p text:style-name="P23">This course provides an internship experience. Students are assigned a selected work site according to their major interests. There is an on-site supervisor as well as student mentors who together with the student establish competency goals to be completed during the internship experience. Several evaluations will be conducted to ensure students meet internship objectives. Upon the completion of the internship, students will be experienced in the practical application of knowledge and skills they have learned in the didactic and supervised studio settings of instruction. (Design Faculty) (Prerequisite: ID-199)</text:p>
      <text:p text:style-name="P1"/>
      <text:p text:style-name="P23"><text:soft-page-break/>ID-302 Advanced Projects in Wearables, 3 credit hours theory, 3 credit hours lab</text:p>
      <text:p text:style-name="P1"><text:span text:style-name="T2">This course provides an advanced studio and lab environment for students to engage in a design project in wearable systems.</text:span> <text:span text:style-name="T2">Project teams will explore new concepts of wearable computing in which they build upon the skills and tools that the students have already acquired. Upon completion of this course, students will have demonstrated a high methodical competence and a mastery of the design and engineering skills necessary to innovate in the wearable-computing field. (F. Lodato) (Prerequisite: </text:span>any ID-200-level course<text:span text:style-name="T2">)</text:span></text:p>
      <text:p text:style-name="P1"/>
      <text:p text:style-name="P1">ID-304<text:tab/>Advanced Projects in Education Technology, 3 credit hours theory, 3 credit hours lab</text:p>
      <text:p text:style-name="P1">This course provides an advanced studio and lab environment for students to engage in a design project in education technology. Project teams will explore new concepts in which they build upon the skills and tools that the students have already acquired. Upon completion of this course, students will have demonstrated a high methodical competence and a mastery of the design and engineering skills necessary to innovate in the educational-technology field. (W. Bender) (Prerequisite: any ID-200-level course)</text:p>
      <text:p text:style-name="P1"/>
      <text:p text:style-name="P23">ID-350 Design Studio 3, 6 credit hours lab</text:p>
      <text:p text:style-name="P23">This course provides opportunities to learn advanced industrial design projects. Students learn how industrial concepts and ideas translate into products. Upon completion of this course, students have integrated design skills used to negotiate the complex issues of program and form in a specific cultural context. (Design Faculty) (Prerequisite: ID-250)</text:p>
      <text:p text:style-name="P1"/>
      <text:p text:style-name="P23">ID-399 Design Internship 3, 6 credit hours lab</text:p>
      <text:p text:style-name="P23">In this course, students participate in an advanced internship. They work with the Design Faculty to prepare a written training plan that specifies the goals, educational objectives, and specific experiences and applications to be accomplished. Upon completion of the internship, students will be experienced in allocation of resources, establishing timelines for project plans, and establishing an evaluation process, including the criteria to be used that appropriately assess their work. (Design Faculty) (Prerequisite: ID-299)</text:p>
      <text:p text:style-name="P1"/>
      <text:p text:style-name="P23">ID-401 Design Leadership 1, 1 credit hours lab</text:p>
      <text:p text:style-name="P23">This course provides an opportunity for seniors to mentor students in lower classes. This provides the opportunity to develop team-leadership and management skills and fine-tune industrial design skills. Upon completion of this course, students will have improved skills in studio critique and the ability to judge the effectiveness of members of a design team and motivate and manage others. (Design Faculty) (Prerequisite: ID-350)</text:p>
      <text:p text:style-name="P1"/>
      <text:p text:style-name="P23">ID-402 Design Leadership 2, 1 credit hours lab</text:p>
      <text:p text:style-name="P23">This course provides additional opportunities for seniors to further their leadership, management, and knowledge skills by mentoring students in lower classes. Upon completion of this course, students will have advanced skills in leading a project design team and motivating and managing others as well as increase industrial design skills. (Design Faculty) (Prerequisite: ID-401)</text:p>
      <text:p text:style-name="P1"/>
      <text:p text:style-name="P23"><text:soft-page-break/>ID-450 Design Studio 4, 3 credit hours lab</text:p>
      <text:p text:style-name="P23">This course provides a broad range of advanced-level investigations in industrial design in various contexts. Studio problems include projects that are found in the workplace and include investigations and new production technologies. Upon completion of this course, students will have demonstrated the ability to integrate theoretical and technological training into specific design topics. (Design Faculty) (Prerequisite: ID-350)</text:p>
      <text:p text:style-name="P1"/>
      <text:p text:style-name="P23">ID-499 Capstone Design Project, 4 credit hours lab</text:p>
      <text:p text:style-name="P23">This course provides an opportunity for student teams to integrate, apply, and demonstrate their skills. Capstone projects can be research-oriented or design-oriented. Upon completion of this course, students will have created an industrial design that can be implemented and used. All activity is closely monitored by Design Faculty. (Design Faculty) (Prerequisite: ID-450)</text:p>
      <text:p text:style-name="P12"/>
      <text:p text:style-name="P49"><text:bookmark text:name="_9j3bd69s49xo"/><text:span text:style-name="T9">Mathematics</text:span> </text:p>
      <text:p text:style-name="P1"/>
      <text:p text:style-name="P23">MATH-101 College Algebra, 3 credit hours theory</text:p>
      <text:p text:style-name="P1"><text:span text:style-name="T2">This course is an exploration of</text:span> <text:span text:style-name="T2">algebraic operations and properties, fractions, exponents and radicals, equations and systems of equations, polynomials and factoring, graphing, inequalities, and more. (Prerequisite: none)</text:span></text:p>
      <text:p text:style-name="P1"/>
      <text:p text:style-name="P1"><text:span text:style-name="T2">MATH-201 Statistics</text:span> <text:span text:style-name="T2">, 3 credit hours theory</text:span></text:p>
      <text:p text:style-name="P23">This course provides an introduction to fundamentals of statistics. Upon completion of this course, students will have exposure to statistics, estimation theory, hypothesis testing, measures of performance, and notions of optimality, analysis of variance, and simple linear regression. (Prerequisite: MATH-101)</text:p>
      <text:p text:style-name="P1"/>
      <text:p text:style-name="P55"><text:bookmark text:name="_3phpazbanotx"/>Computer Science</text:p>
      <text:p text:style-name="P1"/>
      <text:p text:style-name="P23">COMP-201 Principles of Software Development, 3 credit hours theory, 3 credit hours lab</text:p>
      <text:p text:style-name="P23">This course provides an opportunity for students to explore the variety of principles of software design. Upon completion of this course, students will have knowledge of principles upon which common software tools are developed and maintained and an understanding of the theoretical constraints and limitations of software development. (Prerequisite: none)</text:p>
      <text:p text:style-name="P1"/>
      <text:p text:style-name="P1">COMP-301 Introduction to Computational Thinking (Python), 3 credit hours theory, 3 credit hours lab</text:p>
      <text:p text:style-name="P1">This course provides an opportunity for students to explore the foundational tools of computer science necessary to understand and articulate computational approaches to problem-solving. Upon completion of this course, students will have experience using the Python programming language to express computational principles as applied to simple problem-solving. (Prerequisite: COMP-201)</text:p>
      <text:p text:style-name="P1"/>
      <text:p text:style-name="P1"><text:span text:style-name="T2">COMP-302 Introduction to Computational Thinking (JavaScrip</text:span>t) <text:span text:style-name="T2">, 3 credit hours theory, 3 credit hours lab</text:span></text:p>
      <text:p text:style-name="P23"><text:soft-page-break/>This course provides an opportunity for students to explore the foundational tools of computer science necessary to understand and articulate computational approaches to problem-solving. Upon completion of this course, students will have experience using the JavaScript programming language to express computational principles as applied to simple problem-solving. (Prerequisite: COMP-201) </text:p>
      <text:p text:style-name="P12"/>
      <text:p text:style-name="P55"><text:bookmark text:name="_oaf7nexdbhy7"/>Engineering</text:p>
      <text:p text:style-name="P1"/>
      <text:p text:style-name="P23">ENG-102 Introduction to Rapid Prototyping Methods, 3 credit hours theory, 3 credit hours lab</text:p>
      <text:p text:style-name="P23">This course provides a practical hands-on introduction to digital fabrication. This includes CAD/CAM/CAE, NC machining, 3-D printing and scanning, molding and casting, composites, laser and water jet cutting, and PCB design and fabrication. Upon completion of this course, students will have an understanding of these capabilities through projects worked on individually and jointly to create functional systems. (Design Faculty) (Prerequisite: none)</text:p>
      <text:p text:style-name="P1"/>
      <text:p text:style-name="P23">ENG-203 Methods of Sensor Design, 3 credit hours theory, 3 credit hours lab</text:p>
      <text:p text:style-name="P23">This course presents concepts, principles, and algorithms for sensing and computation related to the physical world. Upon completion of this course, student will have developed skills to design a small-scale yet complex robot capable of real-time interaction with the natural world. (Prerequisite: ENG-101 or COMP-102)</text:p>
      <text:p text:style-name="P1"/>
      <text:p text:style-name="P55"><text:bookmark text:name="_3v2r5edn781z"/>Entrepreneurship</text:p>
      <text:p text:style-name="P1"/>
      <text:p text:style-name="P23">EPS-401 Affordable Design, 3 credit hours theory, 3 credit hours lab</text:p>
      <text:p text:style-name="P23">This course provides students with an opportunity to engage in a social entrepreneurship and design project in partnership with urban and rural communities. Students focus on income generation and meeting daily human needs through new product and service design and development. The scope of their work takes into consideration the cultural appropriateness of design choices and their impact on social venture success. Upon completion of this course, students will have an understanding of the impact of innovation in different problem-opportunity contexts. (Prerequisite: none)</text:p>
      <text:p text:style-name="P1"/>
      <text:p text:style-name="P23">EPS-402 Sustainable Design, 3 credit hours theory, 3 credit hours lab</text:p>
      <text:p text:style-name="P23">This course provides students exposure to the environmental impacts and social-justice issues that are becoming increasingly important to today’s business leaders. Upon completion of this course, students will have exposure to the factors defining the challenge of meeting the needs of a business while taking into account social and environmental issues. (Prerequisite: EPS-301)</text:p>
      <text:p text:style-name="P12"/>
      <text:p text:style-name="P66"><text:bookmark text:name="_8093oys3hw2k"/>Humanities</text:p>
      <text:p text:style-name="P1"/>
      <text:p text:style-name="P1"><text:span text:style-name="T2">HUM-101 English Writing and Communicati</text:span>on<text:span text:style-name="T2">, 3 credit hours theory</text:span></text:p>
      <text:p text:style-name="P23">This course provides students with written communication skills. Upon completion of this course, students will know the elements of effective written communication, ensuring that their written documents reflect a high level of professionalism and credibility. (Prerequisite: none)</text:p>
      <text:p text:style-name="P1"><text:soft-page-break/></text:p>
      <text:p text:style-name="P1"><text:span text:style-name="T2">HUM-102 Effective Speaking and Communicatio</text:span>n<text:span text:style-name="T2">, 3 credit hours theory</text:span></text:p>
      <text:p text:style-name="P23">This course provides the opportunity for students to study techniques of oral communication and to read and speak about the ideas they encounter in books on a variety of cultural, historical and social topics. Public speaking is essential in order to convey ones ideas and gain rapport with others. (Prerequisite: HUM-101)</text:p>
      <text:p text:style-name="P1"/>
      <text:p text:style-name="P23">HUM-201 College Writing, 3 credit hours theory</text:p>
      <text:p text:style-name="P23">This course helps students to develop thinking and writing skills through frequent writing assignments based on critical response to intellectually challenging questions. Emphasis is on the writing process i.e. prewriting, drafting, revising, using peer and teacher critique, editing, and proofreading. Upon completion of this course, students will have completed four essays, including one that requires research. (Prerequisite: HUM-101)</text:p>
      <text:p text:style-name="P1"/>
      <text:p text:style-name="P1">HUM-202 How to Write a Design Proposal, 3 credit hours theory</text:p>
      <text:p text:style-name="P1">This course provides students with an opportunity to refine their writing skills within the context of writing a design proposal. Upon completion of this course, students will be experienced in writing, editing, and critiquing proposals that make a persuasive case for a reasonable solution to a clearly articulated problem. (Prerequisite: HUM-101)</text:p>
      <text:p text:style-name="P1"/>
      <text:p text:style-name="P1"><text:span text:style-name="T2">HUM-301 Philosophy: Practice-based Inquir</text:span>y<text:span text:style-name="T2">, 3 credit hours theory</text:span></text:p>
      <text:p text:style-name="P1"><text:span text:style-name="T2">This course provides an opportunity for students to establish or advance their understanding of practice-based inquiry through critical exploration of visual language, ethics, and approaches to knowledge acquisition. Students are introduced to quantitative and qualitative approaches to evaluating</text:span> <text:span text:style-name="T2">various processes. Upon completion of this course, students will be able to use these theoretical underpinnings to begin to critically review literature relevant to their field of interests. (Prerequisite: none)</text:span></text:p>
      <text:p text:style-name="P1"/>
      <text:p text:style-name="P23">HUM-302 History of Design, 3 credit hours theory</text:p>
      <text:p text:style-name="P23">This course provides students with a historical perspective of design as an outgrowth of the Industrial Revolution, when an individual craftsman could no longer be responsible for every stage of the development of a product. Upon completion of this course, students will be familiar with the changing role of the designer within the context of the development of new production techniques and materials in the eighteenth and nineteenth centuries, the development of mass production, standardization, modularity and diversification. (Prerequisite: HUM-301)</text:p>
      <text:p text:style-name="P12"/>
      <text:p text:style-name="P55"><text:bookmark text:name="_fot4rbl24vb"/>Natural Sciences</text:p>
      <text:p text:style-name="P1"/>
      <text:p text:style-name="P23">NATSCI-302 Biology: Visual Perception, 3 credit hours theory, 3 credit hours lab</text:p>
      <text:p text:style-name="P23">This course focuses on psychological theories of color, form, depth, and motion perception. Students will experience examples of visual processes through a number of in-class experiments. Upon completion of this course, students will have an understanding of the roles of learning, memory, imagination, and other cognitive processes on daily human experience. (Prerequisite: none)</text:p>
      <text:p text:style-name="P1"><text:soft-page-break/></text:p>
      <text:p text:style-name="P55"><text:bookmark text:name="_pl0jmu6rd6yt"/>Social Sciences</text:p>
      <text:p text:style-name="P1"/>
      <text:p text:style-name="P23">SOCSCI-201 The History of Free Culture, 3 credit hours theory</text:p>
      <text:p text:style-name="P23">This course provides an introduction to the free culture movement, a social movement that promotes the freedom to distribute and modify creative works in the form of free content. Upon completion of this course, students will have an understanding of the history of free culture, the underlying philosophical, social, and ethical frameworks, and familiarity with the various mechanism used for promoting and permitting the free exchange of ideas. (Prerequisite: none)</text:p>
      <text:p text:style-name="P12"/>
      <text:p text:style-name="P23">SOCSCI-302 Social Psychology, 3 credit hours theory</text:p>
      <text:p text:style-name="P1"><text:span text:style-name="T2">This course provides an introduction to social psychology, the science of how we influence the way people think, feel, and act. The aim of this course is to familiarize students with research and theory in social psychology in order to develop critical thinking skills about social-psychological phenomena. Another</text:span> <text:span text:style-name="T2">course object is to stimulate students to think about the implications of social-psychological research for their personal and work lives. (Prerequisite: none)</text:span></text:p>
      <text:p text:style-name="P12"/>
      <text:p text:style-name="P55"><text:bookmark text:name="_7pe2upq6knqa"/>Advising Seminars</text:p>
      <text:p text:style-name="P1"/>
      <text:p text:style-name="P23">SM-101 Advising Seminar, 1 credit hour theory</text:p>
      <text:p text:style-name="P1"><text:span text:style-name="T2">This is the first of two seminars to introduce students to the challenges and opportunities of their training and college life. These seminars provide an orientation to </text:span>Miami<text:span text:style-name="T2"> College of Design and how to navigate a successful path to graduation. Students participate in small-groups and have individual interactions and discuss challenges and opportunities that will occur and ways to handle them. (All faculty) (Prerequisite: none)</text:span></text:p>
      <text:p text:style-name="P1"/>
      <text:p text:style-name="P23">SM-102 Advising Seminar, 1 credit hour1 theory</text:p>
      <text:p text:style-name="P23">This seminar provides additional orientation for first-year students. The goal of this seminar is to enhance student success and satisfaction. Upon completion, students will experience small-group and individual interactions and discuss solutions to personal and academic challenges. (All Faculty) (Prerequisite: SM-101)</text:p>
      <text:p text:style-name="P1"/>
      <text:p text:style-name="P23">SM-401 Senior Seminar, 1 credit hour theory</text:p>
      <text:p text:style-name="P23"><text:bookmark text:name="_3znysh7"/>This seminar provides a forum for students to select their senior project topic. There are weekly class meetings as well as individual conference with faculty. Upon completion, students will have defined a method of approach and prepared a thesis proposal to successfully complete a BS degree in Industrial Design. (Design Faculty) (Prerequisite: simultaneous enrollment in ID-450)</text:p>
      <text:p text:style-name="P1"/>
      <text:p text:style-name="P23">SM-402 Professional Seminar, 1 credit hour theory</text:p>
      <text:p text:style-name="P1"><text:span text:style-name="T2">This seminar provides a forum for students to reflect upon their overall program of study at the </text:span>Miami College of Design<text:span text:style-name="T2"> and develop a deeper understanding of how their studies have prepared them for their professional careers. Upon completion of this seminar, students will </text:span><text:soft-page-break/><text:span text:style-name="T2">have amassed an annotated portfolio of their work suitable for presenting themselves to the job market. (Design Faculty) (Prerequisite: simultaneous enrollment in ID-499 or EPS-499)</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in" loext:contextual-spacing="true" fo:line-height="100%" fo:text-align="center" style:justify-single-word="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in" fo:margin-bottom="0in" loext:contextual-spacing="true" fo:line-height="100%" fo:text-align="justify" style:justify-single-word="false" fo:keep-together="always" fo:keep-with-next="always"/>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39in" fo:margin-bottom="0in" loext:contextual-spacing="false" fo:line-height="115%" fo:keep-together="always" fo:text-indent="-0.7in" style:auto-text-indent="false" fo:keep-with-next="always"/>
      <style:text-properties fo:color="#243f60" style:text-position="0% 100%" style:font-name="Cambria" fo:font-family="Cambria" style:font-family-generic="roman" style:font-pitch="variable" fo:font-size="10pt" fo:font-weight="normal" style:font-name-asian="Cambria1" style:font-family-asian="Cambria" style:font-family-generic-asian="system" style:font-pitch-asian="variable" style:font-size-asian="10pt" style:font-weight-asian="normal" style:font-name-complex="Cambria1" style:font-family-complex="Cambria" style:font-family-generic-complex="system" style:font-pitch-complex="variable"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position="0% 100%"/>
    </style:style>
    <style:style style:name="ListLabel_20_2" style:display-name="ListLabel 2"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 style:display-name="ListLabel 3"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 style:display-name="ListLabel 4"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fo:font-size="12pt" fo:font-weight="normal"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2pt"/>
    </style:style>
    <style:style style:name="ListLabel_20_8" style:display-name="ListLabel 8"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 style:display-name="ListLabel 9"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 style:display-name="ListLabel 10" style:family="text">
      <style:text-properties style:text-position="0% 100%"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text-position="0% 100%"/>
    </style:style>
    <style:style style:name="ListLabel_20_29" style:display-name="ListLabel 29"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3" style:display-name="ListLabel 3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6" style:display-name="ListLabel 3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7" style:display-name="ListLabel 6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text-position="0% 100%" fo:font-weight="normal" style:font-weight-asian="bold"/>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style:num-suffix="." style:num-format="1">
        <style:list-level-properties text:list-level-position-and-space-mode="label-alignment">
          <style:list-level-label-alignment text:label-followed-by="listtab"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0" style:num-suffix="​" style:num-format="">
        <style:list-level-properties text:list-level-position-and-space-mode="label-alignment">
          <style:list-level-label-alignment text:label-followed-by="listtab" fo:margin-left="0.3in"/>
        </style:list-level-properties>
      </text:list-level-style-number>
      <text:list-level-style-number text:level="2" text:style-name="ListLabel_20_21" style:num-suffix="​" style:num-format="">
        <style:list-level-properties text:list-level-position-and-space-mode="label-alignment">
          <style:list-level-label-alignment text:label-followed-by="listtab" fo:margin-left="0.4in"/>
        </style:list-level-properties>
      </text:list-level-style-number>
      <text:list-level-style-number text:level="3" text:style-name="ListLabel_20_22" style:num-suffix="​" style:num-format="">
        <style:list-level-properties text:list-level-position-and-space-mode="label-alignment">
          <style:list-level-label-alignment text:label-followed-by="listtab" fo:margin-left="0.5in"/>
        </style:list-level-properties>
      </text:list-level-style-number>
      <text:list-level-style-number text:level="4" text:style-name="ListLabel_20_23" style:num-suffix="​" style:num-format="">
        <style:list-level-properties text:list-level-position-and-space-mode="label-alignment">
          <style:list-level-label-alignment text:label-followed-by="listtab" fo:margin-left="0.6in"/>
        </style:list-level-properties>
      </text:list-level-style-number>
      <text:list-level-style-number text:level="5" text:style-name="ListLabel_20_24" style:num-suffix="​" style:num-format="">
        <style:list-level-properties text:list-level-position-and-space-mode="label-alignment">
          <style:list-level-label-alignment text:label-followed-by="listtab" fo:margin-left="0.7in"/>
        </style:list-level-properties>
      </text:list-level-style-number>
      <text:list-level-style-number text:level="6" text:style-name="ListLabel_20_25" style:num-suffix="​" style:num-format="">
        <style:list-level-properties text:list-level-position-and-space-mode="label-alignment">
          <style:list-level-label-alignment text:label-followed-by="listtab" fo:margin-left="0.8in"/>
        </style:list-level-properties>
      </text:list-level-style-number>
      <text:list-level-style-number text:level="7" text:style-name="ListLabel_20_26" style:num-suffix="​" style:num-format="">
        <style:list-level-properties text:list-level-position-and-space-mode="label-alignment">
          <style:list-level-label-alignment text:label-followed-by="listtab" fo:margin-left="0.9in"/>
        </style:list-level-properties>
      </text:list-level-style-number>
      <text:list-level-style-number text:level="8" text:style-name="ListLabel_20_27" style:num-suffix="​" style:num-format="">
        <style:list-level-properties text:list-level-position-and-space-mode="label-alignment">
          <style:list-level-label-alignment text:label-followed-by="listtab" fo:margin-left="1in"/>
        </style:list-level-properties>
      </text:list-level-style-number>
      <text:list-level-style-number text:level="9" text:style-name="ListLabel_20_28" style:num-suffix="​" style:num-format="">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0"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3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32"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3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34"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35"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36"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37"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6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6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6" style:num-suffix="●" text:bullet-char="●">
        <style:list-level-properties text:list-level-position-and-space-mode="label-alignment">
          <style:list-level-label-alignment text:label-followed-by="listtab" fo:text-indent="0.0417in" fo:margin-left="0.2917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6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6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text-align="justify" style:justify-single-word="false"/>
    </style:style>
    <style:style style:name="MP2" style:family="paragraph" style:parent-style-name="Standard">
      <style:paragraph-properties fo:margin-top="0in" fo:margin-bottom="0.5in" loext:contextual-spacing="false" fo:line-height="100%"/>
    </style:style>
    <style:style style:name="MT1" style:family="text">
      <style:text-properties fo:font-size="9pt" style:font-size-asian="9pt" style:font-size-complex="9pt"/>
    </style:style>
    <style:style style:name="MT2" style:family="text">
      <style:text-properties style:text-position="0% 100%" fo:font-size="9pt" fo:font-weight="normal" style:font-size-asian="9pt" style:font-weight-asian="normal" style:font-size-complex="9pt"/>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Miami College of Design Catalog 2017<text:tab/><text:tab/><text:tab/><text:tab/><text:tab/><text:tab/><text:tab/>Page </text:span><text:span text:style-name="MT2"><text:page-number text:select-page="current">1</text:page-number></text:span><text:span text:style-name="MT2"> of </text:span><text:span text:style-name="MT2"><text:page-count>45</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 LibreOffice_project/10$Build-2</meta:generator>
    <dc:date>2016-10-01T12:01:56.739004135</dc:date>
    <meta:editing-duration>PT11M15S</meta:editing-duration>
    <meta:editing-cycles>2</meta:editing-cycles>
    <meta:document-statistic meta:table-count="8" meta:image-count="0" meta:object-count="0" meta:page-count="45" meta:paragraph-count="989" meta:word-count="13386" meta:character-count="87627" meta:non-whitespace-character-count="75231"/>
  </office:meta>
</office:document-meta>
</file>